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background-color="#D9E1F2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D9E1F2"/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fo:background-color="#D9E1F2"/>
      <style:text-properties fo:font-weight="bold" style:font-weight-asian="bold" style:font-weight-complex="bold"/>
    </style:style>
    <style:style style:name="ce6" style:family="table-cell" style:parent-style-name="Default" style:data-style-name="N14">
      <style:table-cell-properties fo:background-color="#E2EFDA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D9E1F2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D9E1F2"/>
    </style:style>
    <style:style style:name="ce9" style:family="table-cell" style:parent-style-name="Default" style:data-style-name="N14">
      <style:table-cell-properties fo:background-color="#E2EFDA"/>
    </style:style>
    <style:style style:name="ce10" style:family="table-cell" style:parent-style-name="Default" style:data-style-name="N14">
      <style:table-cell-properties fo:background-color="#ACB9CA"/>
    </style:style>
    <style:style style:name="ce11" style:family="table-cell" style:parent-style-name="Default" style:data-style-name="N0">
      <style:table-cell-properties fo:background-color="#D0CECE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4" style:family="table-cell" style:parent-style-name="Normal_32_2" style:data-style-name="N21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7" style:family="table-cell" style:parent-style-name="Normal_32_2" style:data-style-name="N2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8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tyle="italic" style:font-style-asian="italic" style:font-style-complex="italic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ll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3" table:default-cell-style-name="ce7"/>
        <table:table-column table:style-name="co3" table:number-columns-repeated="12" table:default-cell-style-name="ce8"/>
        <table:table-column table:style-name="co4" table:number-columns-repeated="12" table:default-cell-style-name="ce9"/>
        <table:table-column table:style-name="co5" table:number-columns-repeated="16354" table:default-cell-style-name="ce1"/>
        <table:table-row table:style-name="ro1">
          <table:table-cell office:value-type="string" table:style-name="ce2">
            <text:p>Unique Key</text:p>
          </table:table-cell>
          <table:table-cell office:value-type="string" table:style-name="ce2">
            <text:p>Current Position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StockPick</text:p>
          </table:table-cell>
          <table:table-cell office:value-type="string" table:style-name="ce2">
            <text:p>Jan 1</text:p>
          </table:table-cell>
          <table:table-cell office:value-type="string" table:style-name="ce3">
            <text:p>Jan 6</text:p>
          </table:table-cell>
          <table:table-cell office:value-type="string" table:style-name="ce4">
            <text:p>Jan 18</text:p>
          </table:table-cell>
          <table:table-cell office:value-type="string" table:style-name="ce5">
            <text:p>Jan 20</text:p>
          </table:table-cell>
          <table:table-cell office:value-type="string" table:style-name="ce5">
            <text:p>Jan 27</text:p>
          </table:table-cell>
          <table:table-cell office:value-type="string" table:style-name="ce5">
            <text:p>Feb 3</text:p>
          </table:table-cell>
          <table:table-cell office:value-type="string" table:style-name="ce5">
            <text:p>Feb 10</text:p>
          </table:table-cell>
          <table:table-cell office:value-type="string" table:style-name="ce5">
            <text:p>Feb 17</text:p>
          </table:table-cell>
          <table:table-cell office:value-type="string" table:style-name="ce5">
            <text:p>Feb 24</text:p>
          </table:table-cell>
          <table:table-cell office:value-type="string" table:style-name="ce5">
            <text:p>March 3</text:p>
          </table:table-cell>
          <table:table-cell office:value-type="string" table:style-name="ce5">
            <text:p>March 10</text:p>
          </table:table-cell>
          <table:table-cell office:value-type="string" table:style-name="ce5">
            <text:p>March 17</text:p>
          </table:table-cell>
          <table:table-cell office:value-type="string" table:style-name="ce5">
            <text:p>March 24</text:p>
          </table:table-cell>
          <table:table-cell office:value-type="string" table:style-name="ce5">
            <text:p>March 31</text:p>
          </table:table-cell>
          <table:table-cell office:value-type="string" table:style-name="ce6">
            <text:p>Jan 18</text:p>
          </table:table-cell>
          <table:table-cell office:value-type="string" table:style-name="ce6">
            <text:p>Jan 20</text:p>
          </table:table-cell>
          <table:table-cell office:value-type="string" table:style-name="ce6">
            <text:p>Jan 27</text:p>
          </table:table-cell>
          <table:table-cell office:value-type="string" table:style-name="ce6">
            <text:p>Feb 3</text:p>
          </table:table-cell>
          <table:table-cell office:value-type="string" table:style-name="ce6">
            <text:p>Feb 10</text:p>
          </table:table-cell>
          <table:table-cell office:value-type="string" table:style-name="ce6">
            <text:p>Feb 17</text:p>
          </table:table-cell>
          <table:table-cell office:value-type="string" table:style-name="ce6">
            <text:p>Feb 24</text:p>
          </table:table-cell>
          <table:table-cell office:value-type="string" table:style-name="ce6">
            <text:p>March 3</text:p>
          </table:table-cell>
          <table:table-cell office:value-type="string" table:style-name="ce6">
            <text:p>March 10</text:p>
          </table:table-cell>
          <table:table-cell office:value-type="string" table:style-name="ce6">
            <text:p>March 17</text:p>
          </table:table-cell>
          <table:table-cell office:value-type="string" table:style-name="ce6">
            <text:p>March 24</text:p>
          </table:table-cell>
          <table:table-cell office:value-type="string" table:style-name="ce6">
            <text:p>March 31</text:p>
          </table:table-cell>
          <table:table-cell table:number-columns-repeated="16354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LucTenHave</text:p>
          </table:table-cell>
          <table:table-cell office:value-type="string" table:style-name="ce1">
            <text:p>AU.V</text:p>
          </table:table-cell>
          <table:table-cell office:value-type="float" office:value="0.38" table:style-name="ce1">
            <text:p>0.38</text:p>
          </table:table-cell>
          <table:table-cell office:value-type="string" table:style-name="ce7">
            <text:p>x</text:p>
          </table:table-cell>
          <table:table-cell office:value-type="float" office:value="0.43" table:style-name="ce8">
            <text:p>0.43</text:p>
          </table:table-cell>
          <table:table-cell office:value-type="float" office:value="0.46" table:style-name="ce8">
            <text:p>0.46</text:p>
          </table:table-cell>
          <table:table-cell office:value-type="float" office:value="0.495" table:style-name="ce8">
            <text:p>0.495</text:p>
          </table:table-cell>
          <table:table-cell office:value-type="float" office:value="1.6" table:style-name="ce8">
            <text:p>1.6</text:p>
          </table:table-cell>
          <table:table-cell office:value-type="float" office:value="1.76" table:style-name="ce8">
            <text:p>1.76</text:p>
          </table:table-cell>
          <table:table-cell office:value-type="float" office:value="1.69" table:style-name="ce8">
            <text:p>1.69</text:p>
          </table:table-cell>
          <table:table-cell office:value-type="float" office:value="1.72" table:style-name="ce8">
            <text:p>1.72</text:p>
          </table:table-cell>
          <table:table-cell office:value-type="float" office:value="1.72" table:style-name="ce8">
            <text:p>1.72</text:p>
          </table:table-cell>
          <table:table-cell office:value-type="float" office:value="2.0099999999999998" table:style-name="ce8">
            <text:p>2.01</text:p>
          </table:table-cell>
          <table:table-cell office:value-type="float" office:value="1.8" table:style-name="ce8">
            <text:p>1.8</text:p>
          </table:table-cell>
          <table:table-cell office:value-type="float" office:value="1.7" table:style-name="ce8">
            <text:p>1.7</text:p>
          </table:table-cell>
          <table:table-cell office:value-type="float" office:value="1.67" table:style-name="ce8">
            <text:p>1.67</text:p>
          </table:table-cell>
          <table:table-cell office:value-type="percentage" office:value="0.13157894736842102" table:formula="of:=([.$G2]-[.$E2])/[.$E2]" table:style-name="ce9">
            <text:p>13.16%</text:p>
          </table:table-cell>
          <table:table-cell office:value-type="percentage" office:value="0.21052631578947373" table:formula="of:=([.H2]-[.$E2])/[.$E2]" table:style-name="ce9">
            <text:p>21.05%</text:p>
          </table:table-cell>
          <table:table-cell office:value-type="percentage" office:value="0.30263157894736842" table:formula="of:=([.I2]-[.$E2])/[.$E2]" table:style-name="ce9">
            <text:p>30.26%</text:p>
          </table:table-cell>
          <table:table-cell office:value-type="percentage" office:value="3.2105263157894743" table:formula="of:=([.J2]-[.$E2])/[.$E2]" table:style-name="ce10">
            <text:p>321.05%</text:p>
          </table:table-cell>
          <table:table-cell office:value-type="percentage" office:value="3.6315789473684208" table:formula="of:=([.K2]-[.$E2])/[.$E2]" table:style-name="ce10">
            <text:p>363.16%</text:p>
          </table:table-cell>
          <table:table-cell office:value-type="percentage" office:value="3.4473684210526319" table:formula="of:=([.L2]-[.$E2])/[.$E2]" table:style-name="ce10">
            <text:p>344.74%</text:p>
          </table:table-cell>
          <table:table-cell office:value-type="percentage" office:value="3.5263157894736836" table:formula="of:=([.M2]-[.$E2])/[.$E2]" table:style-name="ce10">
            <text:p>352.63%</text:p>
          </table:table-cell>
          <table:table-cell office:value-type="percentage" office:value="3.5263157894736836" table:formula="of:=([.N2]-[.$E2])/[.$E2]" table:style-name="ce10">
            <text:p>352.63%</text:p>
          </table:table-cell>
          <table:table-cell office:value-type="percentage" office:value="4.2894736842105257" table:formula="of:=([.O2]-[.$E2])/[.$E2]" table:style-name="ce10">
            <text:p>428.95%</text:p>
          </table:table-cell>
          <table:table-cell office:value-type="percentage" office:value="3.7368421052631575" table:formula="of:=([.P2]-[.$E2])/[.$E2]" table:style-name="ce10">
            <text:p>373.68%</text:p>
          </table:table-cell>
          <table:table-cell office:value-type="percentage" office:value="3.4736842105263155" table:formula="of:=([.Q2]-[.$E2])/[.$E2]" table:style-name="ce10">
            <text:p>347.37%</text:p>
          </table:table-cell>
          <table:table-cell office:value-type="percentage" office:value="3.3947368421052633" table:formula="of:=([.R2]-[.$E2])/[.$E2]" table:style-name="ce10">
            <text:p>339.47%</text:p>
          </table:table-cell>
          <table:table-cell table:number-columns-repeated="16354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CautiousNow</text:p>
          </table:table-cell>
          <table:table-cell office:value-type="string" table:style-name="ce1">
            <text:p>ADZ.V</text:p>
          </table:table-cell>
          <table:table-cell office:value-type="float" office:value="7.4999999999999997E-2" table:style-name="ce1">
            <text:p>0.075</text:p>
          </table:table-cell>
          <table:table-cell office:value-type="string" table:style-name="ce7">
            <text:p>x</text:p>
          </table:table-cell>
          <table:table-cell office:value-type="float" office:value="0.08" table:style-name="ce8">
            <text:p>0.08</text:p>
          </table:table-cell>
          <table:table-cell office:value-type="float" office:value="0.08" table:style-name="ce8">
            <text:p>0.08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0.1" table:style-name="ce8">
            <text:p>0.1</text:p>
          </table:table-cell>
          <table:table-cell office:value-type="float" office:value="0.11" table:style-name="ce8">
            <text:p>0.11</text:p>
          </table:table-cell>
          <table:table-cell office:value-type="float" office:value="0.12" table:style-name="ce8">
            <text:p>0.12</text:p>
          </table:table-cell>
          <table:table-cell office:value-type="float" office:value="0.12" table:style-name="ce8">
            <text:p>0.12</text:p>
          </table:table-cell>
          <table:table-cell office:value-type="float" office:value="0.105" table:style-name="ce8">
            <text:p>0.10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1" table:style-name="ce8">
            <text:p>0.1</text:p>
          </table:table-cell>
          <table:table-cell office:value-type="float" office:value="0.13" table:style-name="ce8">
            <text:p>0.13</text:p>
          </table:table-cell>
          <table:table-cell office:value-type="float" office:value="0.14499999999999999" table:style-name="ce8">
            <text:p>0.145</text:p>
          </table:table-cell>
          <table:table-cell office:value-type="percentage" office:value="6.6666666666666735E-2" table:formula="of:=([.$G3]-[.$E3])/[.$E3]" table:style-name="ce9">
            <text:p>6.67%</text:p>
          </table:table-cell>
          <table:table-cell office:value-type="percentage" office:value="6.6666666666666735E-2" table:formula="of:=([.H3]-[.$E3])/[.$E3]" table:style-name="ce9">
            <text:p>6.67%</text:p>
          </table:table-cell>
          <table:table-cell office:value-type="percentage" office:value="0.13333333333333347" table:formula="of:=([.I3]-[.$E3])/[.$E3]" table:style-name="ce9">
            <text:p>13.33%</text:p>
          </table:table-cell>
          <table:table-cell office:value-type="percentage" office:value="0.33333333333333348" table:formula="of:=([.J3]-[.$E3])/[.$E3]" table:style-name="ce9">
            <text:p>33.33%</text:p>
          </table:table-cell>
          <table:table-cell office:value-type="percentage" office:value="0.46666666666666673" table:formula="of:=([.K3]-[.$E3])/[.$E3]" table:style-name="ce9">
            <text:p>46.67%</text:p>
          </table:table-cell>
          <table:table-cell office:value-type="percentage" office:value="0.6" table:formula="of:=([.L3]-[.$E3])/[.$E3]" table:style-name="ce9">
            <text:p>60.00%</text:p>
          </table:table-cell>
          <table:table-cell office:value-type="percentage" office:value="0.6" table:formula="of:=([.M3]-[.$E3])/[.$E3]" table:style-name="ce9">
            <text:p>60.00%</text:p>
          </table:table-cell>
          <table:table-cell office:value-type="percentage" office:value="0.4" table:formula="of:=([.N3]-[.$E3])/[.$E3]" table:style-name="ce9">
            <text:p>40.00%</text:p>
          </table:table-cell>
          <table:table-cell office:value-type="percentage" office:value="0.26666666666666672" table:formula="of:=([.O3]-[.$E3])/[.$E3]" table:style-name="ce9">
            <text:p>26.67%</text:p>
          </table:table-cell>
          <table:table-cell office:value-type="percentage" office:value="0.33333333333333348" table:formula="of:=([.P3]-[.$E3])/[.$E3]" table:style-name="ce9">
            <text:p>33.33%</text:p>
          </table:table-cell>
          <table:table-cell office:value-type="percentage" office:value="0.7333333333333335" table:formula="of:=([.Q3]-[.$E3])/[.$E3]" table:style-name="ce9">
            <text:p>73.33%</text:p>
          </table:table-cell>
          <table:table-cell office:value-type="percentage" office:value="0.93333333333333324" table:formula="of:=([.R3]-[.$E3])/[.$E3]" table:style-name="ce9">
            <text:p>93.33%</text:p>
          </table:table-cell>
          <table:table-cell table:number-columns-repeated="16354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CriticalInvestor</text:p>
          </table:table-cell>
          <table:table-cell office:value-type="string" table:style-name="ce1">
            <text:p>EMC.V</text:p>
          </table:table-cell>
          <table:table-cell office:value-type="float" office:value="3.82" table:style-name="ce1">
            <text:p>3.82</text:p>
          </table:table-cell>
          <table:table-cell office:value-type="string" table:style-name="ce7">
            <text:p>x</text:p>
          </table:table-cell>
          <table:table-cell office:value-type="float" office:value="4.22" table:style-name="ce8">
            <text:p>4.22</text:p>
          </table:table-cell>
          <table:table-cell office:value-type="float" office:value="4" table:style-name="ce8">
            <text:p>4</text:p>
          </table:table-cell>
          <table:table-cell office:value-type="float" office:value="3.96" table:style-name="ce8">
            <text:p>3.96</text:p>
          </table:table-cell>
          <table:table-cell office:value-type="float" office:value="3.6" table:style-name="ce8">
            <text:p>3.6</text:p>
          </table:table-cell>
          <table:table-cell office:value-type="float" office:value="3.65" table:style-name="ce8">
            <text:p>3.65</text:p>
          </table:table-cell>
          <table:table-cell office:value-type="float" office:value="3.98" table:style-name="ce8">
            <text:p>3.98</text:p>
          </table:table-cell>
          <table:table-cell office:value-type="float" office:value="3.57" table:style-name="ce8">
            <text:p>3.57</text:p>
          </table:table-cell>
          <table:table-cell office:value-type="float" office:value="3.2" table:style-name="ce8">
            <text:p>3.2</text:p>
          </table:table-cell>
          <table:table-cell office:value-type="float" office:value="2.58" table:style-name="ce8">
            <text:p>2.58</text:p>
          </table:table-cell>
          <table:table-cell office:value-type="float" office:value="2.4900000000000002" table:style-name="ce8">
            <text:p>2.49</text:p>
          </table:table-cell>
          <table:table-cell office:value-type="float" office:value="2.34" table:style-name="ce8">
            <text:p>2.34</text:p>
          </table:table-cell>
          <table:table-cell office:value-type="float" office:value="2.31" table:style-name="ce8">
            <text:p>2.31</text:p>
          </table:table-cell>
          <table:table-cell office:value-type="percentage" office:value="0.10471204188481674" table:formula="of:=([.$G4]-[.$E4])/[.$E4]" table:style-name="ce9">
            <text:p>10.47%</text:p>
          </table:table-cell>
          <table:table-cell office:value-type="percentage" office:value="4.7120418848167582E-2" table:formula="of:=([.H4]-[.$E4])/[.$E4]" table:style-name="ce9">
            <text:p>4.71%</text:p>
          </table:table-cell>
          <table:table-cell office:value-type="percentage" office:value="3.6649214659685896E-2" table:formula="of:=([.I4]-[.$E4])/[.$E4]" table:style-name="ce9">
            <text:p>3.66%</text:p>
          </table:table-cell>
          <table:table-cell office:value-type="percentage" office:value="-5.7591623036649151E-2" table:formula="of:=([.J4]-[.$E4])/[.$E4]" table:style-name="ce9">
            <text:p>-5.76%</text:p>
          </table:table-cell>
          <table:table-cell office:value-type="percentage" office:value="-4.4502617801047105E-2" table:formula="of:=([.K4]-[.$E4])/[.$E4]" table:style-name="ce9">
            <text:p>-4.45%</text:p>
          </table:table-cell>
          <table:table-cell office:value-type="percentage" office:value="4.1884816753926739E-2" table:formula="of:=([.L4]-[.$E4])/[.$E4]" table:style-name="ce9">
            <text:p>4.19%</text:p>
          </table:table-cell>
          <table:table-cell office:value-type="percentage" office:value="-6.5445026178010471E-2" table:formula="of:=([.M4]-[.$E4])/[.$E4]" table:style-name="ce9">
            <text:p>-6.54%</text:p>
          </table:table-cell>
          <table:table-cell office:value-type="percentage" office:value="-0.16230366492146589" table:formula="of:=([.N4]-[.$E4])/[.$E4]" table:style-name="ce9">
            <text:p>-16.23%</text:p>
          </table:table-cell>
          <table:table-cell office:value-type="percentage" office:value="-0.32460732984293189" table:formula="of:=([.O4]-[.$E4])/[.$E4]" table:style-name="ce9">
            <text:p>-32.46%</text:p>
          </table:table-cell>
          <table:table-cell office:value-type="percentage" office:value="-0.3481675392670156" table:formula="of:=([.P4]-[.$E4])/[.$E4]" table:style-name="ce9">
            <text:p>-34.82%</text:p>
          </table:table-cell>
          <table:table-cell office:value-type="percentage" office:value="-0.38743455497382201" table:formula="of:=([.Q4]-[.$E4])/[.$E4]" table:style-name="ce9">
            <text:p>-38.74%</text:p>
          </table:table-cell>
          <table:table-cell office:value-type="percentage" office:value="-0.39528795811518319" table:formula="of:=([.R4]-[.$E4])/[.$E4]" table:style-name="ce9">
            <text:p>-39.53%</text:p>
          </table:table-cell>
          <table:table-cell office:value-type="string" table:style-name="ce1">
            <text:p>10-1 rollback</text:p>
          </table:table-cell>
          <table:table-cell table:number-columns-repeated="16353"/>
        </table:table-row>
        <table:table-row table:style-name="ro2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Excelsior</text:p>
          </table:table-cell>
          <table:table-cell office:value-type="string" table:style-name="ce1">
            <text:p>BBB.V</text:p>
          </table:table-cell>
          <table:table-cell office:value-type="float" office:value="0.34499999999999997" table:style-name="ce1">
            <text:p>0.345</text:p>
          </table:table-cell>
          <table:table-cell office:value-type="string" table:style-name="ce7">
            <text:p>x</text:p>
          </table:table-cell>
          <table:table-cell office:value-type="float" office:value="0.45" table:style-name="ce8">
            <text:p>0.45</text:p>
          </table:table-cell>
          <table:table-cell office:value-type="float" office:value="0.39" table:style-name="ce8">
            <text:p>0.39</text:p>
          </table:table-cell>
          <table:table-cell office:value-type="float" office:value="0.41" table:style-name="ce8">
            <text:p>0.41</text:p>
          </table:table-cell>
          <table:table-cell office:value-type="float" office:value="0.4" table:style-name="ce8">
            <text:p>0.4</text:p>
          </table:table-cell>
          <table:table-cell office:value-type="float" office:value="0.44" table:style-name="ce8">
            <text:p>0.44</text:p>
          </table:table-cell>
          <table:table-cell office:value-type="float" office:value="0.45" table:style-name="ce8">
            <text:p>0.45</text:p>
          </table:table-cell>
          <table:table-cell office:value-type="float" office:value="0.52" table:style-name="ce8">
            <text:p>0.52</text:p>
          </table:table-cell>
          <table:table-cell office:value-type="float" office:value="0.5" table:style-name="ce8">
            <text:p>0.5</text:p>
          </table:table-cell>
          <table:table-cell office:value-type="float" office:value="0.5" table:style-name="ce8">
            <text:p>0.5</text:p>
          </table:table-cell>
          <table:table-cell office:value-type="float" office:value="0.48" table:style-name="ce8">
            <text:p>0.48</text:p>
          </table:table-cell>
          <table:table-cell office:value-type="float" office:value="0.47499999999999998" table:style-name="ce8">
            <text:p>0.475</text:p>
          </table:table-cell>
          <table:table-cell office:value-type="float" office:value="0.52" table:style-name="ce8">
            <text:p>0.52</text:p>
          </table:table-cell>
          <table:table-cell office:value-type="percentage" office:value="0.30434782608695665" table:formula="of:=([.$G5]-[.$E5])/[.$E5]" table:style-name="ce9">
            <text:p>30.43%</text:p>
          </table:table-cell>
          <table:table-cell office:value-type="percentage" office:value="0.13043478260869579" table:formula="of:=([.H5]-[.$E5])/[.$E5]" table:style-name="ce9">
            <text:p>13.04%</text:p>
          </table:table-cell>
          <table:table-cell office:value-type="percentage" office:value="0.18840579710144931" table:formula="of:=([.I5]-[.$E5])/[.$E5]" table:style-name="ce9">
            <text:p>18.84%</text:p>
          </table:table-cell>
          <table:table-cell office:value-type="percentage" office:value="0.15942028985507262" table:formula="of:=([.J5]-[.$E5])/[.$E5]" table:style-name="ce9">
            <text:p>15.94%</text:p>
          </table:table-cell>
          <table:table-cell office:value-type="percentage" office:value="0.27536231884057982" table:formula="of:=([.K5]-[.$E5])/[.$E5]" table:style-name="ce9">
            <text:p>27.54%</text:p>
          </table:table-cell>
          <table:table-cell office:value-type="percentage" office:value="0.30434782608695665" table:formula="of:=([.L5]-[.$E5])/[.$E5]" table:style-name="ce9">
            <text:p>30.43%</text:p>
          </table:table-cell>
          <table:table-cell office:value-type="percentage" office:value="0.50724637681159435" table:formula="of:=([.M5]-[.$E5])/[.$E5]" table:style-name="ce9">
            <text:p>50.72%</text:p>
          </table:table-cell>
          <table:table-cell office:value-type="percentage" office:value="0.44927536231884069" table:formula="of:=([.N5]-[.$E5])/[.$E5]" table:style-name="ce9">
            <text:p>44.93%</text:p>
          </table:table-cell>
          <table:table-cell office:value-type="percentage" office:value="0.44927536231884069" table:formula="of:=([.O5]-[.$E5])/[.$E5]" table:style-name="ce9">
            <text:p>44.93%</text:p>
          </table:table-cell>
          <table:table-cell office:value-type="percentage" office:value="0.39130434782608703" table:formula="of:=([.P5]-[.$E5])/[.$E5]" table:style-name="ce9">
            <text:p>39.13%</text:p>
          </table:table-cell>
          <table:table-cell office:value-type="percentage" office:value="0.37681159420289861" table:formula="of:=([.Q5]-[.$E5])/[.$E5]" table:style-name="ce9">
            <text:p>37.68%</text:p>
          </table:table-cell>
          <table:table-cell office:value-type="percentage" office:value="0.50724637681159435" table:formula="of:=([.R5]-[.$E5])/[.$E5]" table:style-name="ce9">
            <text:p>50.72%</text:p>
          </table:table-cell>
          <table:table-cell table:number-columns-repeated="16354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PamplonaTrader</text:p>
          </table:table-cell>
          <table:table-cell office:value-type="string" table:style-name="ce1">
            <text:p>PLS.AX</text:p>
          </table:table-cell>
          <table:table-cell office:value-type="float" office:value="0.5" table:style-name="ce1">
            <text:p>0.5</text:p>
          </table:table-cell>
          <table:table-cell office:value-type="string" table:style-name="ce7">
            <text:p>x</text:p>
          </table:table-cell>
          <table:table-cell office:value-type="float" office:value="0.55500000000000005" table:style-name="ce8">
            <text:p>0.555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.56999999999999995" table:style-name="ce8">
            <text:p>0.57</text:p>
          </table:table-cell>
          <table:table-cell office:value-type="float" office:value="0.54" table:style-name="ce8">
            <text:p>0.54</text:p>
          </table:table-cell>
          <table:table-cell office:value-type="float" office:value="0.5" table:style-name="ce8">
            <text:p>0.5</text:p>
          </table:table-cell>
          <table:table-cell office:value-type="float" office:value="0.48" table:style-name="ce8">
            <text:p>0.48</text:p>
          </table:table-cell>
          <table:table-cell office:value-type="float" office:value="0.46500000000000002" table:style-name="ce8">
            <text:p>0.465</text:p>
          </table:table-cell>
          <table:table-cell office:value-type="float" office:value="0.48499999999999999" table:style-name="ce8">
            <text:p>0.485</text:p>
          </table:table-cell>
          <table:table-cell office:value-type="float" office:value="0.45500000000000002" table:style-name="ce8">
            <text:p>0.455</text:p>
          </table:table-cell>
          <table:table-cell office:value-type="float" office:value="0.5" table:style-name="ce8">
            <text:p>0.5</text:p>
          </table:table-cell>
          <table:table-cell office:value-type="float" office:value="0.44500000000000001" table:style-name="ce8">
            <text:p>0.445</text:p>
          </table:table-cell>
          <table:table-cell office:value-type="float" office:value="0.42499999999999999" table:style-name="ce8">
            <text:p>0.425</text:p>
          </table:table-cell>
          <table:table-cell office:value-type="percentage" office:value="0.1100000000000001" table:formula="of:=([.$G6]-[.$E6])/[.$E6]" table:style-name="ce9">
            <text:p>11.00%</text:p>
          </table:table-cell>
          <table:table-cell office:value-type="percentage" office:value="0.12000000000000011" table:formula="of:=([.H6]-[.$E6])/[.$E6]" table:style-name="ce9">
            <text:p>12.00%</text:p>
          </table:table-cell>
          <table:table-cell office:value-type="percentage" office:value="0.1399999999999999" table:formula="of:=([.I6]-[.$E6])/[.$E6]" table:style-name="ce9">
            <text:p>14.00%</text:p>
          </table:table-cell>
          <table:table-cell office:value-type="percentage" office:value="8.0000000000000071E-2" table:formula="of:=([.J6]-[.$E6])/[.$E6]" table:style-name="ce9">
            <text:p>8.00%</text:p>
          </table:table-cell>
          <table:table-cell office:value-type="percentage" office:value="0" table:formula="of:=([.K6]-[.$E6])/[.$E6]" table:style-name="ce9">
            <text:p>0.00%</text:p>
          </table:table-cell>
          <table:table-cell office:value-type="percentage" office:value="-4.0000000000000036E-2" table:formula="of:=([.L6]-[.$E6])/[.$E6]" table:style-name="ce9">
            <text:p>-4.00%</text:p>
          </table:table-cell>
          <table:table-cell office:value-type="percentage" office:value="-6.9999999999999951E-2" table:formula="of:=([.M6]-[.$E6])/[.$E6]" table:style-name="ce9">
            <text:p>-7.00%</text:p>
          </table:table-cell>
          <table:table-cell office:value-type="percentage" office:value="-3.0000000000000027E-2" table:formula="of:=([.N6]-[.$E6])/[.$E6]" table:style-name="ce9">
            <text:p>-3.00%</text:p>
          </table:table-cell>
          <table:table-cell office:value-type="percentage" office:value="-8.9999999999999969E-2" table:formula="of:=([.O6]-[.$E6])/[.$E6]" table:style-name="ce9">
            <text:p>-9.00%</text:p>
          </table:table-cell>
          <table:table-cell office:value-type="percentage" office:value="0" table:formula="of:=([.P6]-[.$E6])/[.$E6]" table:style-name="ce9">
            <text:p>0.00%</text:p>
          </table:table-cell>
          <table:table-cell office:value-type="percentage" office:value="-0.10999999999999999" table:formula="of:=([.Q6]-[.$E6])/[.$E6]" table:style-name="ce9">
            <text:p>-11.00%</text:p>
          </table:table-cell>
          <table:table-cell office:value-type="percentage" office:value="-0.15000000000000002" table:formula="of:=([.R6]-[.$E6])/[.$E6]" table:style-name="ce9">
            <text:p>-15.00%</text:p>
          </table:table-cell>
          <table:table-cell table:number-columns-repeated="16354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Edp007</text:p>
          </table:table-cell>
          <table:table-cell office:value-type="string" table:style-name="ce1">
            <text:p>VRY.V</text:p>
          </table:table-cell>
          <table:table-cell office:value-type="float" office:value="0.01" table:style-name="ce1">
            <text:p>0.01</text:p>
          </table:table-cell>
          <table:table-cell office:value-type="string" table:style-name="ce7">
            <text:p>x</text:p>
          </table:table-cell>
          <table:table-cell office:value-type="float" office:value="0.01" table:style-name="ce8">
            <text:p>0.01</text:p>
          </table:table-cell>
          <table:table-cell office:value-type="float" office:value="0.01" table:style-name="ce8">
            <text:p>0.01</text:p>
          </table:table-cell>
          <table:table-cell office:value-type="float" office:value="0.01" table:style-name="ce8">
            <text:p>0.01</text:p>
          </table:table-cell>
          <table:table-cell office:value-type="float" office:value="0.01" table:style-name="ce8">
            <text:p>0.01</text:p>
          </table:table-cell>
          <table:table-cell office:value-type="float" office:value="5.0000000000000001E-3" table:style-name="ce8">
            <text:p>0.005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1" table:style-name="ce8">
            <text:p>0.01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1" table:style-name="ce8">
            <text:p>0.01</text:p>
          </table:table-cell>
          <table:table-cell office:value-type="float" office:value="0.01" table:style-name="ce8">
            <text:p>0.01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1" table:style-name="ce8">
            <text:p>0.01</text:p>
          </table:table-cell>
          <table:table-cell office:value-type="percentage" office:value="0" table:formula="of:=([.$G7]-[.$E7])/[.$E7]" table:style-name="ce9">
            <text:p>0.00%</text:p>
          </table:table-cell>
          <table:table-cell office:value-type="percentage" office:value="0" table:formula="of:=([.H7]-[.$E7])/[.$E7]" table:style-name="ce9">
            <text:p>0.00%</text:p>
          </table:table-cell>
          <table:table-cell office:value-type="percentage" office:value="0" table:formula="of:=([.I7]-[.$E7])/[.$E7]" table:style-name="ce9">
            <text:p>0.00%</text:p>
          </table:table-cell>
          <table:table-cell office:value-type="percentage" office:value="0" table:formula="of:=([.J7]-[.$E7])/[.$E7]" table:style-name="ce9">
            <text:p>0.00%</text:p>
          </table:table-cell>
          <table:table-cell office:value-type="percentage" office:value="-0.5" table:formula="of:=([.K7]-[.$E7])/[.$E7]" table:style-name="ce9">
            <text:p>-50.00%</text:p>
          </table:table-cell>
          <table:table-cell office:value-type="percentage" office:value="0.49999999999999989" table:formula="of:=([.L7]-[.$E7])/[.$E7]" table:style-name="ce9">
            <text:p>50.00%</text:p>
          </table:table-cell>
          <table:table-cell office:value-type="percentage" office:value="0" table:formula="of:=([.M7]-[.$E7])/[.$E7]" table:style-name="ce9">
            <text:p>0.00%</text:p>
          </table:table-cell>
          <table:table-cell office:value-type="percentage" office:value="0.49999999999999989" table:formula="of:=([.N7]-[.$E7])/[.$E7]" table:style-name="ce9">
            <text:p>50.00%</text:p>
          </table:table-cell>
          <table:table-cell office:value-type="percentage" office:value="0" table:formula="of:=([.O7]-[.$E7])/[.$E7]" table:style-name="ce9">
            <text:p>0.00%</text:p>
          </table:table-cell>
          <table:table-cell office:value-type="percentage" office:value="0" table:formula="of:=([.P7]-[.$E7])/[.$E7]" table:style-name="ce9">
            <text:p>0.00%</text:p>
          </table:table-cell>
          <table:table-cell office:value-type="percentage" office:value="0.49999999999999989" table:formula="of:=([.Q7]-[.$E7])/[.$E7]" table:style-name="ce9">
            <text:p>50.00%</text:p>
          </table:table-cell>
          <table:table-cell office:value-type="percentage" office:value="0" table:formula="of:=([.R7]-[.$E7])/[.$E7]" table:style-name="ce9">
            <text:p>0.00%</text:p>
          </table:table-cell>
          <table:table-cell table:number-columns-repeated="16354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Allan</text:p>
          </table:table-cell>
          <table:table-cell office:value-type="string" table:style-name="ce1">
            <text:p>AAX.V</text:p>
          </table:table-cell>
          <table:table-cell office:value-type="float" office:value="0.05" table:style-name="ce1">
            <text:p>0.05</text:p>
          </table:table-cell>
          <table:table-cell office:value-type="string" table:style-name="ce7">
            <text:p>x</text:p>
          </table:table-cell>
          <table:table-cell office:value-type="float" office:value="0.11" table:style-name="ce8">
            <text:p>0.11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0.13" table:style-name="ce8">
            <text:p>0.13</text:p>
          </table:table-cell>
          <table:table-cell office:value-type="float" office:value="0.12" table:style-name="ce8">
            <text:p>0.12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13" table:style-name="ce8">
            <text:p>0.13</text:p>
          </table:table-cell>
          <table:table-cell office:value-type="float" office:value="0.13" table:style-name="ce8">
            <text:p>0.13</text:p>
          </table:table-cell>
          <table:table-cell office:value-type="float" office:value="0.09" table:style-name="ce8">
            <text:p>0.09</text:p>
          </table:table-cell>
          <table:table-cell office:value-type="float" office:value="8.5000000000000006E-2" table:style-name="ce8">
            <text:p>0.085</text:p>
          </table:table-cell>
          <table:table-cell office:value-type="percentage" office:value="1.2" table:formula="of:=([.$G8]-[.$E8])/[.$E8]" table:style-name="ce10">
            <text:p>120.00%</text:p>
          </table:table-cell>
          <table:table-cell office:value-type="percentage" office:value="0.70000000000000007" table:formula="of:=([.H8]-[.$E8])/[.$E8]" table:style-name="ce9">
            <text:p>70.00%</text:p>
          </table:table-cell>
          <table:table-cell office:value-type="percentage" office:value="1" table:formula="of:=([.I8]-[.$E8])/[.$E8]" table:style-name="ce10">
            <text:p>100.00%</text:p>
          </table:table-cell>
          <table:table-cell office:value-type="percentage" office:value="1" table:formula="of:=([.J8]-[.$E8])/[.$E8]" table:style-name="ce10">
            <text:p>100.00%</text:p>
          </table:table-cell>
          <table:table-cell office:value-type="percentage" office:value="1" table:formula="of:=([.K8]-[.$E8])/[.$E8]" table:style-name="ce10">
            <text:p>100.00%</text:p>
          </table:table-cell>
          <table:table-cell office:value-type="percentage" office:value="1.5999999999999999" table:formula="of:=([.L8]-[.$E8])/[.$E8]" table:style-name="ce10">
            <text:p>160.00%</text:p>
          </table:table-cell>
          <table:table-cell office:value-type="percentage" office:value="1.3999999999999997" table:formula="of:=([.M8]-[.$E8])/[.$E8]" table:style-name="ce10">
            <text:p>140.00%</text:p>
          </table:table-cell>
          <table:table-cell office:value-type="percentage" office:value="0.89999999999999991" table:formula="of:=([.N8]-[.$E8])/[.$E8]" table:style-name="ce9">
            <text:p>90.00%</text:p>
          </table:table-cell>
          <table:table-cell office:value-type="percentage" office:value="1.5999999999999999" table:formula="of:=([.O8]-[.$E8])/[.$E8]" table:style-name="ce10">
            <text:p>160.00%</text:p>
          </table:table-cell>
          <table:table-cell office:value-type="percentage" office:value="1.5999999999999999" table:formula="of:=([.P8]-[.$E8])/[.$E8]" table:style-name="ce10">
            <text:p>160.00%</text:p>
          </table:table-cell>
          <table:table-cell office:value-type="percentage" office:value="0.79999999999999982" table:formula="of:=([.Q8]-[.$E8])/[.$E8]" table:style-name="ce9">
            <text:p>80.00%</text:p>
          </table:table-cell>
          <table:table-cell office:value-type="percentage" office:value="0.70000000000000007" table:formula="of:=([.R8]-[.$E8])/[.$E8]" table:style-name="ce9">
            <text:p>70.00%</text:p>
          </table:table-cell>
          <table:table-cell table:number-columns-repeated="16354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AlGreene</text:p>
          </table:table-cell>
          <table:table-cell office:value-type="string" table:style-name="ce1">
            <text:p>SUNW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x</text:p>
          </table:table-cell>
          <table:table-cell office:value-type="float" office:value="2.1800000000000002" table:style-name="ce8">
            <text:p>2.18</text:p>
          </table:table-cell>
          <table:table-cell office:value-type="float" office:value="2.2200000000000002" table:style-name="ce8">
            <text:p>2.22</text:p>
          </table:table-cell>
          <table:table-cell office:value-type="float" office:value="2.09" table:style-name="ce8">
            <text:p>2.09</text:p>
          </table:table-cell>
          <table:table-cell office:value-type="float" office:value="2.17" table:style-name="ce8">
            <text:p>2.17</text:p>
          </table:table-cell>
          <table:table-cell office:value-type="float" office:value="2.08" table:style-name="ce8">
            <text:p>2.08</text:p>
          </table:table-cell>
          <table:table-cell office:value-type="float" office:value="2.15" table:style-name="ce8">
            <text:p>2.15</text:p>
          </table:table-cell>
          <table:table-cell office:value-type="float" office:value="2.04" table:style-name="ce8">
            <text:p>2.04</text:p>
          </table:table-cell>
          <table:table-cell office:value-type="float" office:value="1.9" table:style-name="ce8">
            <text:p>1.9</text:p>
          </table:table-cell>
          <table:table-cell office:value-type="float" office:value="1.7" table:style-name="ce8">
            <text:p>1.7</text:p>
          </table:table-cell>
          <table:table-cell office:value-type="float" office:value="1.35" table:style-name="ce8">
            <text:p>1.35</text:p>
          </table:table-cell>
          <table:table-cell office:value-type="float" office:value="1.34" table:style-name="ce8">
            <text:p>1.34</text:p>
          </table:table-cell>
          <table:table-cell office:value-type="float" office:value="1.52" table:style-name="ce8">
            <text:p>1.52</text:p>
          </table:table-cell>
          <table:table-cell office:value-type="percentage" office:value="9.000000000000008E-2" table:formula="of:=([.$G9]-[.$E9])/[.$E9]" table:style-name="ce9">
            <text:p>9.00%</text:p>
          </table:table-cell>
          <table:table-cell office:value-type="percentage" office:value="0.1100000000000001" table:formula="of:=([.H9]-[.$E9])/[.$E9]" table:style-name="ce9">
            <text:p>11.00%</text:p>
          </table:table-cell>
          <table:table-cell office:value-type="percentage" office:value="4.4999999999999929E-2" table:formula="of:=([.I9]-[.$E9])/[.$E9]" table:style-name="ce9">
            <text:p>4.50%</text:p>
          </table:table-cell>
          <table:table-cell office:value-type="percentage" office:value="8.4999999999999964E-2" table:formula="of:=([.J9]-[.$E9])/[.$E9]" table:style-name="ce9">
            <text:p>8.50%</text:p>
          </table:table-cell>
          <table:table-cell office:value-type="percentage" office:value="4.0000000000000036E-2" table:formula="of:=([.K9]-[.$E9])/[.$E9]" table:style-name="ce9">
            <text:p>4.00%</text:p>
          </table:table-cell>
          <table:table-cell office:value-type="percentage" office:value="7.4999999999999956E-2" table:formula="of:=([.L9]-[.$E9])/[.$E9]" table:style-name="ce9">
            <text:p>7.50%</text:p>
          </table:table-cell>
          <table:table-cell office:value-type="percentage" office:value="2.0000000000000018E-2" table:formula="of:=([.M9]-[.$E9])/[.$E9]" table:style-name="ce9">
            <text:p>2.00%</text:p>
          </table:table-cell>
          <table:table-cell office:value-type="percentage" office:value="-5.0000000000000044E-2" table:formula="of:=([.N9]-[.$E9])/[.$E9]" table:style-name="ce9">
            <text:p>-5.00%</text:p>
          </table:table-cell>
          <table:table-cell office:value-type="percentage" office:value="-0.15000000000000002" table:formula="of:=([.O9]-[.$E9])/[.$E9]" table:style-name="ce9">
            <text:p>-15.00%</text:p>
          </table:table-cell>
          <table:table-cell office:value-type="percentage" office:value="-0.32499999999999996" table:formula="of:=([.P9]-[.$E9])/[.$E9]" table:style-name="ce9">
            <text:p>-32.50%</text:p>
          </table:table-cell>
          <table:table-cell office:value-type="percentage" office:value="-0.32999999999999996" table:formula="of:=([.Q9]-[.$E9])/[.$E9]" table:style-name="ce9">
            <text:p>-33.00%</text:p>
          </table:table-cell>
          <table:table-cell office:value-type="percentage" office:value="-0.24" table:formula="of:=([.R9]-[.$E9])/[.$E9]" table:style-name="ce9">
            <text:p>-24.00%</text:p>
          </table:table-cell>
          <table:table-cell table:number-columns-repeated="16354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JS</text:p>
          </table:table-cell>
          <table:table-cell office:value-type="string" table:style-name="ce1">
            <text:p>GMV.V</text:p>
          </table:table-cell>
          <table:table-cell office:value-type="float" office:value="0.53" table:style-name="ce1">
            <text:p>0.53</text:p>
          </table:table-cell>
          <table:table-cell office:value-type="string" table:style-name="ce7">
            <text:p>x</text:p>
          </table:table-cell>
          <table:table-cell office:value-type="float" office:value="0.56999999999999995" table:style-name="ce8">
            <text:p>0.57</text:p>
          </table:table-cell>
          <table:table-cell office:value-type="float" office:value="0.53" table:style-name="ce8">
            <text:p>0.53</text:p>
          </table:table-cell>
          <table:table-cell office:value-type="float" office:value="0.59" table:style-name="ce8">
            <text:p>0.59</text:p>
          </table:table-cell>
          <table:table-cell office:value-type="float" office:value="0.54" table:style-name="ce8">
            <text:p>0.54</text:p>
          </table:table-cell>
          <table:table-cell office:value-type="float" office:value="0.54" table:style-name="ce8">
            <text:p>0.54</text:p>
          </table:table-cell>
          <table:table-cell office:value-type="float" office:value="0.48499999999999999" table:style-name="ce8">
            <text:p>0.485</text:p>
          </table:table-cell>
          <table:table-cell office:value-type="float" office:value="0.51" table:style-name="ce8">
            <text:p>0.51</text:p>
          </table:table-cell>
          <table:table-cell office:value-type="float" office:value="0.42" table:style-name="ce8">
            <text:p>0.42</text:p>
          </table:table-cell>
          <table:table-cell office:value-type="float" office:value="0.375" table:style-name="ce8">
            <text:p>0.375</text:p>
          </table:table-cell>
          <table:table-cell office:value-type="float" office:value="0.38" table:style-name="ce8">
            <text:p>0.38</text:p>
          </table:table-cell>
          <table:table-cell office:value-type="float" office:value="0.38" table:style-name="ce8">
            <text:p>0.38</text:p>
          </table:table-cell>
          <table:table-cell office:value-type="float" office:value="0.34" table:style-name="ce8">
            <text:p>0.34</text:p>
          </table:table-cell>
          <table:table-cell office:value-type="percentage" office:value="7.5471698113207406E-2" table:formula="of:=([.$G10]-[.$E10])/[.$E10]" table:style-name="ce9">
            <text:p>7.55%</text:p>
          </table:table-cell>
          <table:table-cell office:value-type="percentage" office:value="0" table:formula="of:=([.H10]-[.$E10])/[.$E10]" table:style-name="ce9">
            <text:p>0.00%</text:p>
          </table:table-cell>
          <table:table-cell office:value-type="percentage" office:value="0.11320754716981121" table:formula="of:=([.I10]-[.$E10])/[.$E10]" table:style-name="ce9">
            <text:p>11.32%</text:p>
          </table:table-cell>
          <table:table-cell office:value-type="percentage" office:value="1.8867924528301903E-2" table:formula="of:=([.J10]-[.$E10])/[.$E10]" table:style-name="ce9">
            <text:p>1.89%</text:p>
          </table:table-cell>
          <table:table-cell office:value-type="percentage" office:value="1.8867924528301903E-2" table:formula="of:=([.K10]-[.$E10])/[.$E10]" table:style-name="ce9">
            <text:p>1.89%</text:p>
          </table:table-cell>
          <table:table-cell office:value-type="percentage" office:value="-8.4905660377358555E-2" table:formula="of:=([.L10]-[.$E10])/[.$E10]" table:style-name="ce9">
            <text:p>-8.49%</text:p>
          </table:table-cell>
          <table:table-cell office:value-type="percentage" office:value="-3.7735849056603807E-2" table:formula="of:=([.M10]-[.$E10])/[.$E10]" table:style-name="ce9">
            <text:p>-3.77%</text:p>
          </table:table-cell>
          <table:table-cell office:value-type="percentage" office:value="-0.20754716981132082" table:formula="of:=([.N10]-[.$E10])/[.$E10]" table:style-name="ce9">
            <text:p>-20.75%</text:p>
          </table:table-cell>
          <table:table-cell office:value-type="percentage" office:value="-0.29245283018867929" table:formula="of:=([.O10]-[.$E10])/[.$E10]" table:style-name="ce9">
            <text:p>-29.25%</text:p>
          </table:table-cell>
          <table:table-cell office:value-type="percentage" office:value="-0.28301886792452835" table:formula="of:=([.P10]-[.$E10])/[.$E10]" table:style-name="ce9">
            <text:p>-28.30%</text:p>
          </table:table-cell>
          <table:table-cell office:value-type="percentage" office:value="-0.28301886792452835" table:formula="of:=([.Q10]-[.$E10])/[.$E10]" table:style-name="ce9">
            <text:p>-28.30%</text:p>
          </table:table-cell>
          <table:table-cell office:value-type="percentage" office:value="-0.35849056603773582" table:formula="of:=([.R10]-[.$E10])/[.$E10]" table:style-name="ce9">
            <text:p>-35.85%</text:p>
          </table:table-cell>
          <table:table-cell table:number-columns-repeated="16354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500wedge</text:p>
          </table:table-cell>
          <table:table-cell office:value-type="string" table:style-name="ce1">
            <text:p>MRS.V</text:p>
          </table:table-cell>
          <table:table-cell office:value-type="float" office:value="0.12" table:style-name="ce1">
            <text:p>0.12</text:p>
          </table:table-cell>
          <table:table-cell office:value-type="string" table:style-name="ce7">
            <text:p>x</text:p>
          </table:table-cell>
          <table:table-cell office:value-type="float" office:value="0.105" table:style-name="ce8">
            <text:p>0.105</text:p>
          </table:table-cell>
          <table:table-cell office:value-type="float" office:value="0.11" table:style-name="ce8">
            <text:p>0.11</text:p>
          </table:table-cell>
          <table:table-cell office:value-type="float" office:value="0.09" table:style-name="ce8">
            <text:p>0.09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0.08" table:style-name="ce8">
            <text:p>0.08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0.08" table:style-name="ce8">
            <text:p>0.08</text:p>
          </table:table-cell>
          <table:table-cell office:value-type="float" office:value="0.09" table:style-name="ce8">
            <text:p>0.09</text:p>
          </table:table-cell>
          <table:table-cell office:value-type="float" office:value="0.12" table:style-name="ce8">
            <text:p>0.12</text:p>
          </table:table-cell>
          <table:table-cell office:value-type="float" office:value="0.09" table:style-name="ce8">
            <text:p>0.09</text:p>
          </table:table-cell>
          <table:table-cell office:value-type="float" office:value="0.1" table:style-name="ce8">
            <text:p>0.1</text:p>
          </table:table-cell>
          <table:table-cell office:value-type="float" office:value="8.5000000000000006E-2" table:style-name="ce8">
            <text:p>0.085</text:p>
          </table:table-cell>
          <table:table-cell office:value-type="percentage" office:value="-0.125" table:formula="of:=([.$G11]-[.$E11])/[.$E11]" table:style-name="ce9">
            <text:p>-12.50%</text:p>
          </table:table-cell>
          <table:table-cell office:value-type="percentage" office:value="-8.3333333333333301E-2" table:formula="of:=([.H11]-[.$E11])/[.$E11]" table:style-name="ce9">
            <text:p>-8.33%</text:p>
          </table:table-cell>
          <table:table-cell office:value-type="percentage" office:value="-0.25" table:formula="of:=([.I11]-[.$E11])/[.$E11]" table:style-name="ce9">
            <text:p>-25.00%</text:p>
          </table:table-cell>
          <table:table-cell office:value-type="percentage" office:value="-0.29166666666666657" table:formula="of:=([.J11]-[.$E11])/[.$E11]" table:style-name="ce9">
            <text:p>-29.17%</text:p>
          </table:table-cell>
          <table:table-cell office:value-type="percentage" office:value="-0.33333333333333331" table:formula="of:=([.K11]-[.$E11])/[.$E11]" table:style-name="ce9">
            <text:p>-33.33%</text:p>
          </table:table-cell>
          <table:table-cell office:value-type="percentage" office:value="-0.41666666666666657" table:formula="of:=([.L11]-[.$E11])/[.$E11]" table:style-name="ce9">
            <text:p>-41.67%</text:p>
          </table:table-cell>
          <table:table-cell office:value-type="percentage" office:value="-0.33333333333333331" table:formula="of:=([.M11]-[.$E11])/[.$E11]" table:style-name="ce9">
            <text:p>-33.33%</text:p>
          </table:table-cell>
          <table:table-cell office:value-type="percentage" office:value="-0.25" table:formula="of:=([.N11]-[.$E11])/[.$E11]" table:style-name="ce9">
            <text:p>-25.00%</text:p>
          </table:table-cell>
          <table:table-cell office:value-type="percentage" office:value="0" table:formula="of:=([.O11]-[.$E11])/[.$E11]" table:style-name="ce9">
            <text:p>0.00%</text:p>
          </table:table-cell>
          <table:table-cell office:value-type="percentage" office:value="-0.25" table:formula="of:=([.P11]-[.$E11])/[.$E11]" table:style-name="ce9">
            <text:p>-25.00%</text:p>
          </table:table-cell>
          <table:table-cell office:value-type="percentage" office:value="-0.1666666666666666" table:formula="of:=([.Q11]-[.$E11])/[.$E11]" table:style-name="ce9">
            <text:p>-16.67%</text:p>
          </table:table-cell>
          <table:table-cell office:value-type="percentage" office:value="-0.29166666666666657" table:formula="of:=([.R11]-[.$E11])/[.$E11]" table:style-name="ce9">
            <text:p>-29.17%</text:p>
          </table:table-cell>
          <table:table-cell table:number-columns-repeated="16354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JT</text:p>
          </table:table-cell>
          <table:table-cell office:value-type="string" table:style-name="ce1">
            <text:p>PMA.V</text:p>
          </table:table-cell>
          <table:table-cell office:value-type="float" office:value="6.5000000000000002E-2" table:style-name="ce1">
            <text:p>0.065</text:p>
          </table:table-cell>
          <table:table-cell office:value-type="string" table:style-name="ce7">
            <text:p>x</text:p>
          </table:table-cell>
          <table:table-cell office:value-type="float" office:value="0.08" table:style-name="ce8">
            <text:p>0.08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105" table:style-name="ce8">
            <text:p>0.105</text:p>
          </table:table-cell>
          <table:table-cell office:value-type="float" office:value="0.105" table:style-name="ce8">
            <text:p>0.10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08" table:style-name="ce8">
            <text:p>0.08</text:p>
          </table:table-cell>
          <table:table-cell office:value-type="float" office:value="0.08" table:style-name="ce8">
            <text:p>0.08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percentage" office:value="0.23076923076923075" table:formula="of:=([.$G12]-[.$E12])/[.$E12]" table:style-name="ce9">
            <text:p>23.08%</text:p>
          </table:table-cell>
          <table:table-cell office:value-type="percentage" office:value="0.30769230769230776" table:formula="of:=([.H12]-[.$E12])/[.$E12]" table:style-name="ce9">
            <text:p>30.77%</text:p>
          </table:table-cell>
          <table:table-cell office:value-type="percentage" office:value="0.15384615384615377" table:formula="of:=([.I12]-[.$E12])/[.$E12]" table:style-name="ce9">
            <text:p>15.38%</text:p>
          </table:table-cell>
          <table:table-cell office:value-type="percentage" office:value="0.46153846153846151" table:formula="of:=([.J12]-[.$E12])/[.$E12]" table:style-name="ce9">
            <text:p>46.15%</text:p>
          </table:table-cell>
          <table:table-cell office:value-type="percentage" office:value="0.61538461538461531" table:formula="of:=([.K12]-[.$E12])/[.$E12]" table:style-name="ce9">
            <text:p>61.54%</text:p>
          </table:table-cell>
          <table:table-cell office:value-type="percentage" office:value="0.61538461538461531" table:formula="of:=([.L12]-[.$E12])/[.$E12]" table:style-name="ce9">
            <text:p>61.54%</text:p>
          </table:table-cell>
          <table:table-cell office:value-type="percentage" office:value="0.46153846153846151" table:formula="of:=([.M12]-[.$E12])/[.$E12]" table:style-name="ce9">
            <text:p>46.15%</text:p>
          </table:table-cell>
          <table:table-cell office:value-type="percentage" office:value="0.46153846153846151" table:formula="of:=([.N12]-[.$E12])/[.$E12]" table:style-name="ce9">
            <text:p>46.15%</text:p>
          </table:table-cell>
          <table:table-cell office:value-type="percentage" office:value="0.23076923076923075" table:formula="of:=([.O12]-[.$E12])/[.$E12]" table:style-name="ce9">
            <text:p>23.08%</text:p>
          </table:table-cell>
          <table:table-cell office:value-type="percentage" office:value="0.23076923076923075" table:formula="of:=([.P12]-[.$E12])/[.$E12]" table:style-name="ce9">
            <text:p>23.08%</text:p>
          </table:table-cell>
          <table:table-cell office:value-type="percentage" office:value="0.15384615384615377" table:formula="of:=([.Q12]-[.$E12])/[.$E12]" table:style-name="ce9">
            <text:p>15.38%</text:p>
          </table:table-cell>
          <table:table-cell office:value-type="percentage" office:value="0.15384615384615377" table:formula="of:=([.R12]-[.$E12])/[.$E12]" table:style-name="ce9">
            <text:p>15.38%</text:p>
          </table:table-cell>
          <table:table-cell table:number-columns-repeated="16354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newstracker</text:p>
          </table:table-cell>
          <table:table-cell office:value-type="string" table:style-name="ce1">
            <text:p>RYR.V</text:p>
          </table:table-cell>
          <table:table-cell office:value-type="float" office:value="0.09" table:style-name="ce1">
            <text:p>0.09</text:p>
          </table:table-cell>
          <table:table-cell office:value-type="string" table:style-name="ce7">
            <text:p>x</text:p>
          </table:table-cell>
          <table:table-cell office:value-type="float" office:value="0.125" table:style-name="ce8">
            <text:p>0.125</text:p>
          </table:table-cell>
          <table:table-cell office:value-type="float" office:value="0.105" table:style-name="ce8">
            <text:p>0.105</text:p>
          </table:table-cell>
          <table:table-cell office:value-type="float" office:value="0.09" table:style-name="ce8">
            <text:p>0.09</text:p>
          </table:table-cell>
          <table:table-cell office:value-type="float" office:value="0.09" table:style-name="ce8">
            <text:p>0.09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0.09" table:style-name="ce8">
            <text:p>0.09</text:p>
          </table:table-cell>
          <table:table-cell office:value-type="float" office:value="0.1" table:style-name="ce8">
            <text:p>0.1</text:p>
          </table:table-cell>
          <table:table-cell office:value-type="float" office:value="0.09" table:style-name="ce8">
            <text:p>0.09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09" table:style-name="ce8">
            <text:p>0.09</text:p>
          </table:table-cell>
          <table:table-cell office:value-type="float" office:value="0.09" table:style-name="ce8">
            <text:p>0.09</text:p>
          </table:table-cell>
          <table:table-cell office:value-type="percentage" office:value="0.38888888888888895" table:formula="of:=([.$G13]-[.$E13])/[.$E13]" table:style-name="ce9">
            <text:p>38.89%</text:p>
          </table:table-cell>
          <table:table-cell office:value-type="percentage" office:value="0.16666666666666666" table:formula="of:=([.H13]-[.$E13])/[.$E13]" table:style-name="ce9">
            <text:p>16.67%</text:p>
          </table:table-cell>
          <table:table-cell office:value-type="percentage" office:value="0" table:formula="of:=([.I13]-[.$E13])/[.$E13]" table:style-name="ce9">
            <text:p>0.00%</text:p>
          </table:table-cell>
          <table:table-cell office:value-type="percentage" office:value="0" table:formula="of:=([.J13]-[.$E13])/[.$E13]" table:style-name="ce9">
            <text:p>0.00%</text:p>
          </table:table-cell>
          <table:table-cell office:value-type="percentage" office:value="0.11111111111111122" table:formula="of:=([.K13]-[.$E13])/[.$E13]" table:style-name="ce9">
            <text:p>11.11%</text:p>
          </table:table-cell>
          <table:table-cell office:value-type="percentage" office:value="0.11111111111111122" table:formula="of:=([.L13]-[.$E13])/[.$E13]" table:style-name="ce9">
            <text:p>11.11%</text:p>
          </table:table-cell>
          <table:table-cell office:value-type="percentage" office:value="0" table:formula="of:=([.M13]-[.$E13])/[.$E13]" table:style-name="ce9">
            <text:p>0.00%</text:p>
          </table:table-cell>
          <table:table-cell office:value-type="percentage" office:value="0.11111111111111122" table:formula="of:=([.N13]-[.$E13])/[.$E13]" table:style-name="ce9">
            <text:p>11.11%</text:p>
          </table:table-cell>
          <table:table-cell office:value-type="percentage" office:value="0" table:formula="of:=([.O13]-[.$E13])/[.$E13]" table:style-name="ce9">
            <text:p>0.00%</text:p>
          </table:table-cell>
          <table:table-cell office:value-type="percentage" office:value="5.5555555555555608E-2" table:formula="of:=([.P13]-[.$E13])/[.$E13]" table:style-name="ce9">
            <text:p>5.56%</text:p>
          </table:table-cell>
          <table:table-cell office:value-type="percentage" office:value="0" table:formula="of:=([.Q13]-[.$E13])/[.$E13]" table:style-name="ce9">
            <text:p>0.00%</text:p>
          </table:table-cell>
          <table:table-cell office:value-type="percentage" office:value="0" table:formula="of:=([.R13]-[.$E13])/[.$E13]" table:style-name="ce9">
            <text:p>0.00%</text:p>
          </table:table-cell>
          <table:table-cell table:number-columns-repeated="16354" table:style-name="ce1"/>
        </table:table-row>
        <table:table-row table:style-name="ro2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Walterc</text:p>
          </table:table-cell>
          <table:table-cell office:value-type="string" table:style-name="ce1">
            <text:p>LGO.TO</text:p>
          </table:table-cell>
          <table:table-cell office:value-type="float" office:value="0.49" table:style-name="ce1">
            <text:p>0.49</text:p>
          </table:table-cell>
          <table:table-cell office:value-type="string" table:style-name="ce7">
            <text:p>x</text:p>
          </table:table-cell>
          <table:table-cell office:value-type="float" office:value="0.49" table:style-name="ce8">
            <text:p>0.49</text:p>
          </table:table-cell>
          <table:table-cell office:value-type="float" office:value="0.46" table:style-name="ce8">
            <text:p>0.46</text:p>
          </table:table-cell>
          <table:table-cell office:value-type="float" office:value="0.54" table:style-name="ce8">
            <text:p>0.54</text:p>
          </table:table-cell>
          <table:table-cell office:value-type="float" office:value="0.51" table:style-name="ce8">
            <text:p>0.51</text:p>
          </table:table-cell>
          <table:table-cell office:value-type="float" office:value="0.51" table:style-name="ce8">
            <text:p>0.51</text:p>
          </table:table-cell>
          <table:table-cell office:value-type="float" office:value="0.47499999999999998" table:style-name="ce8">
            <text:p>0.475</text:p>
          </table:table-cell>
          <table:table-cell office:value-type="float" office:value="0.49" table:style-name="ce8">
            <text:p>0.49</text:p>
          </table:table-cell>
          <table:table-cell office:value-type="float" office:value="0.45" table:style-name="ce8">
            <text:p>0.45</text:p>
          </table:table-cell>
          <table:table-cell office:value-type="float" office:value="0.46" table:style-name="ce8">
            <text:p>0.46</text:p>
          </table:table-cell>
          <table:table-cell office:value-type="float" office:value="0.49" table:style-name="ce8">
            <text:p>0.49</text:p>
          </table:table-cell>
          <table:table-cell office:value-type="float" office:value="0.48" table:style-name="ce8">
            <text:p>0.48</text:p>
          </table:table-cell>
          <table:table-cell office:value-type="float" office:value="0.5" table:style-name="ce8">
            <text:p>0.5</text:p>
          </table:table-cell>
          <table:table-cell office:value-type="percentage" office:value="0" table:formula="of:=([.$G14]-[.$E14])/[.$E14]" table:style-name="ce9">
            <text:p>0.00%</text:p>
          </table:table-cell>
          <table:table-cell office:value-type="percentage" office:value="-6.122448979591831E-2" table:formula="of:=([.H14]-[.$E14])/[.$E14]" table:style-name="ce9">
            <text:p>-6.12%</text:p>
          </table:table-cell>
          <table:table-cell office:value-type="percentage" office:value="0.10204081632653071" table:formula="of:=([.I14]-[.$E14])/[.$E14]" table:style-name="ce9">
            <text:p>10.20%</text:p>
          </table:table-cell>
          <table:table-cell office:value-type="percentage" office:value="4.0816326530612283E-2" table:formula="of:=([.J14]-[.$E14])/[.$E14]" table:style-name="ce9">
            <text:p>4.08%</text:p>
          </table:table-cell>
          <table:table-cell office:value-type="percentage" office:value="4.0816326530612283E-2" table:formula="of:=([.K14]-[.$E14])/[.$E14]" table:style-name="ce9">
            <text:p>4.08%</text:p>
          </table:table-cell>
          <table:table-cell office:value-type="percentage" office:value="-3.0612244897959211E-2" table:formula="of:=([.L14]-[.$E14])/[.$E14]" table:style-name="ce9">
            <text:p>-3.06%</text:p>
          </table:table-cell>
          <table:table-cell office:value-type="percentage" office:value="0" table:formula="of:=([.M14]-[.$E14])/[.$E14]" table:style-name="ce9">
            <text:p>0.00%</text:p>
          </table:table-cell>
          <table:table-cell office:value-type="percentage" office:value="-8.1632653061224456E-2" table:formula="of:=([.N14]-[.$E14])/[.$E14]" table:style-name="ce9">
            <text:p>-8.16%</text:p>
          </table:table-cell>
          <table:table-cell office:value-type="percentage" office:value="-6.122448979591831E-2" table:formula="of:=([.O14]-[.$E14])/[.$E14]" table:style-name="ce9">
            <text:p>-6.12%</text:p>
          </table:table-cell>
          <table:table-cell office:value-type="percentage" office:value="0" table:formula="of:=([.P14]-[.$E14])/[.$E14]" table:style-name="ce9">
            <text:p>0.00%</text:p>
          </table:table-cell>
          <table:table-cell office:value-type="percentage" office:value="-2.0408163265306142E-2" table:formula="of:=([.Q14]-[.$E14])/[.$E14]" table:style-name="ce9">
            <text:p>-2.04%</text:p>
          </table:table-cell>
          <table:table-cell office:value-type="percentage" office:value="2.0408163265306142E-2" table:formula="of:=([.R14]-[.$E14])/[.$E14]" table:style-name="ce9">
            <text:p>2.04%</text:p>
          </table:table-cell>
          <table:table-cell table:number-columns-repeated="16354" table:style-name="ce1"/>
        </table:table-row>
        <table:table-row table:style-name="ro2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TheGalvanizer</text:p>
          </table:table-cell>
          <table:table-cell office:value-type="string" table:style-name="ce11">
            <text:p>MK.H</text:p>
          </table:table-cell>
          <table:table-cell office:value-type="float" office:value="0.16" table:style-name="ce12">
            <text:p>0.16</text:p>
          </table:table-cell>
          <table:table-cell office:value-type="string" table:style-name="ce7">
            <text:p>x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23" table:style-name="ce8">
            <text:p>0.23</text:p>
          </table:table-cell>
          <table:table-cell office:value-type="float" office:value="0.215" table:style-name="ce8">
            <text:p>0.215</text:p>
          </table:table-cell>
          <table:table-cell office:value-type="float" office:value="0.23" table:style-name="ce8">
            <text:p>0.23</text:p>
          </table:table-cell>
          <table:table-cell office:value-type="float" office:value="0.23" table:style-name="ce8">
            <text:p>0.23</text:p>
          </table:table-cell>
          <table:table-cell office:value-type="float" office:value="0.23" table:style-name="ce8">
            <text:p>0.23</text:p>
          </table:table-cell>
          <table:table-cell office:value-type="float" office:value="0.23" table:style-name="ce8">
            <text:p>0.23</text:p>
          </table:table-cell>
          <table:table-cell office:value-type="float" office:value="0.23" table:style-name="ce8">
            <text:p>0.23</text:p>
          </table:table-cell>
          <table:table-cell office:value-type="float" office:value="0.23" table:style-name="ce8">
            <text:p>0.23</text:p>
          </table:table-cell>
          <table:table-cell office:value-type="float" office:value="0.23" table:style-name="ce8">
            <text:p>0.23</text:p>
          </table:table-cell>
          <table:table-cell office:value-type="percentage" office:value="0.40625" table:formula="of:=([.$G15]-[.$E15])/[.$E15]" table:style-name="ce9">
            <text:p>40.63%</text:p>
          </table:table-cell>
          <table:table-cell office:value-type="percentage" office:value="0.40625" table:formula="of:=([.H15]-[.$E15])/[.$E15]" table:style-name="ce9">
            <text:p>40.63%</text:p>
          </table:table-cell>
          <table:table-cell office:value-type="percentage" office:value="0.40625" table:formula="of:=([.I15]-[.$E15])/[.$E15]" table:style-name="ce9">
            <text:p>40.63%</text:p>
          </table:table-cell>
          <table:table-cell office:value-type="percentage" office:value="0.43750000000000006" table:formula="of:=([.J15]-[.$E15])/[.$E15]" table:style-name="ce9">
            <text:p>43.75%</text:p>
          </table:table-cell>
          <table:table-cell office:value-type="percentage" office:value="0.34374999999999994" table:formula="of:=([.K15]-[.$E15])/[.$E15]" table:style-name="ce9">
            <text:p>34.38%</text:p>
          </table:table-cell>
          <table:table-cell office:value-type="percentage" office:value="0.43750000000000006" table:formula="of:=([.L15]-[.$E15])/[.$E15]" table:style-name="ce9">
            <text:p>43.75%</text:p>
          </table:table-cell>
          <table:table-cell office:value-type="percentage" office:value="0.43750000000000006" table:formula="of:=([.M15]-[.$E15])/[.$E15]" table:style-name="ce9">
            <text:p>43.75%</text:p>
          </table:table-cell>
          <table:table-cell office:value-type="percentage" office:value="0.43750000000000006" table:formula="of:=([.N15]-[.$E15])/[.$E15]" table:style-name="ce9">
            <text:p>43.75%</text:p>
          </table:table-cell>
          <table:table-cell office:value-type="percentage" office:value="0.43750000000000006" table:formula="of:=([.O15]-[.$E15])/[.$E15]" table:style-name="ce9">
            <text:p>43.75%</text:p>
          </table:table-cell>
          <table:table-cell office:value-type="percentage" office:value="0.43750000000000006" table:formula="of:=([.P15]-[.$E15])/[.$E15]" table:style-name="ce9">
            <text:p>43.75%</text:p>
          </table:table-cell>
          <table:table-cell office:value-type="percentage" office:value="0.43750000000000006" table:formula="of:=([.Q15]-[.$E15])/[.$E15]" table:style-name="ce9">
            <text:p>43.75%</text:p>
          </table:table-cell>
          <table:table-cell office:value-type="percentage" office:value="0.43750000000000006" table:formula="of:=([.R15]-[.$E15])/[.$E15]" table:style-name="ce9">
            <text:p>43.75%</text:p>
          </table:table-cell>
          <table:table-cell table:number-columns-repeated="16354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Vaughan</text:p>
          </table:table-cell>
          <table:table-cell office:value-type="string" table:style-name="ce1">
            <text:p>ADV.TO</text:p>
          </table:table-cell>
          <table:table-cell office:value-type="float" office:value="0.31" table:style-name="ce1">
            <text:p>0.31</text:p>
          </table:table-cell>
          <table:table-cell office:value-type="string" table:style-name="ce7">
            <text:p>x</text:p>
          </table:table-cell>
          <table:table-cell office:value-type="float" office:value="0.47499999999999998" table:style-name="ce8">
            <text:p>0.475</text:p>
          </table:table-cell>
          <table:table-cell office:value-type="float" office:value="0.53" table:style-name="ce8">
            <text:p>0.53</text:p>
          </table:table-cell>
          <table:table-cell office:value-type="float" office:value="0.72" table:style-name="ce8">
            <text:p>0.72</text:p>
          </table:table-cell>
          <table:table-cell office:value-type="float" office:value="0.65" table:style-name="ce8">
            <text:p>0.65</text:p>
          </table:table-cell>
          <table:table-cell office:value-type="float" office:value="0.63" table:style-name="ce8">
            <text:p>0.63</text:p>
          </table:table-cell>
          <table:table-cell office:value-type="float" office:value="0.61" table:style-name="ce8">
            <text:p>0.61</text:p>
          </table:table-cell>
          <table:table-cell office:value-type="float" office:value="0.5" table:style-name="ce8">
            <text:p>0.5</text:p>
          </table:table-cell>
          <table:table-cell office:value-type="float" office:value="0.5" table:style-name="ce8">
            <text:p>0.5</text:p>
          </table:table-cell>
          <table:table-cell office:value-type="float" office:value="0.48499999999999999" table:style-name="ce8">
            <text:p>0.485</text:p>
          </table:table-cell>
          <table:table-cell office:value-type="float" office:value="0.48499999999999999" table:style-name="ce8">
            <text:p>0.485</text:p>
          </table:table-cell>
          <table:table-cell office:value-type="float" office:value="0.48499999999999999" table:style-name="ce8">
            <text:p>0.485</text:p>
          </table:table-cell>
          <table:table-cell office:value-type="float" office:value="0.48499999999999999" table:style-name="ce8">
            <text:p>0.485</text:p>
          </table:table-cell>
          <table:table-cell office:value-type="percentage" office:value="0.532258064516129" table:formula="of:=([.$G16]-[.$E16])/[.$E16]" table:style-name="ce9">
            <text:p>53.23%</text:p>
          </table:table-cell>
          <table:table-cell office:value-type="percentage" office:value="0.70967741935483886" table:formula="of:=([.H16]-[.$E16])/[.$E16]" table:style-name="ce9">
            <text:p>70.97%</text:p>
          </table:table-cell>
          <table:table-cell office:value-type="percentage" office:value="1.3225806451612903" table:formula="of:=([.I16]-[.$E16])/[.$E16]" table:style-name="ce10">
            <text:p>132.26%</text:p>
          </table:table-cell>
          <table:table-cell office:value-type="percentage" office:value="1.0967741935483872" table:formula="of:=([.J16]-[.$E16])/[.$E16]" table:style-name="ce10">
            <text:p>109.68%</text:p>
          </table:table-cell>
          <table:table-cell office:value-type="percentage" office:value="1.032258064516129" table:formula="of:=([.K16]-[.$E16])/[.$E16]" table:style-name="ce10">
            <text:p>103.23%</text:p>
          </table:table-cell>
          <table:table-cell office:value-type="percentage" office:value="0.96774193548387089" table:formula="of:=([.L16]-[.$E16])/[.$E16]" table:style-name="ce9">
            <text:p>96.77%</text:p>
          </table:table-cell>
          <table:table-cell office:value-type="percentage" office:value="0.61290322580645162" table:formula="of:=([.M16]-[.$E16])/[.$E16]" table:style-name="ce9">
            <text:p>61.29%</text:p>
          </table:table-cell>
          <table:table-cell office:value-type="percentage" office:value="0.61290322580645162" table:formula="of:=([.N16]-[.$E16])/[.$E16]" table:style-name="ce9">
            <text:p>61.29%</text:p>
          </table:table-cell>
          <table:table-cell office:value-type="percentage" office:value="0.56451612903225801" table:formula="of:=([.O16]-[.$E16])/[.$E16]" table:style-name="ce9">
            <text:p>56.45%</text:p>
          </table:table-cell>
          <table:table-cell office:value-type="percentage" office:value="0.56451612903225801" table:formula="of:=([.P16]-[.$E16])/[.$E16]" table:style-name="ce9">
            <text:p>56.45%</text:p>
          </table:table-cell>
          <table:table-cell office:value-type="percentage" office:value="0.56451612903225801" table:formula="of:=([.Q16]-[.$E16])/[.$E16]" table:style-name="ce9">
            <text:p>56.45%</text:p>
          </table:table-cell>
          <table:table-cell office:value-type="percentage" office:value="0.56451612903225801" table:formula="of:=([.R16]-[.$E16])/[.$E16]" table:style-name="ce9">
            <text:p>56.45%</text:p>
          </table:table-cell>
          <table:table-cell table:number-columns-repeated="16354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IronMan07</text:p>
          </table:table-cell>
          <table:table-cell office:value-type="string" table:style-name="ce1">
            <text:p>MMJ.CN</text:p>
          </table:table-cell>
          <table:table-cell office:value-type="float" office:value="0.02" table:style-name="ce1">
            <text:p>0.02</text:p>
          </table:table-cell>
          <table:table-cell office:value-type="string" table:style-name="ce7">
            <text:p>x</text:p>
          </table:table-cell>
          <table:table-cell office:value-type="float" office:value="0.02" table:style-name="ce8">
            <text:p>0.02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2" table:style-name="ce8">
            <text:p>0.02</text:p>
          </table:table-cell>
          <table:table-cell office:value-type="float" office:value="3.5000000000000003E-2" table:style-name="ce8">
            <text:p>0.035</text:p>
          </table:table-cell>
          <table:table-cell office:value-type="float" office:value="0.03" table:style-name="ce8">
            <text:p>0.03</text:p>
          </table:table-cell>
          <table:table-cell office:value-type="float" office:value="3.5000000000000003E-2" table:style-name="ce8">
            <text:p>0.035</text:p>
          </table:table-cell>
          <table:table-cell office:value-type="float" office:value="0.03" table:style-name="ce8">
            <text:p>0.03</text:p>
          </table:table-cell>
          <table:table-cell office:value-type="float" office:value="0.05" table:style-name="ce8">
            <text:p>0.05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0.05" table:style-name="ce8">
            <text:p>0.05</text:p>
          </table:table-cell>
          <table:table-cell office:value-type="float" office:value="5.5E-2" table:style-name="ce8">
            <text:p>0.055</text:p>
          </table:table-cell>
          <table:table-cell office:value-type="percentage" office:value="0" table:formula="of:=([.$G17]-[.$E17])/[.$E17]" table:style-name="ce9">
            <text:p>0.00%</text:p>
          </table:table-cell>
          <table:table-cell office:value-type="percentage" office:value="-0.25000000000000006" table:formula="of:=([.H17]-[.$E17])/[.$E17]" table:style-name="ce9">
            <text:p>-25.00%</text:p>
          </table:table-cell>
          <table:table-cell office:value-type="percentage" office:value="0" table:formula="of:=([.I17]-[.$E17])/[.$E17]" table:style-name="ce9">
            <text:p>0.00%</text:p>
          </table:table-cell>
          <table:table-cell office:value-type="percentage" office:value="0.75000000000000011" table:formula="of:=([.J17]-[.$E17])/[.$E17]" table:style-name="ce9">
            <text:p>75.00%</text:p>
          </table:table-cell>
          <table:table-cell office:value-type="percentage" office:value="0.49999999999999989" table:formula="of:=([.K17]-[.$E17])/[.$E17]" table:style-name="ce9">
            <text:p>50.00%</text:p>
          </table:table-cell>
          <table:table-cell office:value-type="percentage" office:value="0.75000000000000011" table:formula="of:=([.L17]-[.$E17])/[.$E17]" table:style-name="ce9">
            <text:p>75.00%</text:p>
          </table:table-cell>
          <table:table-cell office:value-type="percentage" office:value="0.49999999999999989" table:formula="of:=([.M17]-[.$E17])/[.$E17]" table:style-name="ce9">
            <text:p>50.00%</text:p>
          </table:table-cell>
          <table:table-cell office:value-type="percentage" office:value="1.5" table:formula="of:=([.N17]-[.$E17])/[.$E17]" table:style-name="ce10">
            <text:p>150.00%</text:p>
          </table:table-cell>
          <table:table-cell office:value-type="percentage" office:value="1.7500000000000002" table:formula="of:=([.O17]-[.$E17])/[.$E17]" table:style-name="ce10">
            <text:p>175.00%</text:p>
          </table:table-cell>
          <table:table-cell office:value-type="percentage" office:value="1.7500000000000002" table:formula="of:=([.P17]-[.$E17])/[.$E17]" table:style-name="ce10">
            <text:p>175.00%</text:p>
          </table:table-cell>
          <table:table-cell office:value-type="percentage" office:value="1.5" table:formula="of:=([.Q17]-[.$E17])/[.$E17]" table:style-name="ce10">
            <text:p>150.00%</text:p>
          </table:table-cell>
          <table:table-cell office:value-type="percentage" office:value="1.7500000000000002" table:formula="of:=([.R17]-[.$E17])/[.$E17]" table:style-name="ce10">
            <text:p>175.00%</text:p>
          </table:table-cell>
          <table:table-cell table:number-columns-repeated="16354"/>
        </table:table-row>
        <table:table-row table:style-name="ro2"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BS</text:p>
          </table:table-cell>
          <table:table-cell office:value-type="string" table:style-name="ce1">
            <text:p>BCM.V</text:p>
          </table:table-cell>
          <table:table-cell office:value-type="float" office:value="2.35" table:style-name="ce1">
            <text:p>2.35</text:p>
          </table:table-cell>
          <table:table-cell office:value-type="string" table:style-name="ce7">
            <text:p>x</text:p>
          </table:table-cell>
          <table:table-cell office:value-type="float" office:value="2.78" table:style-name="ce8">
            <text:p>2.78</text:p>
          </table:table-cell>
          <table:table-cell office:value-type="float" office:value="2.89" table:style-name="ce8">
            <text:p>2.89</text:p>
          </table:table-cell>
          <table:table-cell office:value-type="float" office:value="2.7" table:style-name="ce8">
            <text:p>2.7</text:p>
          </table:table-cell>
          <table:table-cell office:value-type="float" office:value="3.17" table:style-name="ce8">
            <text:p>3.17</text:p>
          </table:table-cell>
          <table:table-cell office:value-type="float" office:value="3.22" table:style-name="ce8">
            <text:p>3.22</text:p>
          </table:table-cell>
          <table:table-cell office:value-type="float" office:value="2.83" table:style-name="ce8">
            <text:p>2.83</text:p>
          </table:table-cell>
          <table:table-cell office:value-type="float" office:value="2.95" table:style-name="ce8">
            <text:p>2.95</text:p>
          </table:table-cell>
          <table:table-cell office:value-type="float" office:value="2.79" table:style-name="ce8">
            <text:p>2.79</text:p>
          </table:table-cell>
          <table:table-cell office:value-type="float" office:value="2.46" table:style-name="ce8">
            <text:p>2.46</text:p>
          </table:table-cell>
          <table:table-cell office:value-type="float" office:value="2.48" table:style-name="ce8">
            <text:p>2.48</text:p>
          </table:table-cell>
          <table:table-cell office:value-type="float" office:value="2.23" table:style-name="ce8">
            <text:p>2.23</text:p>
          </table:table-cell>
          <table:table-cell office:value-type="float" office:value="2.2799999999999998" table:style-name="ce8">
            <text:p>2.28</text:p>
          </table:table-cell>
          <table:table-cell office:value-type="percentage" office:value="0.18297872340425519" table:formula="of:=([.$G18]-[.$E18])/[.$E18]" table:style-name="ce9">
            <text:p>18.30%</text:p>
          </table:table-cell>
          <table:table-cell office:value-type="percentage" office:value="0.22978723404255319" table:formula="of:=([.H18]-[.$E18])/[.$E18]" table:style-name="ce9">
            <text:p>22.98%</text:p>
          </table:table-cell>
          <table:table-cell office:value-type="percentage" office:value="0.14893617021276598" table:formula="of:=([.I18]-[.$E18])/[.$E18]" table:style-name="ce9">
            <text:p>14.89%</text:p>
          </table:table-cell>
          <table:table-cell office:value-type="percentage" office:value="0.34893617021276585" table:formula="of:=([.J18]-[.$E18])/[.$E18]" table:style-name="ce9">
            <text:p>34.89%</text:p>
          </table:table-cell>
          <table:table-cell office:value-type="percentage" office:value="0.37021276595744684" table:formula="of:=([.K18]-[.$E18])/[.$E18]" table:style-name="ce9">
            <text:p>37.02%</text:p>
          </table:table-cell>
          <table:table-cell office:value-type="percentage" office:value="0.20425531914893616" table:formula="of:=([.L18]-[.$E18])/[.$E18]" table:style-name="ce9">
            <text:p>20.43%</text:p>
          </table:table-cell>
          <table:table-cell office:value-type="percentage" office:value="0.25531914893617025" table:formula="of:=([.M18]-[.$E18])/[.$E18]" table:style-name="ce9">
            <text:p>25.53%</text:p>
          </table:table-cell>
          <table:table-cell office:value-type="percentage" office:value="0.18723404255319145" table:formula="of:=([.N18]-[.$E18])/[.$E18]" table:style-name="ce9">
            <text:p>18.72%</text:p>
          </table:table-cell>
          <table:table-cell office:value-type="percentage" office:value="4.6808510638297815E-2" table:formula="of:=([.O18]-[.$E18])/[.$E18]" table:style-name="ce9">
            <text:p>4.68%</text:p>
          </table:table-cell>
          <table:table-cell office:value-type="percentage" office:value="5.5319148936170168E-2" table:formula="of:=([.P18]-[.$E18])/[.$E18]" table:style-name="ce9">
            <text:p>5.53%</text:p>
          </table:table-cell>
          <table:table-cell office:value-type="percentage" office:value="-5.1063829787234088E-2" table:formula="of:=([.Q18]-[.$E18])/[.$E18]" table:style-name="ce9">
            <text:p>-5.11%</text:p>
          </table:table-cell>
          <table:table-cell office:value-type="percentage" office:value="-2.9787234042553311E-2" table:formula="of:=([.R18]-[.$E18])/[.$E18]" table:style-name="ce9">
            <text:p>-2.98%</text:p>
          </table:table-cell>
          <table:table-cell table:number-columns-repeated="16354"/>
        </table:table-row>
        <table:table-row table:style-name="ro2"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robby</text:p>
          </table:table-cell>
          <table:table-cell office:value-type="string" table:style-name="ce1">
            <text:p>EMO.V</text:p>
          </table:table-cell>
          <table:table-cell office:value-type="float" office:value="8.5000000000000006E-2" table:style-name="ce1">
            <text:p>0.085</text:p>
          </table:table-cell>
          <table:table-cell office:value-type="string" table:style-name="ce7">
            <text:p>x</text:p>
          </table:table-cell>
          <table:table-cell office:value-type="float" office:value="0.16" table:style-name="ce8">
            <text:p>0.16</text:p>
          </table:table-cell>
          <table:table-cell office:value-type="float" office:value="0.17" table:style-name="ce8">
            <text:p>0.17</text:p>
          </table:table-cell>
          <table:table-cell office:value-type="float" office:value="0.15" table:style-name="ce8">
            <text:p>0.15</text:p>
          </table:table-cell>
          <table:table-cell office:value-type="float" office:value="0.19" table:style-name="ce8">
            <text:p>0.19</text:p>
          </table:table-cell>
          <table:table-cell office:value-type="float" office:value="0.16500000000000001" table:style-name="ce8">
            <text:p>0.165</text:p>
          </table:table-cell>
          <table:table-cell office:value-type="float" office:value="0.16" table:style-name="ce8">
            <text:p>0.16</text:p>
          </table:table-cell>
          <table:table-cell office:value-type="float" office:value="0.13500000000000001" table:style-name="ce8">
            <text:p>0.135</text:p>
          </table:table-cell>
          <table:table-cell office:value-type="float" office:value="0.155" table:style-name="ce8">
            <text:p>0.155</text:p>
          </table:table-cell>
          <table:table-cell office:value-type="float" office:value="0.22" table:style-name="ce8">
            <text:p>0.22</text:p>
          </table:table-cell>
          <table:table-cell office:value-type="float" office:value="0.22" table:style-name="ce8">
            <text:p>0.22</text:p>
          </table:table-cell>
          <table:table-cell office:value-type="float" office:value="0.16" table:style-name="ce8">
            <text:p>0.16</text:p>
          </table:table-cell>
          <table:table-cell office:value-type="float" office:value="0.155" table:style-name="ce8">
            <text:p>0.155</text:p>
          </table:table-cell>
          <table:table-cell office:value-type="percentage" office:value="0.88235294117647045" table:formula="of:=([.$G19]-[.$E19])/[.$E19]" table:style-name="ce9">
            <text:p>88.24%</text:p>
          </table:table-cell>
          <table:table-cell office:value-type="percentage" office:value="1" table:formula="of:=([.H19]-[.$E19])/[.$E19]" table:style-name="ce10">
            <text:p>100.00%</text:p>
          </table:table-cell>
          <table:table-cell office:value-type="percentage" office:value="0.76470588235294101" table:formula="of:=([.I19]-[.$E19])/[.$E19]" table:style-name="ce9">
            <text:p>76.47%</text:p>
          </table:table-cell>
          <table:table-cell office:value-type="percentage" office:value="1.2352941176470587" table:formula="of:=([.J19]-[.$E19])/[.$E19]" table:style-name="ce9">
            <text:p>123.53%</text:p>
          </table:table-cell>
          <table:table-cell office:value-type="percentage" office:value="0.94117647058823528" table:formula="of:=([.K19]-[.$E19])/[.$E19]" table:style-name="ce9">
            <text:p>94.12%</text:p>
          </table:table-cell>
          <table:table-cell office:value-type="percentage" office:value="0.88235294117647045" table:formula="of:=([.L19]-[.$E19])/[.$E19]" table:style-name="ce9">
            <text:p>88.24%</text:p>
          </table:table-cell>
          <table:table-cell office:value-type="percentage" office:value="0.58823529411764708" table:formula="of:=([.M19]-[.$E19])/[.$E19]" table:style-name="ce9">
            <text:p>58.82%</text:p>
          </table:table-cell>
          <table:table-cell office:value-type="percentage" office:value="0.82352941176470573" table:formula="of:=([.N19]-[.$E19])/[.$E19]" table:style-name="ce9">
            <text:p>82.35%</text:p>
          </table:table-cell>
          <table:table-cell office:value-type="percentage" office:value="1.588235294117647" table:formula="of:=([.O19]-[.$E19])/[.$E19]" table:style-name="ce10">
            <text:p>158.82%</text:p>
          </table:table-cell>
          <table:table-cell office:value-type="percentage" office:value="1.588235294117647" table:formula="of:=([.P19]-[.$E19])/[.$E19]" table:style-name="ce10">
            <text:p>158.82%</text:p>
          </table:table-cell>
          <table:table-cell office:value-type="percentage" office:value="0.88235294117647045" table:formula="of:=([.Q19]-[.$E19])/[.$E19]" table:style-name="ce9">
            <text:p>88.24%</text:p>
          </table:table-cell>
          <table:table-cell office:value-type="percentage" office:value="0.82352941176470573" table:formula="of:=([.R19]-[.$E19])/[.$E19]" table:style-name="ce9">
            <text:p>82.35%</text:p>
          </table:table-cell>
          <table:table-cell table:number-columns-repeated="16354"/>
        </table:table-row>
        <table:table-row table:style-name="ro2"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MiningBookGuy</text:p>
          </table:table-cell>
          <table:table-cell office:value-type="string" table:style-name="ce1">
            <text:p>MUN.V</text:p>
          </table:table-cell>
          <table:table-cell office:value-type="float" office:value="0.14499999999999999" table:style-name="ce1">
            <text:p>0.145</text:p>
          </table:table-cell>
          <table:table-cell office:value-type="string" table:style-name="ce7">
            <text:p>x</text:p>
          </table:table-cell>
          <table:table-cell office:value-type="float" office:value="0.13" table:style-name="ce8">
            <text:p>0.13</text:p>
          </table:table-cell>
          <table:table-cell office:value-type="float" office:value="0.14000000000000001" table:style-name="ce8">
            <text:p>0.14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.15" table:style-name="ce8">
            <text:p>0.15</text:p>
          </table:table-cell>
          <table:table-cell office:value-type="float" office:value="0.16500000000000001" table:style-name="ce8">
            <text:p>0.165</text:p>
          </table:table-cell>
          <table:table-cell office:value-type="float" office:value="0.18" table:style-name="ce8">
            <text:p>0.18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7" table:style-name="ce8">
            <text:p>0.17</text:p>
          </table:table-cell>
          <table:table-cell office:value-type="float" office:value="0.17" table:style-name="ce8">
            <text:p>0.17</text:p>
          </table:table-cell>
          <table:table-cell office:value-type="float" office:value="0.19" table:style-name="ce8">
            <text:p>0.19</text:p>
          </table:table-cell>
          <table:table-cell office:value-type="float" office:value="0.19" table:style-name="ce8">
            <text:p>0.19</text:p>
          </table:table-cell>
          <table:table-cell office:value-type="percentage" office:value="-0.10344827586206887" table:formula="of:=([.$G20]-[.$E20])/[.$E20]" table:style-name="ce9">
            <text:p>-10.34%</text:p>
          </table:table-cell>
          <table:table-cell office:value-type="percentage" office:value="-3.4482758620689495E-2" table:formula="of:=([.H20]-[.$E20])/[.$E20]" table:style-name="ce9">
            <text:p>-3.45%</text:p>
          </table:table-cell>
          <table:table-cell office:value-type="percentage" office:value="0" table:formula="of:=([.I20]-[.$E20])/[.$E20]" table:style-name="ce9">
            <text:p>0.00%</text:p>
          </table:table-cell>
          <table:table-cell office:value-type="percentage" office:value="3.4482758620689689E-2" table:formula="of:=([.J20]-[.$E20])/[.$E20]" table:style-name="ce9">
            <text:p>3.45%</text:p>
          </table:table-cell>
          <table:table-cell office:value-type="percentage" office:value="0.13793103448275876" table:formula="of:=([.K20]-[.$E20])/[.$E20]" table:style-name="ce9">
            <text:p>13.79%</text:p>
          </table:table-cell>
          <table:table-cell office:value-type="percentage" office:value="0.24137931034482762" table:formula="of:=([.L20]-[.$E20])/[.$E20]" table:style-name="ce9">
            <text:p>24.14%</text:p>
          </table:table-cell>
          <table:table-cell office:value-type="percentage" office:value="0.20689655172413793" table:formula="of:=([.M20]-[.$E20])/[.$E20]" table:style-name="ce9">
            <text:p>20.69%</text:p>
          </table:table-cell>
          <table:table-cell office:value-type="percentage" office:value="0.20689655172413793" table:formula="of:=([.N20]-[.$E20])/[.$E20]" table:style-name="ce9">
            <text:p>20.69%</text:p>
          </table:table-cell>
          <table:table-cell office:value-type="percentage" office:value="0.17241379310344845" table:formula="of:=([.O20]-[.$E20])/[.$E20]" table:style-name="ce9">
            <text:p>17.24%</text:p>
          </table:table-cell>
          <table:table-cell office:value-type="percentage" office:value="0.17241379310344845" table:formula="of:=([.P20]-[.$E20])/[.$E20]" table:style-name="ce9">
            <text:p>17.24%</text:p>
          </table:table-cell>
          <table:table-cell office:value-type="percentage" office:value="0.31034482758620702" table:formula="of:=([.Q20]-[.$E20])/[.$E20]" table:style-name="ce9">
            <text:p>31.03%</text:p>
          </table:table-cell>
          <table:table-cell office:value-type="percentage" office:value="0.31034482758620702" table:formula="of:=([.R20]-[.$E20])/[.$E20]" table:style-name="ce9">
            <text:p>31.03%</text:p>
          </table:table-cell>
          <table:table-cell table:number-columns-repeated="16354"/>
        </table:table-row>
        <table:table-row table:style-name="ro2"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RocketRed</text:p>
          </table:table-cell>
          <table:table-cell office:value-type="string" table:style-name="ce1">
            <text:p>BEX.V</text:p>
          </table:table-cell>
          <table:table-cell office:value-type="float" office:value="0.09" table:style-name="ce1">
            <text:p>0.09</text:p>
          </table:table-cell>
          <table:table-cell office:value-type="string" table:style-name="ce7">
            <text:p>x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12" table:style-name="ce8">
            <text:p>0.12</text:p>
          </table:table-cell>
          <table:table-cell office:value-type="float" office:value="0.125" table:style-name="ce8">
            <text:p>0.125</text:p>
          </table:table-cell>
          <table:table-cell office:value-type="float" office:value="0.13" table:style-name="ce8">
            <text:p>0.13</text:p>
          </table:table-cell>
          <table:table-cell office:value-type="float" office:value="0.125" table:style-name="ce8">
            <text:p>0.125</text:p>
          </table:table-cell>
          <table:table-cell office:value-type="float" office:value="0.12" table:style-name="ce8">
            <text:p>0.12</text:p>
          </table:table-cell>
          <table:table-cell office:value-type="float" office:value="0.13" table:style-name="ce8">
            <text:p>0.13</text:p>
          </table:table-cell>
          <table:table-cell office:value-type="float" office:value="0.11" table:style-name="ce8">
            <text:p>0.11</text:p>
          </table:table-cell>
          <table:table-cell office:value-type="float" office:value="0.115" table:style-name="ce8">
            <text:p>0.115</text:p>
          </table:table-cell>
          <table:table-cell office:value-type="float" office:value="0.115" table:style-name="ce8">
            <text:p>0.115</text:p>
          </table:table-cell>
          <table:table-cell office:value-type="float" office:value="0.105" table:style-name="ce8">
            <text:p>0.105</text:p>
          </table:table-cell>
          <table:table-cell office:value-type="percentage" office:value="-5.5555555555555455E-2" table:formula="of:=([.$G21]-[.$E21])/[.$E21]" table:style-name="ce9">
            <text:p>-5.56%</text:p>
          </table:table-cell>
          <table:table-cell office:value-type="percentage" office:value="5.5555555555555608E-2" table:formula="of:=([.H21]-[.$E21])/[.$E21]" table:style-name="ce9">
            <text:p>5.56%</text:p>
          </table:table-cell>
          <table:table-cell office:value-type="percentage" office:value="0.33333333333333331" table:formula="of:=([.I21]-[.$E21])/[.$E21]" table:style-name="ce9">
            <text:p>33.33%</text:p>
          </table:table-cell>
          <table:table-cell office:value-type="percentage" office:value="0.38888888888888895" table:formula="of:=([.J21]-[.$E21])/[.$E21]" table:style-name="ce9">
            <text:p>38.89%</text:p>
          </table:table-cell>
          <table:table-cell office:value-type="percentage" office:value="0.44444444444444453" table:formula="of:=([.K21]-[.$E21])/[.$E21]" table:style-name="ce9">
            <text:p>44.44%</text:p>
          </table:table-cell>
          <table:table-cell office:value-type="percentage" office:value="0.38888888888888895" table:formula="of:=([.L21]-[.$E21])/[.$E21]" table:style-name="ce9">
            <text:p>38.89%</text:p>
          </table:table-cell>
          <table:table-cell office:value-type="percentage" office:value="0.33333333333333331" table:formula="of:=([.M21]-[.$E21])/[.$E21]" table:style-name="ce9">
            <text:p>33.33%</text:p>
          </table:table-cell>
          <table:table-cell office:value-type="percentage" office:value="0.44444444444444453" table:formula="of:=([.N21]-[.$E21])/[.$E21]" table:style-name="ce9">
            <text:p>44.44%</text:p>
          </table:table-cell>
          <table:table-cell office:value-type="percentage" office:value="0.22222222222222227" table:formula="of:=([.O21]-[.$E21])/[.$E21]" table:style-name="ce9">
            <text:p>22.22%</text:p>
          </table:table-cell>
          <table:table-cell office:value-type="percentage" office:value="0.2777777777777779" table:formula="of:=([.P21]-[.$E21])/[.$E21]" table:style-name="ce9">
            <text:p>27.78%</text:p>
          </table:table-cell>
          <table:table-cell office:value-type="percentage" office:value="0.2777777777777779" table:formula="of:=([.Q21]-[.$E21])/[.$E21]" table:style-name="ce9">
            <text:p>27.78%</text:p>
          </table:table-cell>
          <table:table-cell office:value-type="percentage" office:value="0.16666666666666666" table:formula="of:=([.R21]-[.$E21])/[.$E21]" table:style-name="ce9">
            <text:p>16.67%</text:p>
          </table:table-cell>
          <table:table-cell table:number-columns-repeated="16354"/>
        </table:table-row>
        <table:table-row table:style-name="ro2">
          <table:table-cell office:value-type="float" office:value="21" table:style-name="ce1">
            <text:p>21</text:p>
          </table:table-cell>
          <table:table-cell table:style-name="ce1"/>
          <table:table-cell office:value-type="string" table:style-name="ce1">
            <text:p>strakpao</text:p>
          </table:table-cell>
          <table:table-cell office:value-type="string" table:style-name="ce1">
            <text:p>PNN.V</text:p>
          </table:table-cell>
          <table:table-cell office:value-type="float" office:value="4.4999999999999998E-2" table:style-name="ce1">
            <text:p>0.045</text:p>
          </table:table-cell>
          <table:table-cell office:value-type="string" table:style-name="ce7">
            <text:p>x</text:p>
          </table:table-cell>
          <table:table-cell office:value-type="float" office:value="0.04" table:style-name="ce8">
            <text:p>0.04</text:p>
          </table:table-cell>
          <table:table-cell office:value-type="float" office:value="0.04" table:style-name="ce8">
            <text:p>0.04</text:p>
          </table:table-cell>
          <table:table-cell office:value-type="float" office:value="0.04" table:style-name="ce8">
            <text:p>0.04</text:p>
          </table:table-cell>
          <table:table-cell office:value-type="float" office:value="0.04" table:style-name="ce8">
            <text:p>0.04</text:p>
          </table:table-cell>
          <table:table-cell office:value-type="float" office:value="0.04" table:style-name="ce8">
            <text:p>0.04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4" table:style-name="ce8">
            <text:p>0.04</text:p>
          </table:table-cell>
          <table:table-cell office:value-type="float" office:value="0.05" table:style-name="ce8">
            <text:p>0.0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6.5000000000000002E-2" table:style-name="ce8">
            <text:p>0.065</text:p>
          </table:table-cell>
          <table:table-cell office:value-type="percentage" office:value="-0.11111111111111106" table:formula="of:=([.$G22]-[.$E22])/[.$E22]" table:style-name="ce9">
            <text:p>-11.11%</text:p>
          </table:table-cell>
          <table:table-cell office:value-type="percentage" office:value="-0.11111111111111106" table:formula="of:=([.H22]-[.$E22])/[.$E22]" table:style-name="ce9">
            <text:p>-11.11%</text:p>
          </table:table-cell>
          <table:table-cell office:value-type="percentage" office:value="-0.11111111111111106" table:formula="of:=([.I22]-[.$E22])/[.$E22]" table:style-name="ce9">
            <text:p>-11.11%</text:p>
          </table:table-cell>
          <table:table-cell office:value-type="percentage" office:value="-0.11111111111111106" table:formula="of:=([.J22]-[.$E22])/[.$E22]" table:style-name="ce9">
            <text:p>-11.11%</text:p>
          </table:table-cell>
          <table:table-cell office:value-type="percentage" office:value="-0.11111111111111106" table:formula="of:=([.K22]-[.$E22])/[.$E22]" table:style-name="ce9">
            <text:p>-11.11%</text:p>
          </table:table-cell>
          <table:table-cell office:value-type="percentage" office:value="0" table:formula="of:=([.L22]-[.$E22])/[.$E22]" table:style-name="ce9">
            <text:p>0.00%</text:p>
          </table:table-cell>
          <table:table-cell office:value-type="percentage" office:value="0" table:formula="of:=([.M22]-[.$E22])/[.$E22]" table:style-name="ce9">
            <text:p>0.00%</text:p>
          </table:table-cell>
          <table:table-cell office:value-type="percentage" office:value="-0.11111111111111106" table:formula="of:=([.N22]-[.$E22])/[.$E22]" table:style-name="ce9">
            <text:p>-11.11%</text:p>
          </table:table-cell>
          <table:table-cell office:value-type="percentage" office:value="0.11111111111111122" table:formula="of:=([.O22]-[.$E22])/[.$E22]" table:style-name="ce9">
            <text:p>11.11%</text:p>
          </table:table-cell>
          <table:table-cell office:value-type="percentage" office:value="0.44444444444444453" table:formula="of:=([.P22]-[.$E22])/[.$E22]" table:style-name="ce9">
            <text:p>44.44%</text:p>
          </table:table-cell>
          <table:table-cell office:value-type="percentage" office:value="0.44444444444444453" table:formula="of:=([.Q22]-[.$E22])/[.$E22]" table:style-name="ce9">
            <text:p>44.44%</text:p>
          </table:table-cell>
          <table:table-cell office:value-type="percentage" office:value="0.44444444444444453" table:formula="of:=([.R22]-[.$E22])/[.$E22]" table:style-name="ce9">
            <text:p>44.44%</text:p>
          </table:table-cell>
          <table:table-cell table:number-columns-repeated="16354"/>
        </table:table-row>
        <table:table-row table:style-name="ro2"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wolff</text:p>
          </table:table-cell>
          <table:table-cell office:value-type="string" table:style-name="ce1">
            <text:p>PTU.V</text:p>
          </table:table-cell>
          <table:table-cell office:value-type="float" office:value="0.13" table:style-name="ce1">
            <text:p>0.13</text:p>
          </table:table-cell>
          <table:table-cell office:value-type="string" table:style-name="ce7">
            <text:p>x</text:p>
          </table:table-cell>
          <table:table-cell office:value-type="float" office:value="0.18" table:style-name="ce8">
            <text:p>0.18</text:p>
          </table:table-cell>
          <table:table-cell office:value-type="float" office:value="0.16500000000000001" table:style-name="ce8">
            <text:p>0.165</text:p>
          </table:table-cell>
          <table:table-cell office:value-type="float" office:value="0.17" table:style-name="ce8">
            <text:p>0.17</text:p>
          </table:table-cell>
          <table:table-cell office:value-type="float" office:value="0.13" table:style-name="ce8">
            <text:p>0.13</text:p>
          </table:table-cell>
          <table:table-cell office:value-type="float" office:value="0.15" table:style-name="ce8">
            <text:p>0.15</text:p>
          </table:table-cell>
          <table:table-cell office:value-type="float" office:value="0.15" table:style-name="ce8">
            <text:p>0.15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.13" table:style-name="ce8">
            <text:p>0.13</text:p>
          </table:table-cell>
          <table:table-cell office:value-type="float" office:value="0.115" table:style-name="ce8">
            <text:p>0.115</text:p>
          </table:table-cell>
          <table:table-cell office:value-type="float" office:value="0.125" table:style-name="ce8">
            <text:p>0.125</text:p>
          </table:table-cell>
          <table:table-cell office:value-type="float" office:value="0.115" table:style-name="ce8">
            <text:p>0.115</text:p>
          </table:table-cell>
          <table:table-cell office:value-type="float" office:value="0.12" table:style-name="ce8">
            <text:p>0.12</text:p>
          </table:table-cell>
          <table:table-cell office:value-type="percentage" office:value="0.38461538461538453" table:formula="of:=([.$G23]-[.$E23])/[.$E23]" table:style-name="ce9">
            <text:p>38.46%</text:p>
          </table:table-cell>
          <table:table-cell office:value-type="percentage" office:value="0.26923076923076927" table:formula="of:=([.H23]-[.$E23])/[.$E23]" table:style-name="ce9">
            <text:p>26.92%</text:p>
          </table:table-cell>
          <table:table-cell office:value-type="percentage" office:value="0.30769230769230776" table:formula="of:=([.I23]-[.$E23])/[.$E23]" table:style-name="ce9">
            <text:p>30.77%</text:p>
          </table:table-cell>
          <table:table-cell office:value-type="percentage" office:value="0" table:formula="of:=([.J23]-[.$E23])/[.$E23]" table:style-name="ce9">
            <text:p>0.00%</text:p>
          </table:table-cell>
          <table:table-cell office:value-type="percentage" office:value="0.15384615384615377" table:formula="of:=([.K23]-[.$E23])/[.$E23]" table:style-name="ce9">
            <text:p>15.38%</text:p>
          </table:table-cell>
          <table:table-cell office:value-type="percentage" office:value="0.15384615384615377" table:formula="of:=([.L23]-[.$E23])/[.$E23]" table:style-name="ce9">
            <text:p>15.38%</text:p>
          </table:table-cell>
          <table:table-cell office:value-type="percentage" office:value="0.11538461538461527" table:formula="of:=([.M23]-[.$E23])/[.$E23]" table:style-name="ce9">
            <text:p>11.54%</text:p>
          </table:table-cell>
          <table:table-cell office:value-type="percentage" office:value="0" table:formula="of:=([.N23]-[.$E23])/[.$E23]" table:style-name="ce9">
            <text:p>0.00%</text:p>
          </table:table-cell>
          <table:table-cell office:value-type="percentage" office:value="-0.11538461538461538" table:formula="of:=([.O23]-[.$E23])/[.$E23]" table:style-name="ce9">
            <text:p>-11.54%</text:p>
          </table:table-cell>
          <table:table-cell office:value-type="percentage" office:value="-3.8461538461538491E-2" table:formula="of:=([.P23]-[.$E23])/[.$E23]" table:style-name="ce9">
            <text:p>-3.85%</text:p>
          </table:table-cell>
          <table:table-cell office:value-type="percentage" office:value="-0.11538461538461538" table:formula="of:=([.Q23]-[.$E23])/[.$E23]" table:style-name="ce9">
            <text:p>-11.54%</text:p>
          </table:table-cell>
          <table:table-cell office:value-type="percentage" office:value="-7.6923076923076983E-2" table:formula="of:=([.R23]-[.$E23])/[.$E23]" table:style-name="ce9">
            <text:p>-7.69%</text:p>
          </table:table-cell>
          <table:table-cell table:number-columns-repeated="16354"/>
        </table:table-row>
        <table:table-row table:style-name="ro2">
          <table:table-cell office:value-type="float" office:value="23" table:style-name="ce1">
            <text:p>23</text:p>
          </table:table-cell>
          <table:table-cell table:style-name="ce1"/>
          <table:table-cell office:value-type="string" table:style-name="ce1">
            <text:p>Mutt</text:p>
          </table:table-cell>
          <table:table-cell office:value-type="string" table:style-name="ce1">
            <text:p>NRN.V</text:p>
          </table:table-cell>
          <table:table-cell office:value-type="float" office:value="5.5E-2" table:style-name="ce1">
            <text:p>0.055</text:p>
          </table:table-cell>
          <table:table-cell office:value-type="string" table:style-name="ce7">
            <text:p>x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5" table:style-name="ce8">
            <text:p>0.05</text:p>
          </table:table-cell>
          <table:table-cell office:value-type="float" office:value="0.06" table:style-name="ce8">
            <text:p>0.06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0.05" table:style-name="ce8">
            <text:p>0.05</text:p>
          </table:table-cell>
          <table:table-cell office:value-type="float" office:value="5.5E-2" table:style-name="ce8">
            <text:p>0.055</text:p>
          </table:table-cell>
          <table:table-cell office:value-type="float" office:value="0.05" table:style-name="ce8">
            <text:p>0.05</text:p>
          </table:table-cell>
          <table:table-cell office:value-type="float" office:value="0.05" table:style-name="ce8">
            <text:p>0.05</text:p>
          </table:table-cell>
          <table:table-cell office:value-type="percentage" office:value="0" table:formula="of:=([.$G24]-[.$E24])/[.$E24]" table:style-name="ce9">
            <text:p>0.00%</text:p>
          </table:table-cell>
          <table:table-cell office:value-type="percentage" office:value="0" table:formula="of:=([.H24]-[.$E24])/[.$E24]" table:style-name="ce9">
            <text:p>0.00%</text:p>
          </table:table-cell>
          <table:table-cell office:value-type="percentage" office:value="-0.18181818181818185" table:formula="of:=([.I24]-[.$E24])/[.$E24]" table:style-name="ce9">
            <text:p>-18.18%</text:p>
          </table:table-cell>
          <table:table-cell office:value-type="percentage" office:value="-9.090909090909087E-2" table:formula="of:=([.J24]-[.$E24])/[.$E24]" table:style-name="ce9">
            <text:p>-9.09%</text:p>
          </table:table-cell>
          <table:table-cell office:value-type="percentage" office:value="9.090909090909087E-2" table:formula="of:=([.K24]-[.$E24])/[.$E24]" table:style-name="ce9">
            <text:p>9.09%</text:p>
          </table:table-cell>
          <table:table-cell office:value-type="percentage" office:value="0" table:formula="of:=([.L24]-[.$E24])/[.$E24]" table:style-name="ce9">
            <text:p>0.00%</text:p>
          </table:table-cell>
          <table:table-cell office:value-type="percentage" office:value="0" table:formula="of:=([.M24]-[.$E24])/[.$E24]" table:style-name="ce9">
            <text:p>0.00%</text:p>
          </table:table-cell>
          <table:table-cell office:value-type="percentage" office:value="0" table:formula="of:=([.N24]-[.$E24])/[.$E24]" table:style-name="ce9">
            <text:p>0.00%</text:p>
          </table:table-cell>
          <table:table-cell office:value-type="percentage" office:value="-9.090909090909087E-2" table:formula="of:=([.O24]-[.$E24])/[.$E24]" table:style-name="ce9">
            <text:p>-9.09%</text:p>
          </table:table-cell>
          <table:table-cell office:value-type="percentage" office:value="0" table:formula="of:=([.P24]-[.$E24])/[.$E24]" table:style-name="ce9">
            <text:p>0.00%</text:p>
          </table:table-cell>
          <table:table-cell office:value-type="percentage" office:value="-9.090909090909087E-2" table:formula="of:=([.Q24]-[.$E24])/[.$E24]" table:style-name="ce9">
            <text:p>-9.09%</text:p>
          </table:table-cell>
          <table:table-cell office:value-type="percentage" office:value="-9.090909090909087E-2" table:formula="of:=([.R24]-[.$E24])/[.$E24]" table:style-name="ce9">
            <text:p>-9.09%</text:p>
          </table:table-cell>
          <table:table-cell table:number-columns-repeated="16354"/>
        </table:table-row>
        <table:table-row table:style-name="ro2">
          <table:table-cell office:value-type="float" office:value="24" table:style-name="ce1">
            <text:p>24</text:p>
          </table:table-cell>
          <table:table-cell table:style-name="ce1"/>
          <table:table-cell office:value-type="string" table:style-name="ce1">
            <text:p>JAChap</text:p>
          </table:table-cell>
          <table:table-cell office:value-type="string" table:style-name="ce1">
            <text:p>BEX.V</text:p>
          </table:table-cell>
          <table:table-cell office:value-type="float" office:value="0.09" table:style-name="ce1">
            <text:p>0.09</text:p>
          </table:table-cell>
          <table:table-cell office:value-type="string" table:style-name="ce7">
            <text:p>x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12" table:style-name="ce8">
            <text:p>0.12</text:p>
          </table:table-cell>
          <table:table-cell office:value-type="float" office:value="0.125" table:style-name="ce8">
            <text:p>0.125</text:p>
          </table:table-cell>
          <table:table-cell office:value-type="float" office:value="0.13" table:style-name="ce8">
            <text:p>0.13</text:p>
          </table:table-cell>
          <table:table-cell office:value-type="float" office:value="0.125" table:style-name="ce8">
            <text:p>0.125</text:p>
          </table:table-cell>
          <table:table-cell office:value-type="float" office:value="0.12" table:style-name="ce8">
            <text:p>0.12</text:p>
          </table:table-cell>
          <table:table-cell office:value-type="float" office:value="0.13" table:style-name="ce8">
            <text:p>0.13</text:p>
          </table:table-cell>
          <table:table-cell office:value-type="float" office:value="0.11" table:style-name="ce8">
            <text:p>0.11</text:p>
          </table:table-cell>
          <table:table-cell office:value-type="float" office:value="0.115" table:style-name="ce8">
            <text:p>0.115</text:p>
          </table:table-cell>
          <table:table-cell office:value-type="float" office:value="0.115" table:style-name="ce8">
            <text:p>0.115</text:p>
          </table:table-cell>
          <table:table-cell office:value-type="float" office:value="0.105" table:style-name="ce8">
            <text:p>0.105</text:p>
          </table:table-cell>
          <table:table-cell office:value-type="percentage" office:value="-5.5555555555555455E-2" table:formula="of:=([.$G25]-[.$E25])/[.$E25]" table:style-name="ce9">
            <text:p>-5.56%</text:p>
          </table:table-cell>
          <table:table-cell office:value-type="percentage" office:value="5.5555555555555608E-2" table:formula="of:=([.H25]-[.$E25])/[.$E25]" table:style-name="ce9">
            <text:p>5.56%</text:p>
          </table:table-cell>
          <table:table-cell office:value-type="percentage" office:value="0.33333333333333331" table:formula="of:=([.I25]-[.$E25])/[.$E25]" table:style-name="ce9">
            <text:p>33.33%</text:p>
          </table:table-cell>
          <table:table-cell office:value-type="percentage" office:value="0.38888888888888895" table:formula="of:=([.J25]-[.$E25])/[.$E25]" table:style-name="ce9">
            <text:p>38.89%</text:p>
          </table:table-cell>
          <table:table-cell office:value-type="percentage" office:value="0.44444444444444453" table:formula="of:=([.K25]-[.$E25])/[.$E25]" table:style-name="ce9">
            <text:p>44.44%</text:p>
          </table:table-cell>
          <table:table-cell office:value-type="percentage" office:value="0.38888888888888895" table:formula="of:=([.L25]-[.$E25])/[.$E25]" table:style-name="ce9">
            <text:p>38.89%</text:p>
          </table:table-cell>
          <table:table-cell office:value-type="percentage" office:value="0.33333333333333331" table:formula="of:=([.M25]-[.$E25])/[.$E25]" table:style-name="ce9">
            <text:p>33.33%</text:p>
          </table:table-cell>
          <table:table-cell office:value-type="percentage" office:value="0.44444444444444453" table:formula="of:=([.N25]-[.$E25])/[.$E25]" table:style-name="ce9">
            <text:p>44.44%</text:p>
          </table:table-cell>
          <table:table-cell office:value-type="percentage" office:value="0.22222222222222227" table:formula="of:=([.O25]-[.$E25])/[.$E25]" table:style-name="ce9">
            <text:p>22.22%</text:p>
          </table:table-cell>
          <table:table-cell office:value-type="percentage" office:value="0.2777777777777779" table:formula="of:=([.P25]-[.$E25])/[.$E25]" table:style-name="ce9">
            <text:p>27.78%</text:p>
          </table:table-cell>
          <table:table-cell office:value-type="percentage" office:value="0.2777777777777779" table:formula="of:=([.Q25]-[.$E25])/[.$E25]" table:style-name="ce9">
            <text:p>27.78%</text:p>
          </table:table-cell>
          <table:table-cell office:value-type="percentage" office:value="0.16666666666666666" table:formula="of:=([.R25]-[.$E25])/[.$E25]" table:style-name="ce9">
            <text:p>16.67%</text:p>
          </table:table-cell>
          <table:table-cell table:number-columns-repeated="16354"/>
        </table:table-row>
        <table:table-row table:style-name="ro2"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chatyak</text:p>
          </table:table-cell>
          <table:table-cell office:value-type="string" table:style-name="ce1">
            <text:p>MRS.V</text:p>
          </table:table-cell>
          <table:table-cell office:value-type="float" office:value="0.12" table:style-name="ce1">
            <text:p>0.12</text:p>
          </table:table-cell>
          <table:table-cell office:value-type="string" table:style-name="ce7">
            <text:p>x</text:p>
          </table:table-cell>
          <table:table-cell office:value-type="float" office:value="0.105" table:style-name="ce8">
            <text:p>0.105</text:p>
          </table:table-cell>
          <table:table-cell office:value-type="float" office:value="0.11" table:style-name="ce8">
            <text:p>0.11</text:p>
          </table:table-cell>
          <table:table-cell office:value-type="float" office:value="0.09" table:style-name="ce8">
            <text:p>0.09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0.08" table:style-name="ce8">
            <text:p>0.08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0.08" table:style-name="ce8">
            <text:p>0.08</text:p>
          </table:table-cell>
          <table:table-cell office:value-type="float" office:value="0.09" table:style-name="ce8">
            <text:p>0.09</text:p>
          </table:table-cell>
          <table:table-cell office:value-type="float" office:value="0.12" table:style-name="ce8">
            <text:p>0.12</text:p>
          </table:table-cell>
          <table:table-cell office:value-type="float" office:value="0.09" table:style-name="ce8">
            <text:p>0.09</text:p>
          </table:table-cell>
          <table:table-cell office:value-type="float" office:value="0.1" table:style-name="ce8">
            <text:p>0.1</text:p>
          </table:table-cell>
          <table:table-cell office:value-type="float" office:value="8.5000000000000006E-2" table:style-name="ce8">
            <text:p>0.085</text:p>
          </table:table-cell>
          <table:table-cell office:value-type="percentage" office:value="-0.125" table:formula="of:=([.$G26]-[.$E26])/[.$E26]" table:style-name="ce9">
            <text:p>-12.50%</text:p>
          </table:table-cell>
          <table:table-cell office:value-type="percentage" office:value="-8.3333333333333301E-2" table:formula="of:=([.H26]-[.$E26])/[.$E26]" table:style-name="ce9">
            <text:p>-8.33%</text:p>
          </table:table-cell>
          <table:table-cell office:value-type="percentage" office:value="-0.25" table:formula="of:=([.I26]-[.$E26])/[.$E26]" table:style-name="ce9">
            <text:p>-25.00%</text:p>
          </table:table-cell>
          <table:table-cell office:value-type="percentage" office:value="-0.29166666666666657" table:formula="of:=([.J26]-[.$E26])/[.$E26]" table:style-name="ce9">
            <text:p>-29.17%</text:p>
          </table:table-cell>
          <table:table-cell office:value-type="percentage" office:value="-0.33333333333333331" table:formula="of:=([.K26]-[.$E26])/[.$E26]" table:style-name="ce9">
            <text:p>-33.33%</text:p>
          </table:table-cell>
          <table:table-cell office:value-type="percentage" office:value="-0.41666666666666657" table:formula="of:=([.L26]-[.$E26])/[.$E26]" table:style-name="ce9">
            <text:p>-41.67%</text:p>
          </table:table-cell>
          <table:table-cell office:value-type="percentage" office:value="-0.33333333333333331" table:formula="of:=([.M26]-[.$E26])/[.$E26]" table:style-name="ce9">
            <text:p>-33.33%</text:p>
          </table:table-cell>
          <table:table-cell office:value-type="percentage" office:value="-0.25" table:formula="of:=([.N26]-[.$E26])/[.$E26]" table:style-name="ce9">
            <text:p>-25.00%</text:p>
          </table:table-cell>
          <table:table-cell office:value-type="percentage" office:value="0" table:formula="of:=([.O26]-[.$E26])/[.$E26]" table:style-name="ce9">
            <text:p>0.00%</text:p>
          </table:table-cell>
          <table:table-cell office:value-type="percentage" office:value="-0.25" table:formula="of:=([.P26]-[.$E26])/[.$E26]" table:style-name="ce9">
            <text:p>-25.00%</text:p>
          </table:table-cell>
          <table:table-cell office:value-type="percentage" office:value="-0.1666666666666666" table:formula="of:=([.Q26]-[.$E26])/[.$E26]" table:style-name="ce9">
            <text:p>-16.67%</text:p>
          </table:table-cell>
          <table:table-cell office:value-type="percentage" office:value="-0.29166666666666657" table:formula="of:=([.R26]-[.$E26])/[.$E26]" table:style-name="ce9">
            <text:p>-29.17%</text:p>
          </table:table-cell>
          <table:table-cell table:number-columns-repeated="16354"/>
        </table:table-row>
        <table:table-row table:style-name="ro2">
          <table:table-cell office:value-type="float" office:value="26" table:style-name="ce1">
            <text:p>26</text:p>
          </table:table-cell>
          <table:table-cell table:style-name="ce1"/>
          <table:table-cell office:value-type="string" table:style-name="ce1">
            <text:p>kayo</text:p>
          </table:table-cell>
          <table:table-cell office:value-type="string" table:style-name="ce1">
            <text:p>PBT-U.CN</text:p>
          </table:table-cell>
          <table:table-cell office:value-type="float" office:value="0.14000000000000001" table:style-name="ce1">
            <text:p>0.14</text:p>
          </table:table-cell>
          <table:table-cell office:value-type="string" table:style-name="ce7">
            <text:p>x</text:p>
          </table:table-cell>
          <table:table-cell office:value-type="float" office:value="0.16500000000000001" table:style-name="ce8">
            <text:p>0.165</text:p>
          </table:table-cell>
          <table:table-cell office:value-type="float" office:value="0.15" table:style-name="ce8">
            <text:p>0.15</text:p>
          </table:table-cell>
          <table:table-cell office:value-type="float" office:value="0.155" table:style-name="ce8">
            <text:p>0.155</text:p>
          </table:table-cell>
          <table:table-cell office:value-type="float" office:value="0.2" table:style-name="ce8">
            <text:p>0.2</text:p>
          </table:table-cell>
          <table:table-cell office:value-type="float" office:value="0.21" table:style-name="ce8">
            <text:p>0.21</text:p>
          </table:table-cell>
          <table:table-cell office:value-type="float" office:value="0.215" table:style-name="ce8">
            <text:p>0.215</text:p>
          </table:table-cell>
          <table:table-cell office:value-type="float" office:value="0.16" table:style-name="ce8">
            <text:p>0.16</text:p>
          </table:table-cell>
          <table:table-cell office:value-type="float" office:value="0.15" table:style-name="ce8">
            <text:p>0.15</text:p>
          </table:table-cell>
          <table:table-cell office:value-type="float" office:value="0.185" table:style-name="ce8">
            <text:p>0.185</text:p>
          </table:table-cell>
          <table:table-cell office:value-type="float" office:value="0.215" table:style-name="ce8">
            <text:p>0.215</text:p>
          </table:table-cell>
          <table:table-cell office:value-type="float" office:value="0.18" table:style-name="ce8">
            <text:p>0.18</text:p>
          </table:table-cell>
          <table:table-cell office:value-type="float" office:value="0.185" table:style-name="ce8">
            <text:p>0.185</text:p>
          </table:table-cell>
          <table:table-cell office:value-type="percentage" office:value="0.17857142857142852" table:formula="of:=([.$G27]-[.$E27])/[.$E27]" table:style-name="ce9">
            <text:p>17.86%</text:p>
          </table:table-cell>
          <table:table-cell office:value-type="percentage" office:value="7.1428571428571286E-2" table:formula="of:=([.H27]-[.$E27])/[.$E27]" table:style-name="ce9">
            <text:p>7.14%</text:p>
          </table:table-cell>
          <table:table-cell office:value-type="percentage" office:value="0.10714285714285703" table:formula="of:=([.I27]-[.$E27])/[.$E27]" table:style-name="ce9">
            <text:p>10.71%</text:p>
          </table:table-cell>
          <table:table-cell office:value-type="percentage" office:value="0.42857142857142849" table:formula="of:=([.J27]-[.$E27])/[.$E27]" table:style-name="ce9">
            <text:p>42.86%</text:p>
          </table:table-cell>
          <table:table-cell office:value-type="percentage" office:value="0.49999999999999978" table:formula="of:=([.K27]-[.$E27])/[.$E27]" table:style-name="ce9">
            <text:p>50.00%</text:p>
          </table:table-cell>
          <table:table-cell office:value-type="percentage" office:value="0.53571428571428559" table:formula="of:=([.L27]-[.$E27])/[.$E27]" table:style-name="ce9">
            <text:p>53.57%</text:p>
          </table:table-cell>
          <table:table-cell office:value-type="percentage" office:value="0.14285714285714277" table:formula="of:=([.M27]-[.$E27])/[.$E27]" table:style-name="ce9">
            <text:p>14.29%</text:p>
          </table:table-cell>
          <table:table-cell office:value-type="percentage" office:value="7.1428571428571286E-2" table:formula="of:=([.N27]-[.$E27])/[.$E27]" table:style-name="ce9">
            <text:p>7.14%</text:p>
          </table:table-cell>
          <table:table-cell office:value-type="percentage" office:value="0.32142857142857129" table:formula="of:=([.O27]-[.$E27])/[.$E27]" table:style-name="ce9">
            <text:p>32.14%</text:p>
          </table:table-cell>
          <table:table-cell office:value-type="percentage" office:value="0.53571428571428559" table:formula="of:=([.P27]-[.$E27])/[.$E27]" table:style-name="ce9">
            <text:p>53.57%</text:p>
          </table:table-cell>
          <table:table-cell office:value-type="percentage" office:value="0.28571428571428553" table:formula="of:=([.Q27]-[.$E27])/[.$E27]" table:style-name="ce9">
            <text:p>28.57%</text:p>
          </table:table-cell>
          <table:table-cell office:value-type="percentage" office:value="0.32142857142857129" table:formula="of:=([.R27]-[.$E27])/[.$E27]" table:style-name="ce9">
            <text:p>32.14%</text:p>
          </table:table-cell>
          <table:table-cell table:number-columns-repeated="16354"/>
        </table:table-row>
        <table:table-row table:style-name="ro2">
          <table:table-cell office:value-type="float" office:value="27" table:style-name="ce1">
            <text:p>27</text:p>
          </table:table-cell>
          <table:table-cell table:style-name="ce1"/>
          <table:table-cell office:value-type="string" table:style-name="ce1">
            <text:p>Minaki</text:p>
          </table:table-cell>
          <table:table-cell office:value-type="string" table:style-name="ce1">
            <text:p>MXL.V</text:p>
          </table:table-cell>
          <table:table-cell office:value-type="float" office:value="0.14499999999999999" table:style-name="ce1">
            <text:p>0.145</text:p>
          </table:table-cell>
          <table:table-cell office:value-type="string" table:style-name="ce7">
            <text:p>x</text:p>
          </table:table-cell>
          <table:table-cell office:value-type="float" office:value="0.19" table:style-name="ce8">
            <text:p>0.19</text:p>
          </table:table-cell>
          <table:table-cell office:value-type="float" office:value="0.19" table:style-name="ce8">
            <text:p>0.19</text:p>
          </table:table-cell>
          <table:table-cell office:value-type="float" office:value="0.22" table:style-name="ce8">
            <text:p>0.22</text:p>
          </table:table-cell>
          <table:table-cell office:value-type="float" office:value="0.255" table:style-name="ce8">
            <text:p>0.255</text:p>
          </table:table-cell>
          <table:table-cell office:value-type="float" office:value="0.245" table:style-name="ce8">
            <text:p>0.245</text:p>
          </table:table-cell>
          <table:table-cell office:value-type="float" office:value="0.22" table:style-name="ce8">
            <text:p>0.22</text:p>
          </table:table-cell>
          <table:table-cell office:value-type="float" office:value="0.19500000000000001" table:style-name="ce8">
            <text:p>0.195</text:p>
          </table:table-cell>
          <table:table-cell office:value-type="float" office:value="0.19" table:style-name="ce8">
            <text:p>0.19</text:p>
          </table:table-cell>
          <table:table-cell office:value-type="float" office:value="0.18" table:style-name="ce8">
            <text:p>0.18</text:p>
          </table:table-cell>
          <table:table-cell office:value-type="float" office:value="0.185" table:style-name="ce8">
            <text:p>0.185</text:p>
          </table:table-cell>
          <table:table-cell office:value-type="float" office:value="0.17" table:style-name="ce8">
            <text:p>0.17</text:p>
          </table:table-cell>
          <table:table-cell office:value-type="float" office:value="0.155" table:style-name="ce8">
            <text:p>0.155</text:p>
          </table:table-cell>
          <table:table-cell office:value-type="percentage" office:value="0.31034482758620702" table:formula="of:=([.$G28]-[.$E28])/[.$E28]" table:style-name="ce9">
            <text:p>31.03%</text:p>
          </table:table-cell>
          <table:table-cell office:value-type="percentage" office:value="0.31034482758620702" table:formula="of:=([.H28]-[.$E28])/[.$E28]" table:style-name="ce9">
            <text:p>31.03%</text:p>
          </table:table-cell>
          <table:table-cell office:value-type="percentage" office:value="0.51724137931034497" table:formula="of:=([.I28]-[.$E28])/[.$E28]" table:style-name="ce9">
            <text:p>51.72%</text:p>
          </table:table-cell>
          <table:table-cell office:value-type="percentage" office:value="0.7586206896551726" table:formula="of:=([.J28]-[.$E28])/[.$E28]" table:style-name="ce9">
            <text:p>75.86%</text:p>
          </table:table-cell>
          <table:table-cell office:value-type="percentage" office:value="0.68965517241379315" table:formula="of:=([.K28]-[.$E28])/[.$E28]" table:style-name="ce9">
            <text:p>68.97%</text:p>
          </table:table-cell>
          <table:table-cell office:value-type="percentage" office:value="0.51724137931034497" table:formula="of:=([.L28]-[.$E28])/[.$E28]" table:style-name="ce9">
            <text:p>51.72%</text:p>
          </table:table-cell>
          <table:table-cell office:value-type="percentage" office:value="0.34482758620689669" table:formula="of:=([.M28]-[.$E28])/[.$E28]" table:style-name="ce9">
            <text:p>34.48%</text:p>
          </table:table-cell>
          <table:table-cell office:value-type="percentage" office:value="0.31034482758620702" table:formula="of:=([.N28]-[.$E28])/[.$E28]" table:style-name="ce9">
            <text:p>31.03%</text:p>
          </table:table-cell>
          <table:table-cell office:value-type="percentage" office:value="0.24137931034482762" table:formula="of:=([.O28]-[.$E28])/[.$E28]" table:style-name="ce9">
            <text:p>24.14%</text:p>
          </table:table-cell>
          <table:table-cell office:value-type="percentage" office:value="0.27586206896551729" table:formula="of:=([.P28]-[.$E28])/[.$E28]" table:style-name="ce9">
            <text:p>27.59%</text:p>
          </table:table-cell>
          <table:table-cell office:value-type="percentage" office:value="0.17241379310344845" table:formula="of:=([.Q28]-[.$E28])/[.$E28]" table:style-name="ce9">
            <text:p>17.24%</text:p>
          </table:table-cell>
          <table:table-cell office:value-type="percentage" office:value="6.8965517241379379E-2" table:formula="of:=([.R28]-[.$E28])/[.$E28]" table:style-name="ce9">
            <text:p>6.90%</text:p>
          </table:table-cell>
          <table:table-cell table:number-columns-repeated="16354"/>
        </table:table-row>
        <table:table-row table:style-name="ro2">
          <table:table-cell office:value-type="float" office:value="28" table:style-name="ce1">
            <text:p>28</text:p>
          </table:table-cell>
          <table:table-cell table:style-name="ce1"/>
          <table:table-cell office:value-type="string" table:style-name="ce1">
            <text:p>2pac</text:p>
          </table:table-cell>
          <table:table-cell office:value-type="string" table:style-name="ce12">
            <text:p>RNK-A.V</text:p>
          </table:table-cell>
          <table:table-cell office:value-type="float" office:value="1.9" table:style-name="ce12">
            <text:p>1.9</text:p>
          </table:table-cell>
          <table:table-cell office:value-type="string" table:style-name="ce7">
            <text:p>x</text:p>
          </table:table-cell>
          <table:table-cell office:value-type="float" office:value="1.8" table:style-name="ce8">
            <text:p>1.8</text:p>
          </table:table-cell>
          <table:table-cell office:value-type="float" office:value="1.8" table:style-name="ce8">
            <text:p>1.8</text:p>
          </table:table-cell>
          <table:table-cell office:value-type="float" office:value="1.9" table:style-name="ce8">
            <text:p>1.9</text:p>
          </table:table-cell>
          <table:table-cell office:value-type="float" office:value="1.8" table:style-name="ce8">
            <text:p>1.8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1.8" table:style-name="ce8">
            <text:p>1.8</text:p>
          </table:table-cell>
          <table:table-cell office:value-type="float" office:value="1.92" table:style-name="ce8">
            <text:p>1.92</text:p>
          </table:table-cell>
          <table:table-cell office:value-type="float" office:value="1.51" table:style-name="ce8">
            <text:p>1.51</text:p>
          </table:table-cell>
          <table:table-cell office:value-type="float" office:value="1.8" table:style-name="ce8">
            <text:p>1.8</text:p>
          </table:table-cell>
          <table:table-cell office:value-type="float" office:value="1.73" table:style-name="ce8">
            <text:p>1.73</text:p>
          </table:table-cell>
          <table:table-cell office:value-type="percentage" office:value="-5.2631578947368356E-2" table:formula="of:=([.$G29]-[.$E29])/[.$E29]" table:style-name="ce9">
            <text:p>-5.26%</text:p>
          </table:table-cell>
          <table:table-cell office:value-type="percentage" office:value="-5.2631578947368356E-2" table:formula="of:=([.H29]-[.$E29])/[.$E29]" table:style-name="ce9">
            <text:p>-5.26%</text:p>
          </table:table-cell>
          <table:table-cell office:value-type="percentage" office:value="0" table:formula="of:=([.I29]-[.$E29])/[.$E29]" table:style-name="ce9">
            <text:p>0.00%</text:p>
          </table:table-cell>
          <table:table-cell office:value-type="percentage" office:value="-5.2631578947368356E-2" table:formula="of:=([.J29]-[.$E29])/[.$E29]" table:style-name="ce9">
            <text:p>-5.26%</text:p>
          </table:table-cell>
          <table:table-cell office:value-type="percentage" office:value="5.2631578947368474E-2" table:formula="of:=([.K29]-[.$E29])/[.$E29]" table:style-name="ce9">
            <text:p>5.26%</text:p>
          </table:table-cell>
          <table:table-cell office:value-type="percentage" office:value="5.2631578947368474E-2" table:formula="of:=([.L29]-[.$E29])/[.$E29]" table:style-name="ce9">
            <text:p>5.26%</text:p>
          </table:table-cell>
          <table:table-cell office:value-type="percentage" office:value="5.2631578947368474E-2" table:formula="of:=([.M29]-[.$E29])/[.$E29]" table:style-name="ce9">
            <text:p>5.26%</text:p>
          </table:table-cell>
          <table:table-cell office:value-type="percentage" office:value="-5.2631578947368356E-2" table:formula="of:=([.N29]-[.$E29])/[.$E29]" table:style-name="ce9">
            <text:p>-5.26%</text:p>
          </table:table-cell>
          <table:table-cell office:value-type="percentage" office:value="1.0526315789473694E-2" table:formula="of:=([.O29]-[.$E29])/[.$E29]" table:style-name="ce9">
            <text:p>1.05%</text:p>
          </table:table-cell>
          <table:table-cell office:value-type="percentage" office:value="-0.20526315789473681" table:formula="of:=([.P29]-[.$E29])/[.$E29]" table:style-name="ce9">
            <text:p>-20.53%</text:p>
          </table:table-cell>
          <table:table-cell office:value-type="percentage" office:value="-5.2631578947368356E-2" table:formula="of:=([.Q29]-[.$E29])/[.$E29]" table:style-name="ce9">
            <text:p>-5.26%</text:p>
          </table:table-cell>
          <table:table-cell office:value-type="percentage" office:value="-8.9473684210526289E-2" table:formula="of:=([.R29]-[.$E29])/[.$E29]" table:style-name="ce9">
            <text:p>-8.95%</text:p>
          </table:table-cell>
          <table:table-cell table:number-columns-repeated="16354"/>
        </table:table-row>
        <table:table-row table:style-name="ro2"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nobshere</text:p>
          </table:table-cell>
          <table:table-cell office:value-type="string" table:style-name="ce1">
            <text:p>DMR.V</text:p>
          </table:table-cell>
          <table:table-cell office:value-type="float" office:value="4.4999999999999998E-2" table:style-name="ce1">
            <text:p>0.045</text:p>
          </table:table-cell>
          <table:table-cell office:value-type="string" table:style-name="ce7">
            <text:p>x</text:p>
          </table:table-cell>
          <table:table-cell office:value-type="float" office:value="0.05" table:style-name="ce8">
            <text:p>0.05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6" table:style-name="ce8">
            <text:p>0.06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0.105" table:style-name="ce8">
            <text:p>0.105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0.08" table:style-name="ce8">
            <text:p>0.08</text:p>
          </table:table-cell>
          <table:table-cell office:value-type="percentage" office:value="0.11111111111111122" table:formula="of:=([.$G30]-[.$E30])/[.$E30]" table:style-name="ce9">
            <text:p>11.11%</text:p>
          </table:table-cell>
          <table:table-cell office:value-type="percentage" office:value="0" table:formula="of:=([.H30]-[.$E30])/[.$E30]" table:style-name="ce9">
            <text:p>0.00%</text:p>
          </table:table-cell>
          <table:table-cell office:value-type="percentage" office:value="0.33333333333333331" table:formula="of:=([.I30]-[.$E30])/[.$E30]" table:style-name="ce9">
            <text:p>33.33%</text:p>
          </table:table-cell>
          <table:table-cell office:value-type="percentage" office:value="0.66666666666666663" table:formula="of:=([.J30]-[.$E30])/[.$E30]" table:style-name="ce9">
            <text:p>66.67%</text:p>
          </table:table-cell>
          <table:table-cell office:value-type="percentage" office:value="1.3333333333333333" table:formula="of:=([.K30]-[.$E30])/[.$E30]" table:style-name="ce10">
            <text:p>133.33%</text:p>
          </table:table-cell>
          <table:table-cell office:value-type="percentage" office:value="1.2222222222222223" table:formula="of:=([.L30]-[.$E30])/[.$E30]" table:style-name="ce10">
            <text:p>122.22%</text:p>
          </table:table-cell>
          <table:table-cell office:value-type="percentage" office:value="1.2222222222222223" table:formula="of:=([.M30]-[.$E30])/[.$E30]" table:style-name="ce10">
            <text:p>122.22%</text:p>
          </table:table-cell>
          <table:table-cell office:value-type="percentage" office:value="1.2222222222222223" table:formula="of:=([.N30]-[.$E30])/[.$E30]" table:style-name="ce10">
            <text:p>122.22%</text:p>
          </table:table-cell>
          <table:table-cell office:value-type="percentage" office:value="0.66666666666666663" table:formula="of:=([.O30]-[.$E30])/[.$E30]" table:style-name="ce9">
            <text:p>66.67%</text:p>
          </table:table-cell>
          <table:table-cell office:value-type="percentage" office:value="0.66666666666666663" table:formula="of:=([.P30]-[.$E30])/[.$E30]" table:style-name="ce9">
            <text:p>66.67%</text:p>
          </table:table-cell>
          <table:table-cell office:value-type="percentage" office:value="0.66666666666666663" table:formula="of:=([.Q30]-[.$E30])/[.$E30]" table:style-name="ce9">
            <text:p>66.67%</text:p>
          </table:table-cell>
          <table:table-cell office:value-type="percentage" office:value="0.7777777777777779" table:formula="of:=([.R30]-[.$E30])/[.$E30]" table:style-name="ce9">
            <text:p>77.78%</text:p>
          </table:table-cell>
          <table:table-cell table:number-columns-repeated="16354"/>
        </table:table-row>
        <table:table-row table:style-name="ro2"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EvenPrime</text:p>
          </table:table-cell>
          <table:table-cell office:value-type="string" table:style-name="ce1">
            <text:p>WHN.V</text:p>
          </table:table-cell>
          <table:table-cell office:value-type="float" office:value="0.105" table:style-name="ce1">
            <text:p>0.105</text:p>
          </table:table-cell>
          <table:table-cell office:value-type="string" table:style-name="ce7">
            <text:p>x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08" table:style-name="ce8">
            <text:p>0.08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0.08" table:style-name="ce8">
            <text:p>0.08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09" table:style-name="ce8">
            <text:p>0.09</text:p>
          </table:table-cell>
          <table:table-cell office:value-type="percentage" office:value="-4.7619047619047533E-2" table:formula="of:=([.$G31]-[.$E31])/[.$E31]" table:style-name="ce9">
            <text:p>-4.76%</text:p>
          </table:table-cell>
          <table:table-cell office:value-type="percentage" office:value="-4.7619047619047533E-2" table:formula="of:=([.H31]-[.$E31])/[.$E31]" table:style-name="ce9">
            <text:p>-4.76%</text:p>
          </table:table-cell>
          <table:table-cell office:value-type="percentage" office:value="-9.5238095238095191E-2" table:formula="of:=([.I31]-[.$E31])/[.$E31]" table:style-name="ce9">
            <text:p>-9.52%</text:p>
          </table:table-cell>
          <table:table-cell office:value-type="percentage" office:value="-0.23809523809523805" table:formula="of:=([.J31]-[.$E31])/[.$E31]" table:style-name="ce9">
            <text:p>-23.81%</text:p>
          </table:table-cell>
          <table:table-cell office:value-type="percentage" office:value="-9.5238095238095191E-2" table:formula="of:=([.K31]-[.$E31])/[.$E31]" table:style-name="ce9">
            <text:p>-9.52%</text:p>
          </table:table-cell>
          <table:table-cell office:value-type="percentage" office:value="-9.5238095238095191E-2" table:formula="of:=([.L31]-[.$E31])/[.$E31]" table:style-name="ce9">
            <text:p>-9.52%</text:p>
          </table:table-cell>
          <table:table-cell office:value-type="percentage" office:value="-0.19047619047619038" table:formula="of:=([.M31]-[.$E31])/[.$E31]" table:style-name="ce9">
            <text:p>-19.05%</text:p>
          </table:table-cell>
          <table:table-cell office:value-type="percentage" office:value="-0.23809523809523805" table:formula="of:=([.N31]-[.$E31])/[.$E31]" table:style-name="ce9">
            <text:p>-23.81%</text:p>
          </table:table-cell>
          <table:table-cell office:value-type="percentage" office:value="-9.5238095238095191E-2" table:formula="of:=([.O31]-[.$E31])/[.$E31]" table:style-name="ce9">
            <text:p>-9.52%</text:p>
          </table:table-cell>
          <table:table-cell office:value-type="percentage" office:value="-0.19047619047619038" table:formula="of:=([.P31]-[.$E31])/[.$E31]" table:style-name="ce9">
            <text:p>-19.05%</text:p>
          </table:table-cell>
          <table:table-cell office:value-type="percentage" office:value="-9.5238095238095191E-2" table:formula="of:=([.Q31]-[.$E31])/[.$E31]" table:style-name="ce9">
            <text:p>-9.52%</text:p>
          </table:table-cell>
          <table:table-cell office:value-type="percentage" office:value="-0.14285714285714285" table:formula="of:=([.R31]-[.$E31])/[.$E31]" table:style-name="ce9">
            <text:p>-14.29%</text:p>
          </table:table-cell>
          <table:table-cell table:number-columns-repeated="16354"/>
        </table:table-row>
        <table:table-row table:style-name="ro2"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Newbie</text:p>
          </table:table-cell>
          <table:table-cell office:value-type="string" table:style-name="ce1">
            <text:p>ME.TO</text:p>
          </table:table-cell>
          <table:table-cell office:value-type="float" office:value="0.255" table:style-name="ce1">
            <text:p>0.255</text:p>
          </table:table-cell>
          <table:table-cell office:value-type="string" table:style-name="ce7">
            <text:p>x</text:p>
          </table:table-cell>
          <table:table-cell office:value-type="float" office:value="0.25" table:style-name="ce8">
            <text:p>0.25</text:p>
          </table:table-cell>
          <table:table-cell office:value-type="float" office:value="0.23499999999999999" table:style-name="ce8">
            <text:p>0.235</text:p>
          </table:table-cell>
          <table:table-cell office:value-type="float" office:value="0.22" table:style-name="ce8">
            <text:p>0.22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23" table:style-name="ce8">
            <text:p>0.23</text:p>
          </table:table-cell>
          <table:table-cell office:value-type="float" office:value="0.24" table:style-name="ce8">
            <text:p>0.24</text:p>
          </table:table-cell>
          <table:table-cell office:value-type="float" office:value="0.24" table:style-name="ce8">
            <text:p>0.24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16" table:style-name="ce8">
            <text:p>0.16</text:p>
          </table:table-cell>
          <table:table-cell office:value-type="float" office:value="0.2" table:style-name="ce8">
            <text:p>0.2</text:p>
          </table:table-cell>
          <table:table-cell office:value-type="float" office:value="0.18" table:style-name="ce8">
            <text:p>0.18</text:p>
          </table:table-cell>
          <table:table-cell office:value-type="float" office:value="0.185" table:style-name="ce8">
            <text:p>0.185</text:p>
          </table:table-cell>
          <table:table-cell office:value-type="percentage" office:value="-1.9607843137254919E-2" table:formula="of:=([.$G32]-[.$E32])/[.$E32]" table:style-name="ce9">
            <text:p>-1.96%</text:p>
          </table:table-cell>
          <table:table-cell office:value-type="percentage" office:value="-7.8431372549019676E-2" table:formula="of:=([.H32]-[.$E32])/[.$E32]" table:style-name="ce9">
            <text:p>-7.84%</text:p>
          </table:table-cell>
          <table:table-cell office:value-type="percentage" office:value="-0.13725490196078433" table:formula="of:=([.I32]-[.$E32])/[.$E32]" table:style-name="ce9">
            <text:p>-13.73%</text:p>
          </table:table-cell>
          <table:table-cell office:value-type="percentage" office:value="-0.11764705882352941" table:formula="of:=([.J32]-[.$E32])/[.$E32]" table:style-name="ce9">
            <text:p>-11.76%</text:p>
          </table:table-cell>
          <table:table-cell office:value-type="percentage" office:value="-9.8039215686274481E-2" table:formula="of:=([.K32]-[.$E32])/[.$E32]" table:style-name="ce9">
            <text:p>-9.80%</text:p>
          </table:table-cell>
          <table:table-cell office:value-type="percentage" office:value="-5.8823529411764754E-2" table:formula="of:=([.L32]-[.$E32])/[.$E32]" table:style-name="ce9">
            <text:p>-5.88%</text:p>
          </table:table-cell>
          <table:table-cell office:value-type="percentage" office:value="-5.8823529411764754E-2" table:formula="of:=([.M32]-[.$E32])/[.$E32]" table:style-name="ce9">
            <text:p>-5.88%</text:p>
          </table:table-cell>
          <table:table-cell office:value-type="percentage" office:value="-0.11764705882352941" table:formula="of:=([.N32]-[.$E32])/[.$E32]" table:style-name="ce9">
            <text:p>-11.76%</text:p>
          </table:table-cell>
          <table:table-cell office:value-type="percentage" office:value="-0.37254901960784315" table:formula="of:=([.O32]-[.$E32])/[.$E32]" table:style-name="ce9">
            <text:p>-37.25%</text:p>
          </table:table-cell>
          <table:table-cell office:value-type="percentage" office:value="-0.2156862745098039" table:formula="of:=([.P32]-[.$E32])/[.$E32]" table:style-name="ce9">
            <text:p>-21.57%</text:p>
          </table:table-cell>
          <table:table-cell office:value-type="percentage" office:value="-0.29411764705882359" table:formula="of:=([.Q32]-[.$E32])/[.$E32]" table:style-name="ce9">
            <text:p>-29.41%</text:p>
          </table:table-cell>
          <table:table-cell office:value-type="percentage" office:value="-0.27450980392156865" table:formula="of:=([.R32]-[.$E32])/[.$E32]" table:style-name="ce9">
            <text:p>-27.45%</text:p>
          </table:table-cell>
          <table:table-cell table:number-columns-repeated="16354"/>
        </table:table-row>
        <table:table-row table:style-name="ro2">
          <table:table-cell office:value-type="float" office:value="32" table:style-name="ce1">
            <text:p>32</text:p>
          </table:table-cell>
          <table:table-cell table:style-name="ce1"/>
          <table:table-cell office:value-type="string" table:style-name="ce1">
            <text:p>Leon</text:p>
          </table:table-cell>
          <table:table-cell office:value-type="string" table:style-name="ce1">
            <text:p>AZX.V</text:p>
          </table:table-cell>
          <table:table-cell office:value-type="float" office:value="0.06" table:style-name="ce1">
            <text:p>0.06</text:p>
          </table:table-cell>
          <table:table-cell office:value-type="string" table:style-name="ce7">
            <text:p>x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6.25E-2" table:style-name="ce8">
            <text:p>0.0625</text:p>
          </table:table-cell>
          <table:table-cell office:value-type="float" office:value="5.5E-2" table:style-name="ce8">
            <text:p>0.055</text:p>
          </table:table-cell>
          <table:table-cell office:value-type="float" office:value="0.06" table:style-name="ce8">
            <text:p>0.06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0.05" table:style-name="ce8">
            <text:p>0.05</text:p>
          </table:table-cell>
          <table:table-cell office:value-type="float" office:value="6.5000000000000002E-2" table:style-name="ce8">
            <text:p>0.065</text:p>
          </table:table-cell>
          <table:table-cell office:value-type="percentage" office:value="0.25" table:formula="of:=([.$G33]-[.$E33])/[.$E33]" table:style-name="ce9">
            <text:p>25.00%</text:p>
          </table:table-cell>
          <table:table-cell office:value-type="percentage" office:value="0.25" table:formula="of:=([.H33]-[.$E33])/[.$E33]" table:style-name="ce9">
            <text:p>25.00%</text:p>
          </table:table-cell>
          <table:table-cell office:value-type="percentage" office:value="0.16666666666666682" table:formula="of:=([.I33]-[.$E33])/[.$E33]" table:style-name="ce9">
            <text:p>16.67%</text:p>
          </table:table-cell>
          <table:table-cell office:value-type="percentage" office:value="0.25" table:formula="of:=([.J33]-[.$E33])/[.$E33]" table:style-name="ce9">
            <text:p>25.00%</text:p>
          </table:table-cell>
          <table:table-cell office:value-type="percentage" office:value="4.1666666666666706E-2" table:formula="of:=([.K33]-[.$E33])/[.$E33]" table:style-name="ce9">
            <text:p>4.17%</text:p>
          </table:table-cell>
          <table:table-cell office:value-type="percentage" office:value="-8.3333333333333301E-2" table:formula="of:=([.L33]-[.$E33])/[.$E33]" table:style-name="ce9">
            <text:p>-8.33%</text:p>
          </table:table-cell>
          <table:table-cell office:value-type="percentage" office:value="0" table:formula="of:=([.M33]-[.$E33])/[.$E33]" table:style-name="ce9">
            <text:p>0.00%</text:p>
          </table:table-cell>
          <table:table-cell office:value-type="percentage" office:value="-8.3333333333333301E-2" table:formula="of:=([.N33]-[.$E33])/[.$E33]" table:style-name="ce9">
            <text:p>-8.33%</text:p>
          </table:table-cell>
          <table:table-cell office:value-type="percentage" office:value="-8.3333333333333301E-2" table:formula="of:=([.O33]-[.$E33])/[.$E33]" table:style-name="ce9">
            <text:p>-8.33%</text:p>
          </table:table-cell>
          <table:table-cell office:value-type="percentage" office:value="-8.3333333333333301E-2" table:formula="of:=([.P33]-[.$E33])/[.$E33]" table:style-name="ce9">
            <text:p>-8.33%</text:p>
          </table:table-cell>
          <table:table-cell office:value-type="percentage" office:value="-0.1666666666666666" table:formula="of:=([.Q33]-[.$E33])/[.$E33]" table:style-name="ce9">
            <text:p>-16.67%</text:p>
          </table:table-cell>
          <table:table-cell office:value-type="percentage" office:value="8.3333333333333412E-2" table:formula="of:=([.R33]-[.$E33])/[.$E33]" table:style-name="ce9">
            <text:p>8.33%</text:p>
          </table:table-cell>
          <table:table-cell table:number-columns-repeated="16354"/>
        </table:table-row>
        <table:table-row table:style-name="ro2"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Nick</text:p>
          </table:table-cell>
          <table:table-cell office:value-type="string" table:style-name="ce1">
            <text:p>RTG.AX</text:p>
          </table:table-cell>
          <table:table-cell office:value-type="float" office:value="0.22" table:style-name="ce1">
            <text:p>0.22</text:p>
          </table:table-cell>
          <table:table-cell office:value-type="string" table:style-name="ce7">
            <text:p>x</text:p>
          </table:table-cell>
          <table:table-cell office:value-type="float" office:value="0.28000000000000003" table:style-name="ce8">
            <text:p>0.28</text:p>
          </table:table-cell>
          <table:table-cell office:value-type="float" office:value="0.27" table:style-name="ce8">
            <text:p>0.27</text:p>
          </table:table-cell>
          <table:table-cell office:value-type="float" office:value="0.24" table:style-name="ce8">
            <text:p>0.24</text:p>
          </table:table-cell>
          <table:table-cell office:value-type="float" office:value="0.23499999999999999" table:style-name="ce8">
            <text:p>0.235</text:p>
          </table:table-cell>
          <table:table-cell office:value-type="float" office:value="0.22" table:style-name="ce8">
            <text:p>0.22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23" table:style-name="ce8">
            <text:p>0.23</text:p>
          </table:table-cell>
          <table:table-cell office:value-type="float" office:value="0.23" table:style-name="ce8">
            <text:p>0.23</text:p>
          </table:table-cell>
          <table:table-cell office:value-type="float" office:value="0.26" table:style-name="ce8">
            <text:p>0.26</text:p>
          </table:table-cell>
          <table:table-cell office:value-type="float" office:value="0.20499999999999999" table:style-name="ce8">
            <text:p>0.205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7" table:style-name="ce8">
            <text:p>0.17</text:p>
          </table:table-cell>
          <table:table-cell office:value-type="percentage" office:value="0.27272727272727282" table:formula="of:=([.$G34]-[.$E34])/[.$E34]" table:style-name="ce9">
            <text:p>27.27%</text:p>
          </table:table-cell>
          <table:table-cell office:value-type="percentage" office:value="0.22727272727272735" table:formula="of:=([.H34]-[.$E34])/[.$E34]" table:style-name="ce9">
            <text:p>22.73%</text:p>
          </table:table-cell>
          <table:table-cell office:value-type="percentage" office:value="9.090909090909087E-2" table:formula="of:=([.I34]-[.$E34])/[.$E34]" table:style-name="ce9">
            <text:p>9.09%</text:p>
          </table:table-cell>
          <table:table-cell office:value-type="percentage" office:value="6.8181818181818121E-2" table:formula="of:=([.J34]-[.$E34])/[.$E34]" table:style-name="ce9">
            <text:p>6.82%</text:p>
          </table:table-cell>
          <table:table-cell office:value-type="percentage" office:value="0" table:formula="of:=([.K34]-[.$E34])/[.$E34]" table:style-name="ce9">
            <text:p>0.00%</text:p>
          </table:table-cell>
          <table:table-cell office:value-type="percentage" office:value="2.2727272727272749E-2" table:formula="of:=([.L34]-[.$E34])/[.$E34]" table:style-name="ce9">
            <text:p>2.27%</text:p>
          </table:table-cell>
          <table:table-cell office:value-type="percentage" office:value="4.5454545454545497E-2" table:formula="of:=([.M34]-[.$E34])/[.$E34]" table:style-name="ce9">
            <text:p>4.55%</text:p>
          </table:table-cell>
          <table:table-cell office:value-type="percentage" office:value="4.5454545454545497E-2" table:formula="of:=([.N34]-[.$E34])/[.$E34]" table:style-name="ce9">
            <text:p>4.55%</text:p>
          </table:table-cell>
          <table:table-cell office:value-type="percentage" office:value="0.18181818181818185" table:formula="of:=([.O34]-[.$E34])/[.$E34]" table:style-name="ce9">
            <text:p>18.18%</text:p>
          </table:table-cell>
          <table:table-cell office:value-type="percentage" office:value="-6.8181818181818246E-2" table:formula="of:=([.P34]-[.$E34])/[.$E34]" table:style-name="ce9">
            <text:p>-6.82%</text:p>
          </table:table-cell>
          <table:table-cell office:value-type="percentage" office:value="-0.20454545454545461" table:formula="of:=([.Q34]-[.$E34])/[.$E34]" table:style-name="ce9">
            <text:p>-20.45%</text:p>
          </table:table-cell>
          <table:table-cell office:value-type="percentage" office:value="-0.22727272727272721" table:formula="of:=([.R34]-[.$E34])/[.$E34]" table:style-name="ce9">
            <text:p>-22.73%</text:p>
          </table:table-cell>
          <table:table-cell table:number-columns-repeated="16354"/>
        </table:table-row>
        <table:table-row table:style-name="ro2"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bedrag</text:p>
          </table:table-cell>
          <table:table-cell office:value-type="string" table:style-name="ce1">
            <text:p>PKK.CN</text:p>
          </table:table-cell>
          <table:table-cell office:value-type="float" office:value="0.05" table:style-name="ce1">
            <text:p>0.05</text:p>
          </table:table-cell>
          <table:table-cell office:value-type="string" table:style-name="ce7">
            <text:p>x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9.5000000000000001E-2" table:style-name="ce8">
            <text:p>0.095</text:p>
          </table:table-cell>
          <table:table-cell office:value-type="float" office:value="0.08" table:style-name="ce8">
            <text:p>0.08</text:p>
          </table:table-cell>
          <table:table-cell office:value-type="float" office:value="0.09" table:style-name="ce8">
            <text:p>0.09</text:p>
          </table:table-cell>
          <table:table-cell office:value-type="float" office:value="0.115" table:style-name="ce8">
            <text:p>0.115</text:p>
          </table:table-cell>
          <table:table-cell office:value-type="float" office:value="0.13500000000000001" table:style-name="ce8">
            <text:p>0.135</text:p>
          </table:table-cell>
          <table:table-cell office:value-type="float" office:value="0.16500000000000001" table:style-name="ce8">
            <text:p>0.165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85" table:style-name="ce8">
            <text:p>0.185</text:p>
          </table:table-cell>
          <table:table-cell office:value-type="percentage" office:value="9.999999999999995E-2" table:formula="of:=([.$G35]-[.$E35])/[.$E35]" table:style-name="ce9">
            <text:p>10.00%</text:p>
          </table:table-cell>
          <table:table-cell office:value-type="percentage" office:value="9.999999999999995E-2" table:formula="of:=([.H35]-[.$E35])/[.$E35]" table:style-name="ce9">
            <text:p>10.00%</text:p>
          </table:table-cell>
          <table:table-cell office:value-type="percentage" office:value="9.999999999999995E-2" table:formula="of:=([.I35]-[.$E35])/[.$E35]" table:style-name="ce9">
            <text:p>10.00%</text:p>
          </table:table-cell>
          <table:table-cell office:value-type="percentage" office:value="0.3" table:formula="of:=([.J35]-[.$E35])/[.$E35]" table:style-name="ce9">
            <text:p>30.00%</text:p>
          </table:table-cell>
          <table:table-cell office:value-type="percentage" office:value="0.89999999999999991" table:formula="of:=([.K35]-[.$E35])/[.$E35]" table:style-name="ce9">
            <text:p>90.00%</text:p>
          </table:table-cell>
          <table:table-cell office:value-type="percentage" office:value="0.6" table:formula="of:=([.L35]-[.$E35])/[.$E35]" table:style-name="ce9">
            <text:p>60.00%</text:p>
          </table:table-cell>
          <table:table-cell office:value-type="percentage" office:value="0.79999999999999982" table:formula="of:=([.M35]-[.$E35])/[.$E35]" table:style-name="ce9">
            <text:p>80.00%</text:p>
          </table:table-cell>
          <table:table-cell office:value-type="percentage" office:value="1.3" table:formula="of:=([.N35]-[.$E35])/[.$E35]" table:style-name="ce10">
            <text:p>130.00%</text:p>
          </table:table-cell>
          <table:table-cell office:value-type="percentage" office:value="1.7" table:formula="of:=([.O35]-[.$E35])/[.$E35]" table:style-name="ce10">
            <text:p>170.00%</text:p>
          </table:table-cell>
          <table:table-cell office:value-type="percentage" office:value="2.2999999999999998" table:formula="of:=([.P35]-[.$E35])/[.$E35]" table:style-name="ce10">
            <text:p>230.00%</text:p>
          </table:table-cell>
          <table:table-cell office:value-type="percentage" office:value="2.4999999999999996" table:formula="of:=([.Q35]-[.$E35])/[.$E35]" table:style-name="ce10">
            <text:p>250.00%</text:p>
          </table:table-cell>
          <table:table-cell office:value-type="percentage" office:value="2.7" table:formula="of:=([.R35]-[.$E35])/[.$E35]" table:style-name="ce10">
            <text:p>270.00%</text:p>
          </table:table-cell>
          <table:table-cell table:number-columns-repeated="16354"/>
        </table:table-row>
        <table:table-row table:style-name="ro2"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iceman</text:p>
          </table:table-cell>
          <table:table-cell office:value-type="string" table:style-name="ce1">
            <text:p>LXX.CN</text:p>
          </table:table-cell>
          <table:table-cell office:value-type="float" office:value="0.38500000000000001" table:style-name="ce1">
            <text:p>0.385</text:p>
          </table:table-cell>
          <table:table-cell office:value-type="string" table:style-name="ce7">
            <text:p>x</text:p>
          </table:table-cell>
          <table:table-cell office:value-type="float" office:value="0.55000000000000004" table:style-name="ce8">
            <text:p>0.55</text:p>
          </table:table-cell>
          <table:table-cell office:value-type="float" office:value="0.73" table:style-name="ce8">
            <text:p>0.73</text:p>
          </table:table-cell>
          <table:table-cell office:value-type="float" office:value="0.76" table:style-name="ce8">
            <text:p>0.76</text:p>
          </table:table-cell>
          <table:table-cell office:value-type="float" office:value="0.68" table:style-name="ce8">
            <text:p>0.68</text:p>
          </table:table-cell>
          <table:table-cell office:value-type="float" office:value="0.72" table:style-name="ce8">
            <text:p>0.72</text:p>
          </table:table-cell>
          <table:table-cell office:value-type="float" office:value="0.68" table:style-name="ce8">
            <text:p>0.68</text:p>
          </table:table-cell>
          <table:table-cell office:value-type="float" office:value="0.64" table:style-name="ce8">
            <text:p>0.64</text:p>
          </table:table-cell>
          <table:table-cell office:value-type="float" office:value="0.65" table:style-name="ce8">
            <text:p>0.65</text:p>
          </table:table-cell>
          <table:table-cell office:value-type="float" office:value="0.56999999999999995" table:style-name="ce8">
            <text:p>0.57</text:p>
          </table:table-cell>
          <table:table-cell office:value-type="float" office:value="0.51" table:style-name="ce8">
            <text:p>0.51</text:p>
          </table:table-cell>
          <table:table-cell office:value-type="float" office:value="0.47499999999999998" table:style-name="ce8">
            <text:p>0.475</text:p>
          </table:table-cell>
          <table:table-cell office:value-type="float" office:value="0.51" table:style-name="ce8">
            <text:p>0.51</text:p>
          </table:table-cell>
          <table:table-cell office:value-type="percentage" office:value="0.42857142857142866" table:formula="of:=([.$G36]-[.$E36])/[.$E36]" table:style-name="ce9">
            <text:p>42.86%</text:p>
          </table:table-cell>
          <table:table-cell office:value-type="percentage" office:value="0.89610389610389607" table:formula="of:=([.H36]-[.$E36])/[.$E36]" table:style-name="ce9">
            <text:p>89.61%</text:p>
          </table:table-cell>
          <table:table-cell office:value-type="percentage" office:value="0.97402597402597402" table:formula="of:=([.I36]-[.$E36])/[.$E36]" table:style-name="ce9">
            <text:p>97.40%</text:p>
          </table:table-cell>
          <table:table-cell office:value-type="percentage" office:value="0.76623376623376627" table:formula="of:=([.J36]-[.$E36])/[.$E36]" table:style-name="ce9">
            <text:p>76.62%</text:p>
          </table:table-cell>
          <table:table-cell office:value-type="percentage" office:value="0.87012987012986998" table:formula="of:=([.K36]-[.$E36])/[.$E36]" table:style-name="ce9">
            <text:p>87.01%</text:p>
          </table:table-cell>
          <table:table-cell office:value-type="percentage" office:value="0.76623376623376627" table:formula="of:=([.L36]-[.$E36])/[.$E36]" table:style-name="ce9">
            <text:p>76.62%</text:p>
          </table:table-cell>
          <table:table-cell office:value-type="percentage" office:value="0.66233766233766234" table:formula="of:=([.M36]-[.$E36])/[.$E36]" table:style-name="ce9">
            <text:p>66.23%</text:p>
          </table:table-cell>
          <table:table-cell office:value-type="percentage" office:value="0.68831168831168832" table:formula="of:=([.N36]-[.$E36])/[.$E36]" table:style-name="ce9">
            <text:p>68.83%</text:p>
          </table:table-cell>
          <table:table-cell office:value-type="percentage" office:value="0.48051948051948035" table:formula="of:=([.O36]-[.$E36])/[.$E36]" table:style-name="ce9">
            <text:p>48.05%</text:p>
          </table:table-cell>
          <table:table-cell office:value-type="percentage" office:value="0.32467532467532467" table:formula="of:=([.P36]-[.$E36])/[.$E36]" table:style-name="ce9">
            <text:p>32.47%</text:p>
          </table:table-cell>
          <table:table-cell office:value-type="percentage" office:value="0.23376623376623368" table:formula="of:=([.Q36]-[.$E36])/[.$E36]" table:style-name="ce9">
            <text:p>23.38%</text:p>
          </table:table-cell>
          <table:table-cell office:value-type="percentage" office:value="0.32467532467532467" table:formula="of:=([.R36]-[.$E36])/[.$E36]" table:style-name="ce9">
            <text:p>32.47%</text:p>
          </table:table-cell>
          <table:table-cell table:number-columns-repeated="16354"/>
        </table:table-row>
        <table:table-row table:style-name="ro2"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Onlyflaws</text:p>
          </table:table-cell>
          <table:table-cell office:value-type="string" table:style-name="ce1">
            <text:p>BDG.V</text:p>
          </table:table-cell>
          <table:table-cell office:value-type="float" office:value="4.4999999999999998E-2" table:style-name="ce1">
            <text:p>0.045</text:p>
          </table:table-cell>
          <table:table-cell office:value-type="string" table:style-name="ce7">
            <text:p>x</text:p>
          </table:table-cell>
          <table:table-cell office:value-type="float" office:value="0.04" table:style-name="ce8">
            <text:p>0.04</text:p>
          </table:table-cell>
          <table:table-cell office:value-type="float" office:value="3.5000000000000003E-2" table:style-name="ce8">
            <text:p>0.035</text:p>
          </table:table-cell>
          <table:table-cell office:value-type="float" office:value="0.05" table:style-name="ce8">
            <text:p>0.05</text:p>
          </table:table-cell>
          <table:table-cell office:value-type="float" office:value="0.05" table:style-name="ce8">
            <text:p>0.0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0.05" table:style-name="ce8">
            <text:p>0.05</text:p>
          </table:table-cell>
          <table:table-cell office:value-type="float" office:value="0.05" table:style-name="ce8">
            <text:p>0.05</text:p>
          </table:table-cell>
          <table:table-cell office:value-type="float" office:value="0.05" table:style-name="ce8">
            <text:p>0.05</text:p>
          </table:table-cell>
          <table:table-cell office:value-type="float" office:value="0.05" table:style-name="ce8">
            <text:p>0.05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4.4999999999999998E-2" table:style-name="ce8">
            <text:p>0.045</text:p>
          </table:table-cell>
          <table:table-cell office:value-type="percentage" office:value="-0.11111111111111106" table:formula="of:=([.$G37]-[.$E37])/[.$E37]" table:style-name="ce9">
            <text:p>-11.11%</text:p>
          </table:table-cell>
          <table:table-cell office:value-type="percentage" office:value="-0.22222222222222213" table:formula="of:=([.H37]-[.$E37])/[.$E37]" table:style-name="ce9">
            <text:p>-22.22%</text:p>
          </table:table-cell>
          <table:table-cell office:value-type="percentage" office:value="0.11111111111111122" table:formula="of:=([.I37]-[.$E37])/[.$E37]" table:style-name="ce9">
            <text:p>11.11%</text:p>
          </table:table-cell>
          <table:table-cell office:value-type="percentage" office:value="0.11111111111111122" table:formula="of:=([.J37]-[.$E37])/[.$E37]" table:style-name="ce9">
            <text:p>11.11%</text:p>
          </table:table-cell>
          <table:table-cell office:value-type="percentage" office:value="0.44444444444444453" table:formula="of:=([.K37]-[.$E37])/[.$E37]" table:style-name="ce9">
            <text:p>44.44%</text:p>
          </table:table-cell>
          <table:table-cell office:value-type="percentage" office:value="0.11111111111111122" table:formula="of:=([.L37]-[.$E37])/[.$E37]" table:style-name="ce9">
            <text:p>11.11%</text:p>
          </table:table-cell>
          <table:table-cell office:value-type="percentage" office:value="0.11111111111111122" table:formula="of:=([.M37]-[.$E37])/[.$E37]" table:style-name="ce9">
            <text:p>11.11%</text:p>
          </table:table-cell>
          <table:table-cell office:value-type="percentage" office:value="0.11111111111111122" table:formula="of:=([.N37]-[.$E37])/[.$E37]" table:style-name="ce9">
            <text:p>11.11%</text:p>
          </table:table-cell>
          <table:table-cell office:value-type="percentage" office:value="0.11111111111111122" table:formula="of:=([.O37]-[.$E37])/[.$E37]" table:style-name="ce9">
            <text:p>11.11%</text:p>
          </table:table-cell>
          <table:table-cell office:value-type="percentage" office:value="0.22222222222222227" table:formula="of:=([.P37]-[.$E37])/[.$E37]" table:style-name="ce9">
            <text:p>22.22%</text:p>
          </table:table-cell>
          <table:table-cell office:value-type="percentage" office:value="0.22222222222222227" table:formula="of:=([.Q37]-[.$E37])/[.$E37]" table:style-name="ce9">
            <text:p>22.22%</text:p>
          </table:table-cell>
          <table:table-cell office:value-type="percentage" office:value="0" table:formula="of:=([.R37]-[.$E37])/[.$E37]" table:style-name="ce9">
            <text:p>0.00%</text:p>
          </table:table-cell>
          <table:table-cell table:number-columns-repeated="16354"/>
        </table:table-row>
        <table:table-row table:style-name="ro2"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MaxHuntly</text:p>
          </table:table-cell>
          <table:table-cell office:value-type="string" table:style-name="ce1">
            <text:p>NF.CN</text:p>
          </table:table-cell>
          <table:table-cell office:value-type="float" office:value="0.12" table:style-name="ce1">
            <text:p>0.12</text:p>
          </table:table-cell>
          <table:table-cell office:value-type="string" table:style-name="ce7">
            <text:p>x</text:p>
          </table:table-cell>
          <table:table-cell office:value-type="float" office:value="0.1" table:style-name="ce8">
            <text:p>0.1</text:p>
          </table:table-cell>
          <table:table-cell office:value-type="float" office:value="0.115" table:style-name="ce8">
            <text:p>0.115</text:p>
          </table:table-cell>
          <table:table-cell office:value-type="float" office:value="0.125" table:style-name="ce8">
            <text:p>0.125</text:p>
          </table:table-cell>
          <table:table-cell office:value-type="float" office:value="0.13" table:style-name="ce8">
            <text:p>0.13</text:p>
          </table:table-cell>
          <table:table-cell office:value-type="float" office:value="0.18" table:style-name="ce8">
            <text:p>0.18</text:p>
          </table:table-cell>
          <table:table-cell office:value-type="float" office:value="0.2" table:style-name="ce8">
            <text:p>0.2</text:p>
          </table:table-cell>
          <table:table-cell office:value-type="float" office:value="0.17" table:style-name="ce8">
            <text:p>0.17</text:p>
          </table:table-cell>
          <table:table-cell office:value-type="float" office:value="0.14000000000000001" table:style-name="ce8">
            <text:p>0.14</text:p>
          </table:table-cell>
          <table:table-cell office:value-type="float" office:value="0.16" table:style-name="ce8">
            <text:p>0.16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.14000000000000001" table:style-name="ce8">
            <text:p>0.14</text:p>
          </table:table-cell>
          <table:table-cell office:value-type="float" office:value="0.13500000000000001" table:style-name="ce8">
            <text:p>0.135</text:p>
          </table:table-cell>
          <table:table-cell office:value-type="percentage" office:value="-0.1666666666666666" table:formula="of:=([.$G38]-[.$E38])/[.$E38]" table:style-name="ce9">
            <text:p>-16.67%</text:p>
          </table:table-cell>
          <table:table-cell office:value-type="percentage" office:value="-4.1666666666666588E-2" table:formula="of:=([.H38]-[.$E38])/[.$E38]" table:style-name="ce9">
            <text:p>-4.17%</text:p>
          </table:table-cell>
          <table:table-cell office:value-type="percentage" office:value="4.1666666666666706E-2" table:formula="of:=([.I38]-[.$E38])/[.$E38]" table:style-name="ce9">
            <text:p>4.17%</text:p>
          </table:table-cell>
          <table:table-cell office:value-type="percentage" office:value="8.3333333333333412E-2" table:formula="of:=([.J38]-[.$E38])/[.$E38]" table:style-name="ce9">
            <text:p>8.33%</text:p>
          </table:table-cell>
          <table:table-cell office:value-type="percentage" office:value="0.5" table:formula="of:=([.K38]-[.$E38])/[.$E38]" table:style-name="ce9">
            <text:p>50.00%</text:p>
          </table:table-cell>
          <table:table-cell office:value-type="percentage" office:value="0.66666666666666685" table:formula="of:=([.L38]-[.$E38])/[.$E38]" table:style-name="ce9">
            <text:p>66.67%</text:p>
          </table:table-cell>
          <table:table-cell office:value-type="percentage" office:value="0.4166666666666668" table:formula="of:=([.M38]-[.$E38])/[.$E38]" table:style-name="ce9">
            <text:p>41.67%</text:p>
          </table:table-cell>
          <table:table-cell office:value-type="percentage" office:value="0.16666666666666682" table:formula="of:=([.N38]-[.$E38])/[.$E38]" table:style-name="ce9">
            <text:p>16.67%</text:p>
          </table:table-cell>
          <table:table-cell office:value-type="percentage" office:value="0.33333333333333343" table:formula="of:=([.O38]-[.$E38])/[.$E38]" table:style-name="ce9">
            <text:p>33.33%</text:p>
          </table:table-cell>
          <table:table-cell office:value-type="percentage" office:value="0.20833333333333329" table:formula="of:=([.P38]-[.$E38])/[.$E38]" table:style-name="ce9">
            <text:p>20.83%</text:p>
          </table:table-cell>
          <table:table-cell office:value-type="percentage" office:value="0.16666666666666682" table:formula="of:=([.Q38]-[.$E38])/[.$E38]" table:style-name="ce9">
            <text:p>16.67%</text:p>
          </table:table-cell>
          <table:table-cell office:value-type="percentage" office:value="0.12500000000000011" table:formula="of:=([.R38]-[.$E38])/[.$E38]" table:style-name="ce9">
            <text:p>12.50%</text:p>
          </table:table-cell>
          <table:table-cell table:number-columns-repeated="16354"/>
        </table:table-row>
        <table:table-row table:style-name="ro2"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Fried</text:p>
          </table:table-cell>
          <table:table-cell office:value-type="string" table:style-name="ce1">
            <text:p>CDB.V</text:p>
          </table:table-cell>
          <table:table-cell office:value-type="float" office:value="0.73" table:style-name="ce1">
            <text:p>0.73</text:p>
          </table:table-cell>
          <table:table-cell office:value-type="string" table:style-name="ce7">
            <text:p>x</text:p>
          </table:table-cell>
          <table:table-cell office:value-type="float" office:value="0.94" table:style-name="ce8">
            <text:p>0.94</text:p>
          </table:table-cell>
          <table:table-cell office:value-type="float" office:value="0.93" table:style-name="ce8">
            <text:p>0.93</text:p>
          </table:table-cell>
          <table:table-cell office:value-type="float" office:value="1.45" table:style-name="ce8">
            <text:p>1.45</text:p>
          </table:table-cell>
          <table:table-cell office:value-type="float" office:value="1.51" table:style-name="ce8">
            <text:p>1.51</text:p>
          </table:table-cell>
          <table:table-cell office:value-type="float" office:value="1.49" table:style-name="ce8">
            <text:p>1.49</text:p>
          </table:table-cell>
          <table:table-cell office:value-type="float" office:value="1.45" table:style-name="ce8">
            <text:p>1.45</text:p>
          </table:table-cell>
          <table:table-cell office:value-type="float" office:value="1.39" table:style-name="ce8">
            <text:p>1.39</text:p>
          </table:table-cell>
          <table:table-cell office:value-type="float" office:value="1.27" table:style-name="ce8">
            <text:p>1.27</text:p>
          </table:table-cell>
          <table:table-cell office:value-type="float" office:value="1.18" table:style-name="ce8">
            <text:p>1.18</text:p>
          </table:table-cell>
          <table:table-cell office:value-type="float" office:value="1.36" table:style-name="ce8">
            <text:p>1.36</text:p>
          </table:table-cell>
          <table:table-cell office:value-type="float" office:value="1.34" table:style-name="ce8">
            <text:p>1.34</text:p>
          </table:table-cell>
          <table:table-cell office:value-type="float" office:value="1.26" table:style-name="ce8">
            <text:p>1.26</text:p>
          </table:table-cell>
          <table:table-cell office:value-type="percentage" office:value="0.28767123287671231" table:formula="of:=([.$G39]-[.$E39])/[.$E39]" table:style-name="ce9">
            <text:p>28.77%</text:p>
          </table:table-cell>
          <table:table-cell office:value-type="percentage" office:value="0.27397260273972612" table:formula="of:=([.H39]-[.$E39])/[.$E39]" table:style-name="ce9">
            <text:p>27.40%</text:p>
          </table:table-cell>
          <table:table-cell office:value-type="percentage" office:value="0.98630136986301364" table:formula="of:=([.I39]-[.$E39])/[.$E39]" table:style-name="ce9">
            <text:p>98.63%</text:p>
          </table:table-cell>
          <table:table-cell office:value-type="percentage" office:value="1.0684931506849316" table:formula="of:=([.J39]-[.$E39])/[.$E39]" table:style-name="ce10">
            <text:p>106.85%</text:p>
          </table:table-cell>
          <table:table-cell office:value-type="percentage" office:value="1.0410958904109588" table:formula="of:=([.K39]-[.$E39])/[.$E39]" table:style-name="ce10">
            <text:p>104.11%</text:p>
          </table:table-cell>
          <table:table-cell office:value-type="percentage" office:value="0.98630136986301364" table:formula="of:=([.L39]-[.$E39])/[.$E39]" table:style-name="ce9">
            <text:p>98.63%</text:p>
          </table:table-cell>
          <table:table-cell office:value-type="percentage" office:value="0.90410958904109584" table:formula="of:=([.M39]-[.$E39])/[.$E39]" table:style-name="ce9">
            <text:p>90.41%</text:p>
          </table:table-cell>
          <table:table-cell office:value-type="percentage" office:value="0.73972602739726034" table:formula="of:=([.N39]-[.$E39])/[.$E39]" table:style-name="ce9">
            <text:p>73.97%</text:p>
          </table:table-cell>
          <table:table-cell office:value-type="percentage" office:value="0.61643835616438347" table:formula="of:=([.O39]-[.$E39])/[.$E39]" table:style-name="ce9">
            <text:p>61.64%</text:p>
          </table:table-cell>
          <table:table-cell office:value-type="percentage" office:value="0.86301369863013722" table:formula="of:=([.P39]-[.$E39])/[.$E39]" table:style-name="ce9">
            <text:p>86.30%</text:p>
          </table:table-cell>
          <table:table-cell office:value-type="percentage" office:value="0.8356164383561645" table:formula="of:=([.Q39]-[.$E39])/[.$E39]" table:style-name="ce9">
            <text:p>83.56%</text:p>
          </table:table-cell>
          <table:table-cell office:value-type="percentage" office:value="0.72602739726027399" table:formula="of:=([.R39]-[.$E39])/[.$E39]" table:style-name="ce9">
            <text:p>72.60%</text:p>
          </table:table-cell>
          <table:table-cell table:number-columns-repeated="16354"/>
        </table:table-row>
        <table:table-row table:style-name="ro2"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ck</text:p>
          </table:table-cell>
          <table:table-cell office:value-type="string" table:style-name="ce1">
            <text:p>REG.V</text:p>
          </table:table-cell>
          <table:table-cell office:value-type="float" office:value="1.2" table:style-name="ce1">
            <text:p>1.2</text:p>
          </table:table-cell>
          <table:table-cell office:value-type="string" table:style-name="ce7">
            <text:p>x</text:p>
          </table:table-cell>
          <table:table-cell office:value-type="float" office:value="1.32" table:style-name="ce8">
            <text:p>1.32</text:p>
          </table:table-cell>
          <table:table-cell office:value-type="float" office:value="1.45" table:style-name="ce8">
            <text:p>1.45</text:p>
          </table:table-cell>
          <table:table-cell office:value-type="float" office:value="1.65" table:style-name="ce8">
            <text:p>1.65</text:p>
          </table:table-cell>
          <table:table-cell office:value-type="float" office:value="1.45" table:style-name="ce8">
            <text:p>1.45</text:p>
          </table:table-cell>
          <table:table-cell office:value-type="float" office:value="1.5" table:style-name="ce8">
            <text:p>1.5</text:p>
          </table:table-cell>
          <table:table-cell office:value-type="float" office:value="1.56" table:style-name="ce8">
            <text:p>1.56</text:p>
          </table:table-cell>
          <table:table-cell office:value-type="float" office:value="1.6" table:style-name="ce8">
            <text:p>1.6</text:p>
          </table:table-cell>
          <table:table-cell office:value-type="float" office:value="1.63" table:style-name="ce8">
            <text:p>1.63</text:p>
          </table:table-cell>
          <table:table-cell office:value-type="float" office:value="1.45" table:style-name="ce8">
            <text:p>1.45</text:p>
          </table:table-cell>
          <table:table-cell office:value-type="float" office:value="1.46" table:style-name="ce8">
            <text:p>1.46</text:p>
          </table:table-cell>
          <table:table-cell office:value-type="float" office:value="1.6" table:style-name="ce8">
            <text:p>1.6</text:p>
          </table:table-cell>
          <table:table-cell office:value-type="float" office:value="1.58" table:style-name="ce8">
            <text:p>1.58</text:p>
          </table:table-cell>
          <table:table-cell office:value-type="percentage" office:value="0.10000000000000009" table:formula="of:=([.$G40]-[.$E40])/[.$E40]" table:style-name="ce9">
            <text:p>10.00%</text:p>
          </table:table-cell>
          <table:table-cell office:value-type="percentage" office:value="0.20833333333333334" table:formula="of:=([.H40]-[.$E40])/[.$E40]" table:style-name="ce9">
            <text:p>20.83%</text:p>
          </table:table-cell>
          <table:table-cell office:value-type="percentage" office:value="0.375" table:formula="of:=([.I40]-[.$E40])/[.$E40]" table:style-name="ce9">
            <text:p>37.50%</text:p>
          </table:table-cell>
          <table:table-cell office:value-type="percentage" office:value="0.20833333333333334" table:formula="of:=([.J40]-[.$E40])/[.$E40]" table:style-name="ce9">
            <text:p>20.83%</text:p>
          </table:table-cell>
          <table:table-cell office:value-type="percentage" office:value="0.25000000000000006" table:formula="of:=([.K40]-[.$E40])/[.$E40]" table:style-name="ce9">
            <text:p>25.00%</text:p>
          </table:table-cell>
          <table:table-cell office:value-type="percentage" office:value="0.3000000000000001" table:formula="of:=([.L40]-[.$E40])/[.$E40]" table:style-name="ce9">
            <text:p>30.00%</text:p>
          </table:table-cell>
          <table:table-cell office:value-type="percentage" office:value="0.33333333333333348" table:formula="of:=([.M40]-[.$E40])/[.$E40]" table:style-name="ce9">
            <text:p>33.33%</text:p>
          </table:table-cell>
          <table:table-cell office:value-type="percentage" office:value="0.35833333333333328" table:formula="of:=([.N40]-[.$E40])/[.$E40]" table:style-name="ce9">
            <text:p>35.83%</text:p>
          </table:table-cell>
          <table:table-cell office:value-type="percentage" office:value="0.20833333333333334" table:formula="of:=([.O40]-[.$E40])/[.$E40]" table:style-name="ce9">
            <text:p>20.83%</text:p>
          </table:table-cell>
          <table:table-cell office:value-type="percentage" office:value="0.21666666666666667" table:formula="of:=([.P40]-[.$E40])/[.$E40]" table:style-name="ce9">
            <text:p>21.67%</text:p>
          </table:table-cell>
          <table:table-cell office:value-type="percentage" office:value="0.33333333333333348" table:formula="of:=([.Q40]-[.$E40])/[.$E40]" table:style-name="ce9">
            <text:p>33.33%</text:p>
          </table:table-cell>
          <table:table-cell office:value-type="percentage" office:value="0.31666666666666676" table:formula="of:=([.R40]-[.$E40])/[.$E40]" table:style-name="ce9">
            <text:p>31.67%</text:p>
          </table:table-cell>
          <table:table-cell table:number-columns-repeated="16354"/>
        </table:table-row>
        <table:table-row table:style-name="ro2"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Lee</text:p>
          </table:table-cell>
          <table:table-cell office:value-type="string" table:style-name="ce1">
            <text:p>ANX.TO</text:p>
          </table:table-cell>
          <table:table-cell office:value-type="float" office:value="0.06" table:style-name="ce1">
            <text:p>0.06</text:p>
          </table:table-cell>
          <table:table-cell office:value-type="string" table:style-name="ce7">
            <text:p>x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4999999999999997E-2" table:style-name="ce8">
            <text:p>0.075</text:p>
          </table:table-cell>
          <table:table-cell office:value-type="percentage" office:value="0.16666666666666682" table:formula="of:=([.$G41]-[.$E41])/[.$E41]" table:style-name="ce9">
            <text:p>16.67%</text:p>
          </table:table-cell>
          <table:table-cell office:value-type="percentage" office:value="0.25" table:formula="of:=([.H41]-[.$E41])/[.$E41]" table:style-name="ce9">
            <text:p>25.00%</text:p>
          </table:table-cell>
          <table:table-cell office:value-type="percentage" office:value="0.16666666666666682" table:formula="of:=([.I41]-[.$E41])/[.$E41]" table:style-name="ce9">
            <text:p>16.67%</text:p>
          </table:table-cell>
          <table:table-cell office:value-type="percentage" office:value="0.25" table:formula="of:=([.J41]-[.$E41])/[.$E41]" table:style-name="ce9">
            <text:p>25.00%</text:p>
          </table:table-cell>
          <table:table-cell office:value-type="percentage" office:value="0.25" table:formula="of:=([.K41]-[.$E41])/[.$E41]" table:style-name="ce10">
            <text:p>25.00%</text:p>
          </table:table-cell>
          <table:table-cell office:value-type="percentage" office:value="0.25" table:formula="of:=([.L41]-[.$E41])/[.$E41]" table:style-name="ce9">
            <text:p>25.00%</text:p>
          </table:table-cell>
          <table:table-cell office:value-type="percentage" office:value="0.16666666666666682" table:formula="of:=([.M41]-[.$E41])/[.$E41]" table:style-name="ce9">
            <text:p>16.67%</text:p>
          </table:table-cell>
          <table:table-cell office:value-type="percentage" office:value="0.25" table:formula="of:=([.N41]-[.$E41])/[.$E41]" table:style-name="ce9">
            <text:p>25.00%</text:p>
          </table:table-cell>
          <table:table-cell office:value-type="percentage" office:value="0.25" table:formula="of:=([.O41]-[.$E41])/[.$E41]" table:style-name="ce9">
            <text:p>25.00%</text:p>
          </table:table-cell>
          <table:table-cell office:value-type="percentage" office:value="0.25" table:formula="of:=([.P41]-[.$E41])/[.$E41]" table:style-name="ce9">
            <text:p>25.00%</text:p>
          </table:table-cell>
          <table:table-cell office:value-type="percentage" office:value="0.25" table:formula="of:=([.Q41]-[.$E41])/[.$E41]" table:style-name="ce9">
            <text:p>25.00%</text:p>
          </table:table-cell>
          <table:table-cell office:value-type="percentage" office:value="0.25" table:formula="of:=([.R41]-[.$E41])/[.$E41]" table:style-name="ce9">
            <text:p>25.00%</text:p>
          </table:table-cell>
          <table:table-cell table:number-columns-repeated="16354"/>
        </table:table-row>
        <table:table-row table:style-name="ro2"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m00tpoint</text:p>
          </table:table-cell>
          <table:table-cell office:value-type="string" table:style-name="ce1">
            <text:p>MMS.V</text:p>
          </table:table-cell>
          <table:table-cell office:value-type="float" office:value="7.4999999999999997E-2" table:style-name="ce1">
            <text:p>0.075</text:p>
          </table:table-cell>
          <table:table-cell office:value-type="string" table:style-name="ce7">
            <text:p>x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8.5000000000000006E-2" table:style-name="ce8">
            <text:p>0.085</text:p>
          </table:table-cell>
          <table:table-cell office:value-type="float" office:value="0.09" table:style-name="ce8">
            <text:p>0.09</text:p>
          </table:table-cell>
          <table:table-cell office:value-type="float" office:value="0.08" table:style-name="ce8">
            <text:p>0.08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0.13" table:style-name="ce8">
            <text:p>0.13</text:p>
          </table:table-cell>
          <table:table-cell office:value-type="float" office:value="0.13" table:style-name="ce8">
            <text:p>0.13</text:p>
          </table:table-cell>
          <table:table-cell office:value-type="float" office:value="0.12" table:style-name="ce8">
            <text:p>0.12</text:p>
          </table:table-cell>
          <table:table-cell office:value-type="float" office:value="0.125" table:style-name="ce8">
            <text:p>0.125</text:p>
          </table:table-cell>
          <table:table-cell office:value-type="float" office:value="0.13" table:style-name="ce8">
            <text:p>0.13</text:p>
          </table:table-cell>
          <table:table-cell office:value-type="float" office:value="0.125" table:style-name="ce8">
            <text:p>0.125</text:p>
          </table:table-cell>
          <table:table-cell office:value-type="float" office:value="0.115" table:style-name="ce8">
            <text:p>0.115</text:p>
          </table:table-cell>
          <table:table-cell office:value-type="percentage" office:value="0.13333333333333347" table:formula="of:=([.$G42]-[.$E42])/[.$E42]" table:style-name="ce9">
            <text:p>13.33%</text:p>
          </table:table-cell>
          <table:table-cell office:value-type="percentage" office:value="0.13333333333333347" table:formula="of:=([.H42]-[.$E42])/[.$E42]" table:style-name="ce9">
            <text:p>13.33%</text:p>
          </table:table-cell>
          <table:table-cell office:value-type="percentage" office:value="0.2" table:formula="of:=([.I42]-[.$E42])/[.$E42]" table:style-name="ce9">
            <text:p>20.00%</text:p>
          </table:table-cell>
          <table:table-cell office:value-type="percentage" office:value="6.6666666666666735E-2" table:formula="of:=([.J42]-[.$E42])/[.$E42]" table:style-name="ce9">
            <text:p>6.67%</text:p>
          </table:table-cell>
          <table:table-cell office:value-type="percentage" office:value="0" table:formula="of:=([.K42]-[.$E42])/[.$E42]" table:style-name="ce9">
            <text:p>0.00%</text:p>
          </table:table-cell>
          <table:table-cell office:value-type="percentage" office:value="0.7333333333333335" table:formula="of:=([.L42]-[.$E42])/[.$E42]" table:style-name="ce9">
            <text:p>73.33%</text:p>
          </table:table-cell>
          <table:table-cell office:value-type="percentage" office:value="0.7333333333333335" table:formula="of:=([.M42]-[.$E42])/[.$E42]" table:style-name="ce9">
            <text:p>73.33%</text:p>
          </table:table-cell>
          <table:table-cell office:value-type="percentage" office:value="0.6" table:formula="of:=([.N42]-[.$E42])/[.$E42]" table:style-name="ce9">
            <text:p>60.00%</text:p>
          </table:table-cell>
          <table:table-cell office:value-type="percentage" office:value="0.66666666666666674" table:formula="of:=([.O42]-[.$E42])/[.$E42]" table:style-name="ce9">
            <text:p>66.67%</text:p>
          </table:table-cell>
          <table:table-cell office:value-type="percentage" office:value="0.7333333333333335" table:formula="of:=([.P42]-[.$E42])/[.$E42]" table:style-name="ce9">
            <text:p>73.33%</text:p>
          </table:table-cell>
          <table:table-cell office:value-type="percentage" office:value="0.66666666666666674" table:formula="of:=([.Q42]-[.$E42])/[.$E42]" table:style-name="ce9">
            <text:p>66.67%</text:p>
          </table:table-cell>
          <table:table-cell office:value-type="percentage" office:value="0.53333333333333344" table:formula="of:=([.R42]-[.$E42])/[.$E42]" table:style-name="ce9">
            <text:p>53.33%</text:p>
          </table:table-cell>
          <table:table-cell table:number-columns-repeated="16354"/>
        </table:table-row>
        <table:table-row table:style-name="ro2"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Oliver</text:p>
          </table:table-cell>
          <table:table-cell office:value-type="string" table:style-name="ce1">
            <text:p>RRC.V</text:p>
          </table:table-cell>
          <table:table-cell office:value-type="float" office:value="0.43" table:style-name="ce1">
            <text:p>0.43</text:p>
          </table:table-cell>
          <table:table-cell office:value-type="string" table:style-name="ce7">
            <text:p>x</text:p>
          </table:table-cell>
          <table:table-cell office:value-type="float" office:value="0.74" table:style-name="ce8">
            <text:p>0.74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float" office:value="0.9" table:style-name="ce8">
            <text:p>0.9</text:p>
          </table:table-cell>
          <table:table-cell office:value-type="percentage" office:value="0.72093023255813959" table:formula="of:=([.$G43]-[.$E43])/[.$E43]" table:style-name="ce9">
            <text:p>72.09%</text:p>
          </table:table-cell>
          <table:table-cell office:value-type="percentage" office:value="1.0930232558139537" table:formula="of:=([.H43]-[.$E43])/[.$E43]" table:style-name="ce10">
            <text:p>109.30%</text:p>
          </table:table-cell>
          <table:table-cell office:value-type="percentage" office:value="1.0930232558139537" table:formula="of:=([.I43]-[.$E43])/[.$E43]" table:style-name="ce10">
            <text:p>109.30%</text:p>
          </table:table-cell>
          <table:table-cell office:value-type="percentage" office:value="1.0930232558139537" table:formula="of:=([.J43]-[.$E43])/[.$E43]" table:style-name="ce10">
            <text:p>109.30%</text:p>
          </table:table-cell>
          <table:table-cell office:value-type="percentage" office:value="1.0930232558139537" table:formula="of:=([.K43]-[.$E43])/[.$E43]" table:style-name="ce10">
            <text:p>109.30%</text:p>
          </table:table-cell>
          <table:table-cell office:value-type="percentage" office:value="1.0930232558139537" table:formula="of:=([.L43]-[.$E43])/[.$E43]" table:style-name="ce10">
            <text:p>109.30%</text:p>
          </table:table-cell>
          <table:table-cell office:value-type="percentage" office:value="1.0930232558139537" table:formula="of:=([.M43]-[.$E43])/[.$E43]" table:style-name="ce10">
            <text:p>109.30%</text:p>
          </table:table-cell>
          <table:table-cell office:value-type="percentage" office:value="1.0930232558139537" table:formula="of:=([.N43]-[.$E43])/[.$E43]" table:style-name="ce10">
            <text:p>109.30%</text:p>
          </table:table-cell>
          <table:table-cell office:value-type="percentage" office:value="1.0930232558139537" table:formula="of:=([.O43]-[.$E43])/[.$E43]" table:style-name="ce10">
            <text:p>109.30%</text:p>
          </table:table-cell>
          <table:table-cell office:value-type="percentage" office:value="1.0930232558139537" table:formula="of:=([.P43]-[.$E43])/[.$E43]" table:style-name="ce10">
            <text:p>109.30%</text:p>
          </table:table-cell>
          <table:table-cell office:value-type="percentage" office:value="1.0930232558139537" table:formula="of:=([.Q43]-[.$E43])/[.$E43]" table:style-name="ce10">
            <text:p>109.30%</text:p>
          </table:table-cell>
          <table:table-cell office:value-type="percentage" office:value="1.0930232558139537" table:formula="of:=([.R43]-[.$E43])/[.$E43]" table:style-name="ce10">
            <text:p>109.30%</text:p>
          </table:table-cell>
          <table:table-cell table:number-columns-repeated="16354"/>
        </table:table-row>
        <table:table-row table:style-name="ro2">
          <table:table-cell office:value-type="float" office:value="43" table:style-name="ce1">
            <text:p>43</text:p>
          </table:table-cell>
          <table:table-cell table:style-name="ce1"/>
          <table:table-cell office:value-type="string" table:style-name="ce1">
            <text:p>NoSoup4U</text:p>
          </table:table-cell>
          <table:table-cell office:value-type="string" table:style-name="ce1">
            <text:p>GEA-H.V</text:p>
          </table:table-cell>
          <table:table-cell office:value-type="float" office:value="0.35" table:style-name="ce1">
            <text:p>0.35</text:p>
          </table:table-cell>
          <table:table-cell office:value-type="string" table:style-name="ce7">
            <text:p>x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percentage" office:value="0" table:formula="of:=([.$G44]-[.$E44])/[.$E44]" table:style-name="ce9">
            <text:p>0.00%</text:p>
          </table:table-cell>
          <table:table-cell office:value-type="percentage" office:value="0" table:formula="of:=([.H44]-[.$E44])/[.$E44]" table:style-name="ce9">
            <text:p>0.00%</text:p>
          </table:table-cell>
          <table:table-cell office:value-type="percentage" office:value="0" table:formula="of:=([.I44]-[.$E44])/[.$E44]" table:style-name="ce9">
            <text:p>0.00%</text:p>
          </table:table-cell>
          <table:table-cell office:value-type="percentage" office:value="0" table:formula="of:=([.J44]-[.$E44])/[.$E44]" table:style-name="ce9">
            <text:p>0.00%</text:p>
          </table:table-cell>
          <table:table-cell office:value-type="percentage" office:value="0" table:formula="of:=([.K44]-[.$E44])/[.$E44]" table:style-name="ce9">
            <text:p>0.00%</text:p>
          </table:table-cell>
          <table:table-cell office:value-type="percentage" office:value="0" table:formula="of:=([.L44]-[.$E44])/[.$E44]" table:style-name="ce9">
            <text:p>0.00%</text:p>
          </table:table-cell>
          <table:table-cell office:value-type="percentage" office:value="0" table:formula="of:=([.M44]-[.$E44])/[.$E44]" table:style-name="ce9">
            <text:p>0.00%</text:p>
          </table:table-cell>
          <table:table-cell office:value-type="percentage" office:value="0" table:formula="of:=([.N44]-[.$E44])/[.$E44]" table:style-name="ce9">
            <text:p>0.00%</text:p>
          </table:table-cell>
          <table:table-cell office:value-type="percentage" office:value="0" table:formula="of:=([.O44]-[.$E44])/[.$E44]" table:style-name="ce9">
            <text:p>0.00%</text:p>
          </table:table-cell>
          <table:table-cell office:value-type="percentage" office:value="0" table:formula="of:=([.P44]-[.$E44])/[.$E44]" table:style-name="ce9">
            <text:p>0.00%</text:p>
          </table:table-cell>
          <table:table-cell office:value-type="percentage" office:value="0" table:formula="of:=([.Q44]-[.$E44])/[.$E44]" table:style-name="ce9">
            <text:p>0.00%</text:p>
          </table:table-cell>
          <table:table-cell office:value-type="percentage" office:value="0" table:formula="of:=([.R44]-[.$E44])/[.$E44]" table:style-name="ce9">
            <text:p>0.00%</text:p>
          </table:table-cell>
          <table:table-cell table:number-columns-repeated="16354"/>
        </table:table-row>
        <table:table-row table:style-name="ro2">
          <table:table-cell office:value-type="float" office:value="44" table:style-name="ce1">
            <text:p>44</text:p>
          </table:table-cell>
          <table:table-cell table:style-name="ce1"/>
          <table:table-cell office:value-type="string" table:style-name="ce1">
            <text:p>alockett</text:p>
          </table:table-cell>
          <table:table-cell office:value-type="string" table:style-name="ce1">
            <text:p>CBK.CN</text:p>
          </table:table-cell>
          <table:table-cell office:value-type="float" office:value="7.0000000000000007E-2" table:style-name="ce1">
            <text:p>0.07</text:p>
          </table:table-cell>
          <table:table-cell office:value-type="string" table:style-name="ce7">
            <text:p>x</text:p>
          </table:table-cell>
          <table:table-cell office:value-type="float" office:value="5.5E-2" table:style-name="ce8">
            <text:p>0.055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0.06" table:style-name="ce8">
            <text:p>0.06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0.08" table:style-name="ce8">
            <text:p>0.08</text:p>
          </table:table-cell>
          <table:table-cell office:value-type="float" office:value="7.4999999999999997E-2" table:style-name="ce8">
            <text:p>0.075</text:p>
          </table:table-cell>
          <table:table-cell office:value-type="float" office:value="7.0000000000000007E-2" table:style-name="ce8">
            <text:p>0.07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6.5000000000000002E-2" table:style-name="ce8">
            <text:p>0.065</text:p>
          </table:table-cell>
          <table:table-cell office:value-type="percentage" office:value="-0.21428571428571436" table:formula="of:=([.$G45]-[.$E45])/[.$E45]" table:style-name="ce9">
            <text:p>-21.43%</text:p>
          </table:table-cell>
          <table:table-cell office:value-type="percentage" office:value="7.1428571428571286E-2" table:formula="of:=([.H45]-[.$E45])/[.$E45]" table:style-name="ce9">
            <text:p>7.14%</text:p>
          </table:table-cell>
          <table:table-cell office:value-type="percentage" office:value="-7.142857142857148E-2" table:formula="of:=([.I45]-[.$E45])/[.$E45]" table:style-name="ce9">
            <text:p>-7.14%</text:p>
          </table:table-cell>
          <table:table-cell office:value-type="percentage" office:value="-7.142857142857148E-2" table:formula="of:=([.J45]-[.$E45])/[.$E45]" table:style-name="ce9">
            <text:p>-7.14%</text:p>
          </table:table-cell>
          <table:table-cell office:value-type="percentage" office:value="-0.14285714285714296" table:formula="of:=([.K45]-[.$E45])/[.$E45]" table:style-name="ce9">
            <text:p>-14.29%</text:p>
          </table:table-cell>
          <table:table-cell office:value-type="percentage" office:value="7.1428571428571286E-2" table:formula="of:=([.L45]-[.$E45])/[.$E45]" table:style-name="ce9">
            <text:p>7.14%</text:p>
          </table:table-cell>
          <table:table-cell office:value-type="percentage" office:value="0.14285714285714277" table:formula="of:=([.M45]-[.$E45])/[.$E45]" table:style-name="ce9">
            <text:p>14.29%</text:p>
          </table:table-cell>
          <table:table-cell office:value-type="percentage" office:value="7.1428571428571286E-2" table:formula="of:=([.N45]-[.$E45])/[.$E45]" table:style-name="ce9">
            <text:p>7.14%</text:p>
          </table:table-cell>
          <table:table-cell office:value-type="percentage" office:value="0" table:formula="of:=([.O45]-[.$E45])/[.$E45]" table:style-name="ce9">
            <text:p>0.00%</text:p>
          </table:table-cell>
          <table:table-cell office:value-type="percentage" office:value="-7.142857142857148E-2" table:formula="of:=([.P45]-[.$E45])/[.$E45]" table:style-name="ce9">
            <text:p>-7.14%</text:p>
          </table:table-cell>
          <table:table-cell office:value-type="percentage" office:value="-7.142857142857148E-2" table:formula="of:=([.Q45]-[.$E45])/[.$E45]" table:style-name="ce9">
            <text:p>-7.14%</text:p>
          </table:table-cell>
          <table:table-cell office:value-type="percentage" office:value="-7.142857142857148E-2" table:formula="of:=([.R45]-[.$E45])/[.$E45]" table:style-name="ce9">
            <text:p>-7.14%</text:p>
          </table:table-cell>
          <table:table-cell table:number-columns-repeated="16354"/>
        </table:table-row>
        <table:table-row table:style-name="ro2">
          <table:table-cell office:value-type="float" office:value="45" table:style-name="ce1">
            <text:p>45</text:p>
          </table:table-cell>
          <table:table-cell table:style-name="ce1"/>
          <table:table-cell office:value-type="string" table:style-name="ce1">
            <text:p>Goldfinger</text:p>
          </table:table-cell>
          <table:table-cell office:value-type="string" table:style-name="ce1">
            <text:p>F.V</text:p>
          </table:table-cell>
          <table:table-cell office:value-type="float" office:value="0.47" table:style-name="ce1">
            <text:p>0.47</text:p>
          </table:table-cell>
          <table:table-cell office:value-type="string" table:style-name="ce7">
            <text:p>x</text:p>
          </table:table-cell>
          <table:table-cell office:value-type="float" office:value="0.45500000000000002" table:style-name="ce8">
            <text:p>0.455</text:p>
          </table:table-cell>
          <table:table-cell office:value-type="float" office:value="0.42499999999999999" table:style-name="ce8">
            <text:p>0.425</text:p>
          </table:table-cell>
          <table:table-cell office:value-type="float" office:value="0.41" table:style-name="ce8">
            <text:p>0.41</text:p>
          </table:table-cell>
          <table:table-cell office:value-type="float" office:value="0.39" table:style-name="ce8">
            <text:p>0.39</text:p>
          </table:table-cell>
          <table:table-cell office:value-type="float" office:value="0.44" table:style-name="ce8">
            <text:p>0.44</text:p>
          </table:table-cell>
          <table:table-cell office:value-type="float" office:value="0.39500000000000002" table:style-name="ce8">
            <text:p>0.395</text:p>
          </table:table-cell>
          <table:table-cell office:value-type="float" office:value="0.40500000000000003" table:style-name="ce8">
            <text:p>0.405</text:p>
          </table:table-cell>
          <table:table-cell office:value-type="float" office:value="0.39500000000000002" table:style-name="ce8">
            <text:p>0.395</text:p>
          </table:table-cell>
          <table:table-cell office:value-type="float" office:value="0.37" table:style-name="ce8">
            <text:p>0.37</text:p>
          </table:table-cell>
          <table:table-cell office:value-type="float" office:value="0.34" table:style-name="ce8">
            <text:p>0.34</text:p>
          </table:table-cell>
          <table:table-cell office:value-type="float" office:value="0.35" table:style-name="ce8">
            <text:p>0.35</text:p>
          </table:table-cell>
          <table:table-cell office:value-type="float" office:value="0.33" table:style-name="ce8">
            <text:p>0.33</text:p>
          </table:table-cell>
          <table:table-cell office:value-type="percentage" office:value="-3.1914893617021191E-2" table:formula="of:=([.$G46]-[.$E46])/[.$E46]" table:style-name="ce9">
            <text:p>-3.19%</text:p>
          </table:table-cell>
          <table:table-cell office:value-type="percentage" office:value="-9.5744680851063801E-2" table:formula="of:=([.H46]-[.$E46])/[.$E46]" table:style-name="ce9">
            <text:p>-9.57%</text:p>
          </table:table-cell>
          <table:table-cell office:value-type="percentage" office:value="-0.1276595744680851" table:formula="of:=([.I46]-[.$E46])/[.$E46]" table:style-name="ce9">
            <text:p>-12.77%</text:p>
          </table:table-cell>
          <table:table-cell office:value-type="percentage" office:value="-0.17021276595744672" table:formula="of:=([.J46]-[.$E46])/[.$E46]" table:style-name="ce9">
            <text:p>-17.02%</text:p>
          </table:table-cell>
          <table:table-cell office:value-type="percentage" office:value="-6.3829787234042493E-2" table:formula="of:=([.K46]-[.$E46])/[.$E46]" table:style-name="ce9">
            <text:p>-6.38%</text:p>
          </table:table-cell>
          <table:table-cell office:value-type="percentage" office:value="-0.15957446808510631" table:formula="of:=([.L46]-[.$E46])/[.$E46]" table:style-name="ce9">
            <text:p>-15.96%</text:p>
          </table:table-cell>
          <table:table-cell office:value-type="percentage" office:value="-0.13829787234042543" table:formula="of:=([.M46]-[.$E46])/[.$E46]" table:style-name="ce9">
            <text:p>-13.83%</text:p>
          </table:table-cell>
          <table:table-cell office:value-type="percentage" office:value="-0.15957446808510631" table:formula="of:=([.N46]-[.$E46])/[.$E46]" table:style-name="ce9">
            <text:p>-15.96%</text:p>
          </table:table-cell>
          <table:table-cell office:value-type="percentage" office:value="-0.21276595744680848" table:formula="of:=([.O46]-[.$E46])/[.$E46]" table:style-name="ce9">
            <text:p>-21.28%</text:p>
          </table:table-cell>
          <table:table-cell office:value-type="percentage" office:value="-0.27659574468085096" table:formula="of:=([.P46]-[.$E46])/[.$E46]" table:style-name="ce9">
            <text:p>-27.66%</text:p>
          </table:table-cell>
          <table:table-cell office:value-type="percentage" office:value="-0.25531914893617019" table:formula="of:=([.Q46]-[.$E46])/[.$E46]" table:style-name="ce9">
            <text:p>-25.53%</text:p>
          </table:table-cell>
          <table:table-cell office:value-type="percentage" office:value="-0.29787234042553185" table:formula="of:=([.R46]-[.$E46])/[.$E46]" table:style-name="ce9">
            <text:p>-29.79%</text:p>
          </table:table-cell>
          <table:table-cell table:number-columns-repeated="16354"/>
        </table:table-row>
        <table:table-row table:style-name="ro2"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wiz099</text:p>
          </table:table-cell>
          <table:table-cell office:value-type="string" table:style-name="ce11">
            <text:p>ABR.V</text:p>
          </table:table-cell>
          <table:table-cell office:value-type="float" office:value="0.1" table:style-name="ce12">
            <text:p>0.1</text:p>
          </table:table-cell>
          <table:table-cell office:value-type="string" table:style-name="ce7">
            <text:p>x</text:p>
          </table:table-cell>
          <table:table-cell office:value-type="float" office:value="0.15" table:style-name="ce8">
            <text:p>0.15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0.13500000000000001" table:style-name="ce8">
            <text:p>0.135</text:p>
          </table:table-cell>
          <table:table-cell office:value-type="float" office:value="0.19" table:style-name="ce8">
            <text:p>0.19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22500000000000001" table:style-name="ce8">
            <text:p>0.225</text:p>
          </table:table-cell>
          <table:table-cell office:value-type="float" office:value="0.20499999999999999" table:style-name="ce8">
            <text:p>0.205</text:p>
          </table:table-cell>
          <table:table-cell office:value-type="float" office:value="0.19" table:style-name="ce8">
            <text:p>0.19</text:p>
          </table:table-cell>
          <table:table-cell office:value-type="float" office:value="0.18" table:style-name="ce8">
            <text:p>0.18</text:p>
          </table:table-cell>
          <table:table-cell office:value-type="float" office:value="0.17" table:style-name="ce8">
            <text:p>0.17</text:p>
          </table:table-cell>
          <table:table-cell office:value-type="float" office:value="0.27" table:style-name="ce8">
            <text:p>0.27</text:p>
          </table:table-cell>
          <table:table-cell office:value-type="percentage" office:value="0.49999999999999989" table:formula="of:=([.$G47]-[.$E47])/[.$E47]" table:style-name="ce9">
            <text:p>50.00%</text:p>
          </table:table-cell>
          <table:table-cell office:value-type="percentage" office:value="0" table:formula="of:=([.H47]-[.$E47])/[.$E47]" table:style-name="ce9">
            <text:p>0.00%</text:p>
          </table:table-cell>
          <table:table-cell office:value-type="percentage" office:value="0" table:formula="of:=([.I47]-[.$E47])/[.$E47]" table:style-name="ce9">
            <text:p>0.00%</text:p>
          </table:table-cell>
          <table:table-cell office:value-type="percentage" office:value="0.35000000000000003" table:formula="of:=([.J47]-[.$E47])/[.$E47]" table:style-name="ce9">
            <text:p>35.00%</text:p>
          </table:table-cell>
          <table:table-cell office:value-type="percentage" office:value="0.89999999999999991" table:formula="of:=([.K47]-[.$E47])/[.$E47]" table:style-name="ce9">
            <text:p>90.00%</text:p>
          </table:table-cell>
          <table:table-cell office:value-type="percentage" office:value="1.25" table:formula="of:=([.L47]-[.$E47])/[.$E47]" table:style-name="ce10">
            <text:p>125.00%</text:p>
          </table:table-cell>
          <table:table-cell office:value-type="percentage" office:value="1.25" table:formula="of:=([.M47]-[.$E47])/[.$E47]" table:style-name="ce10">
            <text:p>125.00%</text:p>
          </table:table-cell>
          <table:table-cell office:value-type="percentage" office:value="1.0499999999999998" table:formula="of:=([.N47]-[.$E47])/[.$E47]" table:style-name="ce10">
            <text:p>105.00%</text:p>
          </table:table-cell>
          <table:table-cell office:value-type="percentage" office:value="0.89999999999999991" table:formula="of:=([.O47]-[.$E47])/[.$E47]" table:style-name="ce9">
            <text:p>90.00%</text:p>
          </table:table-cell>
          <table:table-cell office:value-type="percentage" office:value="0.79999999999999982" table:formula="of:=([.P47]-[.$E47])/[.$E47]" table:style-name="ce9">
            <text:p>80.00%</text:p>
          </table:table-cell>
          <table:table-cell office:value-type="percentage" office:value="0.70000000000000007" table:formula="of:=([.Q47]-[.$E47])/[.$E47]" table:style-name="ce9">
            <text:p>70.00%</text:p>
          </table:table-cell>
          <table:table-cell office:value-type="percentage" office:value="1.7" table:formula="of:=([.R47]-[.$E47])/[.$E47]" table:style-name="ce10">
            <text:p>170.00%</text:p>
          </table:table-cell>
          <table:table-cell table:number-columns-repeated="16354"/>
        </table:table-row>
        <table:table-row table:style-name="ro2">
          <table:table-cell office:value-type="float" office:value="47" table:style-name="ce1">
            <text:p>47</text:p>
          </table:table-cell>
          <table:table-cell table:style-name="ce1"/>
          <table:table-cell office:value-type="string" table:style-name="ce1">
            <text:p>Upticks</text:p>
          </table:table-cell>
          <table:table-cell office:value-type="string" table:style-name="ce1">
            <text:p>FIN.CN</text:p>
          </table:table-cell>
          <table:table-cell office:value-type="float" office:value="0.34499999999999997" table:style-name="ce1">
            <text:p>0.345</text:p>
          </table:table-cell>
          <table:table-cell office:value-type="string" table:style-name="ce7">
            <text:p>x</text:p>
          </table:table-cell>
          <table:table-cell office:value-type="float" office:value="0.35499999999999998" table:style-name="ce8">
            <text:p>0.355</text:p>
          </table:table-cell>
          <table:table-cell office:value-type="float" office:value="0.36" table:style-name="ce8">
            <text:p>0.36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35" table:style-name="ce8">
            <text:p>0.35</text:p>
          </table:table-cell>
          <table:table-cell office:value-type="float" office:value="0.17" table:style-name="ce8">
            <text:p>0.17</text:p>
          </table:table-cell>
          <table:table-cell office:value-type="float" office:value="0.125" table:style-name="ce8">
            <text:p>0.125</text:p>
          </table:table-cell>
          <table:table-cell office:value-type="float" office:value="0.12" table:style-name="ce8">
            <text:p>0.12</text:p>
          </table:table-cell>
          <table:table-cell office:value-type="percentage" office:value="2.898550724637684E-2" table:formula="of:=([.$G48]-[.$E48])/[.$E48]" table:style-name="ce9">
            <text:p>2.90%</text:p>
          </table:table-cell>
          <table:table-cell office:value-type="percentage" office:value="4.3478260869565258E-2" table:formula="of:=([.H48]-[.$E48])/[.$E48]" table:style-name="ce9">
            <text:p>4.35%</text:p>
          </table:table-cell>
          <table:table-cell office:value-type="percentage" office:value="1.449275362318842E-2" table:formula="of:=([.I48]-[.$E48])/[.$E48]" table:style-name="ce9">
            <text:p>1.45%</text:p>
          </table:table-cell>
          <table:table-cell office:value-type="percentage" office:value="1.449275362318842E-2" table:formula="of:=([.J48]-[.$E48])/[.$E48]" table:style-name="ce9">
            <text:p>1.45%</text:p>
          </table:table-cell>
          <table:table-cell office:value-type="percentage" office:value="1.449275362318842E-2" table:formula="of:=([.K48]-[.$E48])/[.$E48]" table:style-name="ce9">
            <text:p>1.45%</text:p>
          </table:table-cell>
          <table:table-cell office:value-type="percentage" office:value="1.449275362318842E-2" table:formula="of:=([.L48]-[.$E48])/[.$E48]" table:style-name="ce9">
            <text:p>1.45%</text:p>
          </table:table-cell>
          <table:table-cell office:value-type="percentage" office:value="1.449275362318842E-2" table:formula="of:=([.M48]-[.$E48])/[.$E48]" table:style-name="ce9">
            <text:p>1.45%</text:p>
          </table:table-cell>
          <table:table-cell office:value-type="percentage" office:value="1.449275362318842E-2" table:formula="of:=([.N48]-[.$E48])/[.$E48]" table:style-name="ce9">
            <text:p>1.45%</text:p>
          </table:table-cell>
          <table:table-cell office:value-type="percentage" office:value="1.449275362318842E-2" table:formula="of:=([.O48]-[.$E48])/[.$E48]" table:style-name="ce9">
            <text:p>1.45%</text:p>
          </table:table-cell>
          <table:table-cell office:value-type="percentage" office:value="-0.50724637681159412" table:formula="of:=([.P48]-[.$E48])/[.$E48]" table:style-name="ce9">
            <text:p>-50.72%</text:p>
          </table:table-cell>
          <table:table-cell office:value-type="percentage" office:value="-0.6376811594202898" table:formula="of:=([.Q48]-[.$E48])/[.$E48]" table:style-name="ce9">
            <text:p>-63.77%</text:p>
          </table:table-cell>
          <table:table-cell office:value-type="percentage" office:value="-0.65217391304347827" table:formula="of:=([.R48]-[.$E48])/[.$E48]" table:style-name="ce9">
            <text:p>-65.22%</text:p>
          </table:table-cell>
          <table:table-cell table:number-columns-repeated="16354"/>
        </table:table-row>
        <table:table-row table:style-name="ro2"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dirkdiggler</text:p>
          </table:table-cell>
          <table:table-cell office:value-type="string" table:style-name="ce11">
            <text:p>CNL.WT.A</text:p>
          </table:table-cell>
          <table:table-cell office:value-type="float" office:value="1" table:style-name="ce12">
            <text:p>1</text:p>
          </table:table-cell>
          <table:table-cell office:value-type="string" table:style-name="ce7">
            <text:p>x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percentage" office:value="0" table:formula="of:=([.$G49]-[.$E49])/[.$E49]" table:style-name="ce9">
            <text:p>0.00%</text:p>
          </table:table-cell>
          <table:table-cell office:value-type="percentage" office:value="0" table:formula="of:=([.H49]-[.$E49])/[.$E49]" table:style-name="ce9">
            <text:p>0.00%</text:p>
          </table:table-cell>
          <table:table-cell office:value-type="percentage" office:value="0" table:formula="of:=([.I49]-[.$E49])/[.$E49]" table:style-name="ce9">
            <text:p>0.00%</text:p>
          </table:table-cell>
          <table:table-cell office:value-type="percentage" office:value="0" table:formula="of:=([.J49]-[.$E49])/[.$E49]" table:style-name="ce9">
            <text:p>0.00%</text:p>
          </table:table-cell>
          <table:table-cell office:value-type="percentage" office:value="0" table:formula="of:=([.K49]-[.$E49])/[.$E49]" table:style-name="ce9">
            <text:p>0.00%</text:p>
          </table:table-cell>
          <table:table-cell office:value-type="percentage" office:value="0" table:formula="of:=([.L49]-[.$E49])/[.$E49]" table:style-name="ce9">
            <text:p>0.00%</text:p>
          </table:table-cell>
          <table:table-cell office:value-type="percentage" office:value="0" table:formula="of:=([.M49]-[.$E49])/[.$E49]" table:style-name="ce9">
            <text:p>0.00%</text:p>
          </table:table-cell>
          <table:table-cell office:value-type="percentage" office:value="0" table:formula="of:=([.N49]-[.$E49])/[.$E49]" table:style-name="ce9">
            <text:p>0.00%</text:p>
          </table:table-cell>
          <table:table-cell office:value-type="percentage" office:value="0" table:formula="of:=([.O49]-[.$E49])/[.$E49]" table:style-name="ce9">
            <text:p>0.00%</text:p>
          </table:table-cell>
          <table:table-cell office:value-type="percentage" office:value="0" table:formula="of:=([.P49]-[.$E49])/[.$E49]" table:style-name="ce9">
            <text:p>0.00%</text:p>
          </table:table-cell>
          <table:table-cell office:value-type="percentage" office:value="0" table:formula="of:=([.Q49]-[.$E49])/[.$E49]" table:style-name="ce9">
            <text:p>0.00%</text:p>
          </table:table-cell>
          <table:table-cell office:value-type="percentage" office:value="0" table:formula="of:=([.R49]-[.$E49])/[.$E49]" table:style-name="ce9">
            <text:p>0.00%</text:p>
          </table:table-cell>
          <table:table-cell table:number-columns-repeated="16354"/>
        </table:table-row>
        <table:table-row table:style-name="ro2">
          <table:table-cell office:value-type="float" office:value="49" table:style-name="ce1">
            <text:p>49</text:p>
          </table:table-cell>
          <table:table-cell table:style-name="ce1"/>
          <table:table-cell office:value-type="string" table:style-name="ce1">
            <text:p>Fiat</text:p>
          </table:table-cell>
          <table:table-cell office:value-type="string" table:style-name="ce1">
            <text:p>SXL.V</text:p>
          </table:table-cell>
          <table:table-cell office:value-type="float" office:value="0.04" table:style-name="ce1">
            <text:p>0.04</text:p>
          </table:table-cell>
          <table:table-cell office:value-type="string" table:style-name="ce7">
            <text:p>x</text:p>
          </table:table-cell>
          <table:table-cell office:value-type="float" office:value="0.04" table:style-name="ce8">
            <text:p>0.04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4" table:style-name="ce8">
            <text:p>0.04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4" table:style-name="ce8">
            <text:p>0.04</text:p>
          </table:table-cell>
          <table:table-cell office:value-type="float" office:value="0.05" table:style-name="ce8">
            <text:p>0.05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6.5000000000000002E-2" table:style-name="ce8">
            <text:p>0.065</text:p>
          </table:table-cell>
          <table:table-cell office:value-type="float" office:value="0.05" table:style-name="ce8">
            <text:p>0.05</text:p>
          </table:table-cell>
          <table:table-cell office:value-type="float" office:value="0.05" table:style-name="ce8">
            <text:p>0.05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5" table:style-name="ce8">
            <text:p>0.05</text:p>
          </table:table-cell>
          <table:table-cell office:value-type="percentage" office:value="0" table:formula="of:=([.$G50]-[.$E50])/[.$E50]" table:style-name="ce9">
            <text:p>0.00%</text:p>
          </table:table-cell>
          <table:table-cell office:value-type="percentage" office:value="0.12499999999999993" table:formula="of:=([.H50]-[.$E50])/[.$E50]" table:style-name="ce9">
            <text:p>12.50%</text:p>
          </table:table-cell>
          <table:table-cell office:value-type="percentage" office:value="0" table:formula="of:=([.I50]-[.$E50])/[.$E50]" table:style-name="ce9">
            <text:p>0.00%</text:p>
          </table:table-cell>
          <table:table-cell office:value-type="percentage" office:value="0.12499999999999993" table:formula="of:=([.J50]-[.$E50])/[.$E50]" table:style-name="ce9">
            <text:p>12.50%</text:p>
          </table:table-cell>
          <table:table-cell office:value-type="percentage" office:value="0" table:formula="of:=([.K50]-[.$E50])/[.$E50]" table:style-name="ce9">
            <text:p>0.00%</text:p>
          </table:table-cell>
          <table:table-cell office:value-type="percentage" office:value="0.25000000000000006" table:formula="of:=([.L50]-[.$E50])/[.$E50]" table:style-name="ce9">
            <text:p>25.00%</text:p>
          </table:table-cell>
          <table:table-cell office:value-type="percentage" office:value="0.12499999999999993" table:formula="of:=([.M50]-[.$E50])/[.$E50]" table:style-name="ce9">
            <text:p>12.50%</text:p>
          </table:table-cell>
          <table:table-cell office:value-type="percentage" office:value="0.625" table:formula="of:=([.N50]-[.$E50])/[.$E50]" table:style-name="ce9">
            <text:p>62.50%</text:p>
          </table:table-cell>
          <table:table-cell office:value-type="percentage" office:value="0.25000000000000006" table:formula="of:=([.O50]-[.$E50])/[.$E50]" table:style-name="ce9">
            <text:p>25.00%</text:p>
          </table:table-cell>
          <table:table-cell office:value-type="percentage" office:value="0.25000000000000006" table:formula="of:=([.P50]-[.$E50])/[.$E50]" table:style-name="ce9">
            <text:p>25.00%</text:p>
          </table:table-cell>
          <table:table-cell office:value-type="percentage" office:value="0.12499999999999993" table:formula="of:=([.Q50]-[.$E50])/[.$E50]" table:style-name="ce9">
            <text:p>12.50%</text:p>
          </table:table-cell>
          <table:table-cell office:value-type="percentage" office:value="0.25000000000000006" table:formula="of:=([.R50]-[.$E50])/[.$E50]" table:style-name="ce9">
            <text:p>25.00%</text:p>
          </table:table-cell>
          <table:table-cell table:number-columns-repeated="16354"/>
        </table:table-row>
        <table:table-row table:style-name="ro2">
          <table:table-cell office:value-type="float" office:value="50" table:style-name="ce1">
            <text:p>50</text:p>
          </table:table-cell>
          <table:table-cell table:style-name="ce1"/>
          <table:table-cell office:value-type="string" table:style-name="ce1">
            <text:p>Highheat</text:p>
          </table:table-cell>
          <table:table-cell office:value-type="string" table:style-name="ce1">
            <text:p>ABN.V</text:p>
          </table:table-cell>
          <table:table-cell office:value-type="float" office:value="0.105" table:style-name="ce1">
            <text:p>0.105</text:p>
          </table:table-cell>
          <table:table-cell office:value-type="string" table:style-name="ce7">
            <text:p>x</text:p>
          </table:table-cell>
          <table:table-cell office:value-type="float" office:value="0.12" table:style-name="ce8">
            <text:p>0.12</text:p>
          </table:table-cell>
          <table:table-cell office:value-type="float" office:value="0.11" table:style-name="ce8">
            <text:p>0.11</text:p>
          </table:table-cell>
          <table:table-cell office:value-type="float" office:value="0.12" table:style-name="ce8">
            <text:p>0.12</text:p>
          </table:table-cell>
          <table:table-cell office:value-type="float" office:value="0.12" table:style-name="ce8">
            <text:p>0.12</text:p>
          </table:table-cell>
          <table:table-cell office:value-type="float" office:value="0.11" table:style-name="ce8">
            <text:p>0.11</text:p>
          </table:table-cell>
          <table:table-cell office:value-type="float" office:value="0.115" table:style-name="ce8">
            <text:p>0.115</text:p>
          </table:table-cell>
          <table:table-cell office:value-type="float" office:value="0.11" table:style-name="ce8">
            <text:p>0.11</text:p>
          </table:table-cell>
          <table:table-cell office:value-type="float" office:value="0.115" table:style-name="ce8">
            <text:p>0.115</text:p>
          </table:table-cell>
          <table:table-cell office:value-type="float" office:value="0.115" table:style-name="ce8">
            <text:p>0.115</text:p>
          </table:table-cell>
          <table:table-cell office:value-type="float" office:value="0.115" table:style-name="ce8">
            <text:p>0.115</text:p>
          </table:table-cell>
          <table:table-cell office:value-type="float" office:value="0.12" table:style-name="ce8">
            <text:p>0.12</text:p>
          </table:table-cell>
          <table:table-cell office:value-type="float" office:value="0.125" table:style-name="ce8">
            <text:p>0.125</text:p>
          </table:table-cell>
          <table:table-cell office:value-type="percentage" office:value="0.14285714285714285" table:formula="of:=([.$G51]-[.$E51])/[.$E51]" table:style-name="ce9">
            <text:p>14.29%</text:p>
          </table:table-cell>
          <table:table-cell office:value-type="percentage" office:value="4.7619047619047665E-2" table:formula="of:=([.H51]-[.$E51])/[.$E51]" table:style-name="ce9">
            <text:p>4.76%</text:p>
          </table:table-cell>
          <table:table-cell office:value-type="percentage" office:value="0.14285714285714285" table:formula="of:=([.I51]-[.$E51])/[.$E51]" table:style-name="ce9">
            <text:p>14.29%</text:p>
          </table:table-cell>
          <table:table-cell office:value-type="percentage" office:value="0.14285714285714285" table:formula="of:=([.J51]-[.$E51])/[.$E51]" table:style-name="ce9">
            <text:p>14.29%</text:p>
          </table:table-cell>
          <table:table-cell office:value-type="percentage" office:value="4.7619047619047665E-2" table:formula="of:=([.K51]-[.$E51])/[.$E51]" table:style-name="ce9">
            <text:p>4.76%</text:p>
          </table:table-cell>
          <table:table-cell office:value-type="percentage" office:value="9.523809523809533E-2" table:formula="of:=([.L51]-[.$E51])/[.$E51]" table:style-name="ce9">
            <text:p>9.52%</text:p>
          </table:table-cell>
          <table:table-cell office:value-type="percentage" office:value="4.7619047619047665E-2" table:formula="of:=([.M51]-[.$E51])/[.$E51]" table:style-name="ce9">
            <text:p>4.76%</text:p>
          </table:table-cell>
          <table:table-cell office:value-type="percentage" office:value="9.523809523809533E-2" table:formula="of:=([.N51]-[.$E51])/[.$E51]" table:style-name="ce9">
            <text:p>9.52%</text:p>
          </table:table-cell>
          <table:table-cell office:value-type="percentage" office:value="9.523809523809533E-2" table:formula="of:=([.O51]-[.$E51])/[.$E51]" table:style-name="ce9">
            <text:p>9.52%</text:p>
          </table:table-cell>
          <table:table-cell office:value-type="percentage" office:value="9.523809523809533E-2" table:formula="of:=([.P51]-[.$E51])/[.$E51]" table:style-name="ce9">
            <text:p>9.52%</text:p>
          </table:table-cell>
          <table:table-cell office:value-type="percentage" office:value="0.14285714285714285" table:formula="of:=([.Q51]-[.$E51])/[.$E51]" table:style-name="ce9">
            <text:p>14.29%</text:p>
          </table:table-cell>
          <table:table-cell office:value-type="percentage" office:value="0.19047619047619052" table:formula="of:=([.R51]-[.$E51])/[.$E51]" table:style-name="ce9">
            <text:p>19.05%</text:p>
          </table:table-cell>
          <table:table-cell table:number-columns-repeated="16354"/>
        </table:table-row>
        <table:table-row table:style-name="ro2"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turnpiker</text:p>
          </table:table-cell>
          <table:table-cell office:value-type="string" table:style-name="ce1">
            <text:p>BQE.V</text:p>
          </table:table-cell>
          <table:table-cell office:value-type="float" office:value="0.04" table:style-name="ce1">
            <text:p>0.04</text:p>
          </table:table-cell>
          <table:table-cell office:value-type="string" table:style-name="ce7">
            <text:p>x</text:p>
          </table:table-cell>
          <table:table-cell office:value-type="float" office:value="0.04" table:style-name="ce8">
            <text:p>0.04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4" table:style-name="ce8">
            <text:p>0.04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0.05" table:style-name="ce8">
            <text:p>0.05</text:p>
          </table:table-cell>
          <table:table-cell office:value-type="float" office:value="0.04" table:style-name="ce8">
            <text:p>0.04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5.5E-2" table:style-name="ce8">
            <text:p>0.055</text:p>
          </table:table-cell>
          <table:table-cell office:value-type="float" office:value="0.04" table:style-name="ce8">
            <text:p>0.04</text:p>
          </table:table-cell>
          <table:table-cell office:value-type="float" office:value="0.04" table:style-name="ce8">
            <text:p>0.04</text:p>
          </table:table-cell>
          <table:table-cell office:value-type="percentage" office:value="0" table:formula="of:=([.$G52]-[.$E52])/[.$E52]" table:style-name="ce9">
            <text:p>0.00%</text:p>
          </table:table-cell>
          <table:table-cell office:value-type="percentage" office:value="0.12499999999999993" table:formula="of:=([.H52]-[.$E52])/[.$E52]" table:style-name="ce9">
            <text:p>12.50%</text:p>
          </table:table-cell>
          <table:table-cell office:value-type="percentage" office:value="0.12499999999999993" table:formula="of:=([.I52]-[.$E52])/[.$E52]" table:style-name="ce9">
            <text:p>12.50%</text:p>
          </table:table-cell>
          <table:table-cell office:value-type="percentage" office:value="0" table:formula="of:=([.J52]-[.$E52])/[.$E52]" table:style-name="ce9">
            <text:p>0.00%</text:p>
          </table:table-cell>
          <table:table-cell office:value-type="percentage" office:value="0.12499999999999993" table:formula="of:=([.K52]-[.$E52])/[.$E52]" table:style-name="ce9">
            <text:p>12.50%</text:p>
          </table:table-cell>
          <table:table-cell office:value-type="percentage" office:value="0.25000000000000006" table:formula="of:=([.L52]-[.$E52])/[.$E52]" table:style-name="ce9">
            <text:p>25.00%</text:p>
          </table:table-cell>
          <table:table-cell office:value-type="percentage" office:value="0" table:formula="of:=([.M52]-[.$E52])/[.$E52]" table:style-name="ce9">
            <text:p>0.00%</text:p>
          </table:table-cell>
          <table:table-cell office:value-type="percentage" office:value="0.375" table:formula="of:=([.N52]-[.$E52])/[.$E52]" table:style-name="ce9">
            <text:p>37.50%</text:p>
          </table:table-cell>
          <table:table-cell office:value-type="percentage" office:value="0.375" table:formula="of:=([.O52]-[.$E52])/[.$E52]" table:style-name="ce9">
            <text:p>37.50%</text:p>
          </table:table-cell>
          <table:table-cell office:value-type="percentage" office:value="0.375" table:formula="of:=([.P52]-[.$E52])/[.$E52]" table:style-name="ce9">
            <text:p>37.50%</text:p>
          </table:table-cell>
          <table:table-cell office:value-type="percentage" office:value="0" table:formula="of:=([.Q52]-[.$E52])/[.$E52]" table:style-name="ce9">
            <text:p>0.00%</text:p>
          </table:table-cell>
          <table:table-cell office:value-type="percentage" office:value="0" table:formula="of:=([.R52]-[.$E52])/[.$E52]" table:style-name="ce9">
            <text:p>0.00%</text:p>
          </table:table-cell>
          <table:table-cell table:number-columns-repeated="16354"/>
        </table:table-row>
        <table:table-row table:style-name="ro2"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bman97</text:p>
          </table:table-cell>
          <table:table-cell office:value-type="string" table:style-name="ce1">
            <text:p>ACG.CN</text:p>
          </table:table-cell>
          <table:table-cell office:value-type="float" office:value="0.15" table:style-name="ce1">
            <text:p>0.15</text:p>
          </table:table-cell>
          <table:table-cell office:value-type="string" table:style-name="ce7">
            <text:p>x</text:p>
          </table:table-cell>
          <table:table-cell office:value-type="float" office:value="0.19" table:style-name="ce8">
            <text:p>0.19</text:p>
          </table:table-cell>
          <table:table-cell office:value-type="float" office:value="0.17" table:style-name="ce8">
            <text:p>0.17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7" table:style-name="ce8">
            <text:p>0.17</text:p>
          </table:table-cell>
          <table:table-cell office:value-type="float" office:value="0.17" table:style-name="ce8">
            <text:p>0.17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6" table:style-name="ce8">
            <text:p>0.16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.105" table:style-name="ce8">
            <text:p>0.105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0.115" table:style-name="ce8">
            <text:p>0.115</text:p>
          </table:table-cell>
          <table:table-cell office:value-type="percentage" office:value="0.26666666666666672" table:formula="of:=([.$G53]-[.$E53])/[.$E53]" table:style-name="ce9">
            <text:p>26.67%</text:p>
          </table:table-cell>
          <table:table-cell office:value-type="percentage" office:value="0.13333333333333347" table:formula="of:=([.H53]-[.$E53])/[.$E53]" table:style-name="ce9">
            <text:p>13.33%</text:p>
          </table:table-cell>
          <table:table-cell office:value-type="percentage" office:value="0.16666666666666663" table:formula="of:=([.I53]-[.$E53])/[.$E53]" table:style-name="ce9">
            <text:p>16.67%</text:p>
          </table:table-cell>
          <table:table-cell office:value-type="percentage" office:value="0.13333333333333347" table:formula="of:=([.J53]-[.$E53])/[.$E53]" table:style-name="ce9">
            <text:p>13.33%</text:p>
          </table:table-cell>
          <table:table-cell office:value-type="percentage" office:value="0.13333333333333347" table:formula="of:=([.K53]-[.$E53])/[.$E53]" table:style-name="ce9">
            <text:p>13.33%</text:p>
          </table:table-cell>
          <table:table-cell office:value-type="percentage" office:value="0.16666666666666663" table:formula="of:=([.L53]-[.$E53])/[.$E53]" table:style-name="ce9">
            <text:p>16.67%</text:p>
          </table:table-cell>
          <table:table-cell office:value-type="percentage" office:value="6.6666666666666735E-2" table:formula="of:=([.M53]-[.$E53])/[.$E53]" table:style-name="ce9">
            <text:p>6.67%</text:p>
          </table:table-cell>
          <table:table-cell office:value-type="percentage" office:value="-3.3333333333333368E-2" table:formula="of:=([.N53]-[.$E53])/[.$E53]" table:style-name="ce9">
            <text:p>-3.33%</text:p>
          </table:table-cell>
          <table:table-cell office:value-type="percentage" office:value="-0.3" table:formula="of:=([.O53]-[.$E53])/[.$E53]" table:style-name="ce9">
            <text:p>-30.00%</text:p>
          </table:table-cell>
          <table:table-cell office:value-type="percentage" office:value="-0.33333333333333326" table:formula="of:=([.P53]-[.$E53])/[.$E53]" table:style-name="ce9">
            <text:p>-33.33%</text:p>
          </table:table-cell>
          <table:table-cell office:value-type="percentage" office:value="-0.33333333333333326" table:formula="of:=([.Q53]-[.$E53])/[.$E53]" table:style-name="ce9">
            <text:p>-33.33%</text:p>
          </table:table-cell>
          <table:table-cell office:value-type="percentage" office:value="-0.23333333333333328" table:formula="of:=([.R53]-[.$E53])/[.$E53]" table:style-name="ce9">
            <text:p>-23.33%</text:p>
          </table:table-cell>
          <table:table-cell table:number-columns-repeated="16354"/>
        </table:table-row>
        <table:table-row table:style-name="ro2">
          <table:table-cell office:value-type="float" office:value="53" table:style-name="ce1">
            <text:p>53</text:p>
          </table:table-cell>
          <table:table-cell table:style-name="ce1"/>
          <table:table-cell office:value-type="string" table:style-name="ce1">
            <text:p>Mxpx80</text:p>
          </table:table-cell>
          <table:table-cell office:value-type="string" table:style-name="ce1">
            <text:p>OEE.V</text:p>
          </table:table-cell>
          <table:table-cell office:value-type="float" office:value="0.255" table:style-name="ce1">
            <text:p>0.255</text:p>
          </table:table-cell>
          <table:table-cell office:value-type="string" table:style-name="ce7">
            <text:p>x</text:p>
          </table:table-cell>
          <table:table-cell office:value-type="float" office:value="0.32500000000000001" table:style-name="ce8">
            <text:p>0.325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3" table:style-name="ce8">
            <text:p>0.3</text:p>
          </table:table-cell>
          <table:table-cell office:value-type="float" office:value="0.29499999999999998" table:style-name="ce8">
            <text:p>0.295</text:p>
          </table:table-cell>
          <table:table-cell office:value-type="float" office:value="0.26" table:style-name="ce8">
            <text:p>0.26</text:p>
          </table:table-cell>
          <table:table-cell office:value-type="float" office:value="0.25" table:style-name="ce8">
            <text:p>0.25</text:p>
          </table:table-cell>
          <table:table-cell office:value-type="float" office:value="0.23" table:style-name="ce8">
            <text:p>0.23</text:p>
          </table:table-cell>
          <table:table-cell office:value-type="float" office:value="0.245" table:style-name="ce8">
            <text:p>0.245</text:p>
          </table:table-cell>
          <table:table-cell office:value-type="float" office:value="0.23" table:style-name="ce8">
            <text:p>0.23</text:p>
          </table:table-cell>
          <table:table-cell office:value-type="float" office:value="0.23499999999999999" table:style-name="ce8">
            <text:p>0.235</text:p>
          </table:table-cell>
          <table:table-cell office:value-type="float" office:value="0.24" table:style-name="ce8">
            <text:p>0.24</text:p>
          </table:table-cell>
          <table:table-cell office:value-type="float" office:value="0.22500000000000001" table:style-name="ce8">
            <text:p>0.225</text:p>
          </table:table-cell>
          <table:table-cell office:value-type="percentage" office:value="0.27450980392156865" table:formula="of:=([.$G54]-[.$E54])/[.$E54]" table:style-name="ce9">
            <text:p>27.45%</text:p>
          </table:table-cell>
          <table:table-cell office:value-type="percentage" office:value="0.15686274509803913" table:formula="of:=([.H54]-[.$E54])/[.$E54]" table:style-name="ce9">
            <text:p>15.69%</text:p>
          </table:table-cell>
          <table:table-cell office:value-type="percentage" office:value="0.17647058823529405" table:formula="of:=([.I54]-[.$E54])/[.$E54]" table:style-name="ce9">
            <text:p>17.65%</text:p>
          </table:table-cell>
          <table:table-cell office:value-type="percentage" office:value="0.15686274509803913" table:formula="of:=([.J54]-[.$E54])/[.$E54]" table:style-name="ce9">
            <text:p>15.69%</text:p>
          </table:table-cell>
          <table:table-cell office:value-type="percentage" office:value="1.9607843137254919E-2" table:formula="of:=([.K54]-[.$E54])/[.$E54]" table:style-name="ce9">
            <text:p>1.96%</text:p>
          </table:table-cell>
          <table:table-cell office:value-type="percentage" office:value="-1.9607843137254919E-2" table:formula="of:=([.L54]-[.$E54])/[.$E54]" table:style-name="ce9">
            <text:p>-1.96%</text:p>
          </table:table-cell>
          <table:table-cell office:value-type="percentage" office:value="-9.8039215686274481E-2" table:formula="of:=([.M54]-[.$E54])/[.$E54]" table:style-name="ce9">
            <text:p>-9.80%</text:p>
          </table:table-cell>
          <table:table-cell office:value-type="percentage" office:value="-3.9215686274509838E-2" table:formula="of:=([.N54]-[.$E54])/[.$E54]" table:style-name="ce9">
            <text:p>-3.92%</text:p>
          </table:table-cell>
          <table:table-cell office:value-type="percentage" office:value="-9.8039215686274481E-2" table:formula="of:=([.O54]-[.$E54])/[.$E54]" table:style-name="ce9">
            <text:p>-9.80%</text:p>
          </table:table-cell>
          <table:table-cell office:value-type="percentage" office:value="-7.8431372549019676E-2" table:formula="of:=([.P54]-[.$E54])/[.$E54]" table:style-name="ce9">
            <text:p>-7.84%</text:p>
          </table:table-cell>
          <table:table-cell office:value-type="percentage" office:value="-5.8823529411764754E-2" table:formula="of:=([.Q54]-[.$E54])/[.$E54]" table:style-name="ce9">
            <text:p>-5.88%</text:p>
          </table:table-cell>
          <table:table-cell office:value-type="percentage" office:value="-0.11764705882352941" table:formula="of:=([.R54]-[.$E54])/[.$E54]" table:style-name="ce9">
            <text:p>-11.76%</text:p>
          </table:table-cell>
          <table:table-cell table:number-columns-repeated="16354"/>
        </table:table-row>
        <table:table-row table:style-name="ro2">
          <table:table-cell office:value-type="float" office:value="54" table:style-name="ce1">
            <text:p>54</text:p>
          </table:table-cell>
          <table:table-cell table:style-name="ce1"/>
          <table:table-cell office:value-type="string" table:style-name="ce1">
            <text:p>1969Enigma</text:p>
          </table:table-cell>
          <table:table-cell office:value-type="string" table:style-name="ce1">
            <text:p>ACG.CN</text:p>
          </table:table-cell>
          <table:table-cell office:value-type="float" office:value="0.17" table:style-name="ce12">
            <text:p>0.17</text:p>
          </table:table-cell>
          <table:table-cell office:value-type="string" table:style-name="ce7">
            <text:p>x</text:p>
          </table:table-cell>
          <table:table-cell office:value-type="float" office:value="0.17" table:style-name="ce8">
            <text:p>0.17</text:p>
          </table:table-cell>
          <table:table-cell office:value-type="float" office:value="0.17" table:style-name="ce8">
            <text:p>0.17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7" table:style-name="ce8">
            <text:p>0.17</text:p>
          </table:table-cell>
          <table:table-cell office:value-type="float" office:value="0.17" table:style-name="ce8">
            <text:p>0.17</text:p>
          </table:table-cell>
          <table:table-cell office:value-type="float" office:value="0.17499999999999999" table:style-name="ce8">
            <text:p>0.175</text:p>
          </table:table-cell>
          <table:table-cell office:value-type="float" office:value="0.16" table:style-name="ce8">
            <text:p>0.16</text:p>
          </table:table-cell>
          <table:table-cell office:value-type="float" office:value="0.14499999999999999" table:style-name="ce8">
            <text:p>0.145</text:p>
          </table:table-cell>
          <table:table-cell office:value-type="float" office:value="0.105" table:style-name="ce8">
            <text:p>0.105</text:p>
          </table:table-cell>
          <table:table-cell office:value-type="float" office:value="0.1" table:style-name="ce8">
            <text:p>0.1</text:p>
          </table:table-cell>
          <table:table-cell office:value-type="float" office:value="0.1" table:style-name="ce8">
            <text:p>0.1</text:p>
          </table:table-cell>
          <table:table-cell office:value-type="float" office:value="0.115" table:style-name="ce8">
            <text:p>0.115</text:p>
          </table:table-cell>
          <table:table-cell office:value-type="percentage" office:value="0" table:formula="of:=([.$G55]-[.$E55])/[.$E55]" table:style-name="ce9">
            <text:p>0.00%</text:p>
          </table:table-cell>
          <table:table-cell office:value-type="percentage" office:value="0" table:formula="of:=([.H55]-[.$E55])/[.$E55]" table:style-name="ce9">
            <text:p>0.00%</text:p>
          </table:table-cell>
          <table:table-cell office:value-type="percentage" office:value="2.9411764705882214E-2" table:formula="of:=([.I55]-[.$E55])/[.$E55]" table:style-name="ce9">
            <text:p>2.94%</text:p>
          </table:table-cell>
          <table:table-cell office:value-type="percentage" office:value="0" table:formula="of:=([.J55]-[.$E55])/[.$E55]" table:style-name="ce9">
            <text:p>0.00%</text:p>
          </table:table-cell>
          <table:table-cell office:value-type="percentage" office:value="0" table:formula="of:=([.K55]-[.$E55])/[.$E55]" table:style-name="ce9">
            <text:p>0.00%</text:p>
          </table:table-cell>
          <table:table-cell office:value-type="percentage" office:value="2.9411764705882214E-2" table:formula="of:=([.L55]-[.$E55])/[.$E55]" table:style-name="ce9">
            <text:p>2.94%</text:p>
          </table:table-cell>
          <table:table-cell office:value-type="percentage" office:value="-5.8823529411764754E-2" table:formula="of:=([.M55]-[.$E55])/[.$E55]" table:style-name="ce9">
            <text:p>-5.88%</text:p>
          </table:table-cell>
          <table:table-cell office:value-type="percentage" office:value="-0.14705882352941188" table:formula="of:=([.N55]-[.$E55])/[.$E55]" table:style-name="ce9">
            <text:p>-14.71%</text:p>
          </table:table-cell>
          <table:table-cell office:value-type="percentage" office:value="-0.38235294117647067" table:formula="of:=([.O55]-[.$E55])/[.$E55]" table:style-name="ce9">
            <text:p>-38.24%</text:p>
          </table:table-cell>
          <table:table-cell office:value-type="percentage" office:value="-0.41176470588235298" table:formula="of:=([.P55]-[.$E55])/[.$E55]" table:style-name="ce9">
            <text:p>-41.18%</text:p>
          </table:table-cell>
          <table:table-cell office:value-type="percentage" office:value="-0.41176470588235298" table:formula="of:=([.Q55]-[.$E55])/[.$E55]" table:style-name="ce9">
            <text:p>-41.18%</text:p>
          </table:table-cell>
          <table:table-cell office:value-type="percentage" office:value="-0.3235294117647059" table:formula="of:=([.R55]-[.$E55])/[.$E55]" table:style-name="ce9">
            <text:p>-32.35%</text:p>
          </table:table-cell>
          <table:table-cell table:number-columns-repeated="16354"/>
        </table:table-row>
        <table:table-row table:style-name="ro2"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Mick</text:p>
          </table:table-cell>
          <table:table-cell office:value-type="string" table:style-name="ce1">
            <text:p>EFR.TO</text:p>
          </table:table-cell>
          <table:table-cell office:value-type="float" office:value="2.21" table:style-name="ce1">
            <text:p>2.21</text:p>
          </table:table-cell>
          <table:table-cell office:value-type="string" table:style-name="ce7">
            <text:p>x</text:p>
          </table:table-cell>
          <table:table-cell office:value-type="float" office:value="0.94" table:style-name="ce8">
            <text:p>0.94</text:p>
          </table:table-cell>
          <table:table-cell office:value-type="float" office:value="0.93" table:style-name="ce8">
            <text:p>0.93</text:p>
          </table:table-cell>
          <table:table-cell office:value-type="float" office:value="1.45" table:style-name="ce8">
            <text:p>1.45</text:p>
          </table:table-cell>
          <table:table-cell office:value-type="float" office:value="2.72" table:style-name="ce8">
            <text:p>2.72</text:p>
          </table:table-cell>
          <table:table-cell office:value-type="float" office:value="3.17" table:style-name="ce8">
            <text:p>3.17</text:p>
          </table:table-cell>
          <table:table-cell office:value-type="float" office:value="3.12" table:style-name="ce8">
            <text:p>3.12</text:p>
          </table:table-cell>
          <table:table-cell office:value-type="float" office:value="2.85" table:style-name="ce8">
            <text:p>2.85</text:p>
          </table:table-cell>
          <table:table-cell office:value-type="float" office:value="2.67" table:style-name="ce8">
            <text:p>2.67</text:p>
          </table:table-cell>
          <table:table-cell office:value-type="float" office:value="2.66" table:style-name="ce8">
            <text:p>2.66</text:p>
          </table:table-cell>
          <table:table-cell office:value-type="float" office:value="2.96" table:style-name="ce8">
            <text:p>2.96</text:p>
          </table:table-cell>
          <table:table-cell office:value-type="float" office:value="2.72" table:style-name="ce8">
            <text:p>2.72</text:p>
          </table:table-cell>
          <table:table-cell office:value-type="float" office:value="2.87" table:style-name="ce8">
            <text:p>2.87</text:p>
          </table:table-cell>
          <table:table-cell office:value-type="percentage" office:value="-0.57466063348416296" table:formula="of:=([.$G56]-[.$E56])/[.$E56]" table:style-name="ce9">
            <text:p>-57.47%</text:p>
          </table:table-cell>
          <table:table-cell office:value-type="percentage" office:value="-0.57918552036199089" table:formula="of:=([.H56]-[.$E56])/[.$E56]" table:style-name="ce9">
            <text:p>-57.92%</text:p>
          </table:table-cell>
          <table:table-cell office:value-type="percentage" office:value="-0.34389140271493213" table:formula="of:=([.I56]-[.$E56])/[.$E56]" table:style-name="ce9">
            <text:p>-34.39%</text:p>
          </table:table-cell>
          <table:table-cell office:value-type="percentage" office:value="0.23076923076923087" table:formula="of:=([.J56]-[.$E56])/[.$E56]" table:style-name="ce9">
            <text:p>23.08%</text:p>
          </table:table-cell>
          <table:table-cell office:value-type="percentage" office:value="0.43438914027149322" table:formula="of:=([.K56]-[.$E56])/[.$E56]" table:style-name="ce9">
            <text:p>43.44%</text:p>
          </table:table-cell>
          <table:table-cell office:value-type="percentage" office:value="0.41176470588235303" table:formula="of:=([.L56]-[.$E56])/[.$E56]" table:style-name="ce9">
            <text:p>41.18%</text:p>
          </table:table-cell>
          <table:table-cell office:value-type="percentage" office:value="0.28959276018099556" table:formula="of:=([.M56]-[.$E56])/[.$E56]" table:style-name="ce9">
            <text:p>28.96%</text:p>
          </table:table-cell>
          <table:table-cell office:value-type="percentage" office:value="0.20814479638009048" table:formula="of:=([.N56]-[.$E56])/[.$E56]" table:style-name="ce9">
            <text:p>20.81%</text:p>
          </table:table-cell>
          <table:table-cell office:value-type="percentage" office:value="0.20361990950226252" table:formula="of:=([.O56]-[.$E56])/[.$E56]" table:style-name="ce9">
            <text:p>20.36%</text:p>
          </table:table-cell>
          <table:table-cell office:value-type="percentage" office:value="0.33936651583710409" table:formula="of:=([.P56]-[.$E56])/[.$E56]" table:style-name="ce9">
            <text:p>33.94%</text:p>
          </table:table-cell>
          <table:table-cell office:value-type="percentage" office:value="0.23076923076923087" table:formula="of:=([.Q56]-[.$E56])/[.$E56]" table:style-name="ce9">
            <text:p>23.08%</text:p>
          </table:table-cell>
          <table:table-cell office:value-type="percentage" office:value="0.29864253393665163" table:formula="of:=([.R56]-[.$E56])/[.$E56]" table:style-name="ce9">
            <text:p>29.86%</text:p>
          </table:table-cell>
          <table:table-cell table:number-columns-repeated="16354"/>
        </table:table-row>
        <table:table-row table:style-name="ro2"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Au</text:p>
          </table:table-cell>
          <table:table-cell office:value-type="string" table:style-name="ce1">
            <text:p>SDE.V</text:p>
          </table:table-cell>
          <table:table-cell office:value-type="float" office:value="0.01" table:style-name="ce1">
            <text:p>0.01</text:p>
          </table:table-cell>
          <table:table-cell office:value-type="string" table:style-name="ce7">
            <text:p>x</text:p>
          </table:table-cell>
          <table:table-cell office:value-type="float" office:value="0.01" table:style-name="ce8">
            <text:p>0.01</text:p>
          </table:table-cell>
          <table:table-cell office:value-type="float" office:value="0.01" table:style-name="ce8">
            <text:p>0.01</text:p>
          </table:table-cell>
          <table:table-cell office:value-type="float" office:value="0.01" table:style-name="ce8">
            <text:p>0.01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1" table:style-name="ce8">
            <text:p>0.01</text:p>
          </table:table-cell>
          <table:table-cell office:value-type="float" office:value="0.02" table:style-name="ce8">
            <text:p>0.02</text:p>
          </table:table-cell>
          <table:table-cell office:value-type="float" office:value="0.01" table:style-name="ce8">
            <text:p>0.01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1" table:style-name="ce8">
            <text:p>0.01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1" table:style-name="ce8">
            <text:p>0.01</text:p>
          </table:table-cell>
          <table:table-cell office:value-type="percentage" office:value="0" table:formula="of:=([.$G57]-[.$E57])/[.$E57]" table:style-name="ce9">
            <text:p>0.00%</text:p>
          </table:table-cell>
          <table:table-cell office:value-type="percentage" office:value="0" table:formula="of:=([.H57]-[.$E57])/[.$E57]" table:style-name="ce9">
            <text:p>0.00%</text:p>
          </table:table-cell>
          <table:table-cell office:value-type="percentage" office:value="0" table:formula="of:=([.I57]-[.$E57])/[.$E57]" table:style-name="ce9">
            <text:p>0.00%</text:p>
          </table:table-cell>
          <table:table-cell office:value-type="percentage" office:value="0.49999999999999989" table:formula="of:=([.J57]-[.$E57])/[.$E57]" table:style-name="ce9">
            <text:p>50.00%</text:p>
          </table:table-cell>
          <table:table-cell office:value-type="percentage" office:value="0.49999999999999989" table:formula="of:=([.K57]-[.$E57])/[.$E57]" table:style-name="ce9">
            <text:p>50.00%</text:p>
          </table:table-cell>
          <table:table-cell office:value-type="percentage" office:value="0" table:formula="of:=([.L57]-[.$E57])/[.$E57]" table:style-name="ce9">
            <text:p>0.00%</text:p>
          </table:table-cell>
          <table:table-cell office:value-type="percentage" office:value="1" table:formula="of:=([.M57]-[.$E57])/[.$E57]" table:style-name="ce10">
            <text:p>100.00%</text:p>
          </table:table-cell>
          <table:table-cell office:value-type="percentage" office:value="0" table:formula="of:=([.N57]-[.$E57])/[.$E57]" table:style-name="ce9">
            <text:p>0.00%</text:p>
          </table:table-cell>
          <table:table-cell office:value-type="percentage" office:value="0.49999999999999989" table:formula="of:=([.O57]-[.$E57])/[.$E57]" table:style-name="ce9">
            <text:p>50.00%</text:p>
          </table:table-cell>
          <table:table-cell office:value-type="percentage" office:value="0" table:formula="of:=([.P57]-[.$E57])/[.$E57]" table:style-name="ce9">
            <text:p>0.00%</text:p>
          </table:table-cell>
          <table:table-cell office:value-type="percentage" office:value="0.49999999999999989" table:formula="of:=([.Q57]-[.$E57])/[.$E57]" table:style-name="ce9">
            <text:p>50.00%</text:p>
          </table:table-cell>
          <table:table-cell office:value-type="percentage" office:value="0" table:formula="of:=([.R57]-[.$E57])/[.$E57]" table:style-name="ce9">
            <text:p>0.00%</text:p>
          </table:table-cell>
          <table:table-cell table:number-columns-repeated="16354"/>
        </table:table-row>
        <table:table-row table:style-name="ro2"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Goldenboy7123</text:p>
          </table:table-cell>
          <table:table-cell office:value-type="string" table:style-name="ce1">
            <text:p>MDL.V</text:p>
          </table:table-cell>
          <table:table-cell office:value-type="float" office:value="0.02" table:style-name="ce1">
            <text:p>0.02</text:p>
          </table:table-cell>
          <table:table-cell office:value-type="string" table:style-name="ce7">
            <text:p>x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1.4999999999999999E-2" table:style-name="ce8">
            <text:p>0.015</text:p>
          </table:table-cell>
          <table:table-cell office:value-type="float" office:value="0.03" table:style-name="ce8">
            <text:p>0.03</text:p>
          </table:table-cell>
          <table:table-cell office:value-type="float" office:value="0.03" table:style-name="ce8">
            <text:p>0.03</text:p>
          </table:table-cell>
          <table:table-cell office:value-type="float" office:value="2.5000000000000001E-2" table:style-name="ce8">
            <text:p>0.025</text:p>
          </table:table-cell>
          <table:table-cell office:value-type="float" office:value="2.5000000000000001E-2" table:style-name="ce8">
            <text:p>0.025</text:p>
          </table:table-cell>
          <table:table-cell office:value-type="float" office:value="4.4999999999999998E-2" table:style-name="ce8">
            <text:p>0.045</text:p>
          </table:table-cell>
          <table:table-cell office:value-type="float" office:value="3.5000000000000003E-2" table:style-name="ce8">
            <text:p>0.035</text:p>
          </table:table-cell>
          <table:table-cell office:value-type="float" office:value="3.5000000000000003E-2" table:style-name="ce8">
            <text:p>0.035</text:p>
          </table:table-cell>
          <table:table-cell office:value-type="float" office:value="0.04" table:style-name="ce8">
            <text:p>0.04</text:p>
          </table:table-cell>
          <table:table-cell office:value-type="float" office:value="3.5000000000000003E-2" table:style-name="ce8">
            <text:p>0.035</text:p>
          </table:table-cell>
          <table:table-cell office:value-type="percentage" office:value="-0.25000000000000006" table:formula="of:=([.$G58]-[.$E58])/[.$E58]" table:style-name="ce9">
            <text:p>-25.00%</text:p>
          </table:table-cell>
          <table:table-cell office:value-type="percentage" office:value="-0.25000000000000006" table:formula="of:=([.H58]-[.$E58])/[.$E58]" table:style-name="ce9">
            <text:p>-25.00%</text:p>
          </table:table-cell>
          <table:table-cell office:value-type="percentage" office:value="-0.25000000000000006" table:formula="of:=([.I58]-[.$E58])/[.$E58]" table:style-name="ce9">
            <text:p>-25.00%</text:p>
          </table:table-cell>
          <table:table-cell office:value-type="percentage" office:value="0.49999999999999989" table:formula="of:=([.J58]-[.$E58])/[.$E58]" table:style-name="ce9">
            <text:p>50.00%</text:p>
          </table:table-cell>
          <table:table-cell office:value-type="percentage" office:value="0.49999999999999989" table:formula="of:=([.K58]-[.$E58])/[.$E58]" table:style-name="ce9">
            <text:p>50.00%</text:p>
          </table:table-cell>
          <table:table-cell office:value-type="percentage" office:value="0.25000000000000006" table:formula="of:=([.L58]-[.$E58])/[.$E58]" table:style-name="ce9">
            <text:p>25.00%</text:p>
          </table:table-cell>
          <table:table-cell office:value-type="percentage" office:value="0.25000000000000006" table:formula="of:=([.M58]-[.$E58])/[.$E58]" table:style-name="ce9">
            <text:p>25.00%</text:p>
          </table:table-cell>
          <table:table-cell office:value-type="percentage" office:value="1.2499999999999998" table:formula="of:=([.N58]-[.$E58])/[.$E58]" table:style-name="ce10">
            <text:p>125.00%</text:p>
          </table:table-cell>
          <table:table-cell office:value-type="percentage" office:value="0.75000000000000011" table:formula="of:=([.O58]-[.$E58])/[.$E58]" table:style-name="ce9">
            <text:p>75.00%</text:p>
          </table:table-cell>
          <table:table-cell office:value-type="percentage" office:value="0.75000000000000011" table:formula="of:=([.P58]-[.$E58])/[.$E58]" table:style-name="ce9">
            <text:p>75.00%</text:p>
          </table:table-cell>
          <table:table-cell office:value-type="percentage" office:value="1" table:formula="of:=([.Q58]-[.$E58])/[.$E58]" table:style-name="ce10">
            <text:p>100.00%</text:p>
          </table:table-cell>
          <table:table-cell office:value-type="percentage" office:value="0.75000000000000011" table:formula="of:=([.R58]-[.$E58])/[.$E58]" table:style-name="ce9">
            <text:p>75.00%</text:p>
          </table:table-cell>
          <table:table-cell table:number-columns-repeated="16354"/>
        </table:table-row>
        <table:table-row table:style-name="ro2">
          <table:table-cell office:value-type="float" office:value="58" table:style-name="ce1">
            <text:p>58</text:p>
          </table:table-cell>
          <table:table-cell table:style-name="ce1"/>
          <table:table-cell office:value-type="string" table:style-name="ce1">
            <text:p>madmann</text:p>
          </table:table-cell>
          <table:table-cell office:value-type="string" table:style-name="ce1">
            <text:p>ICG.V</text:p>
          </table:table-cell>
          <table:table-cell office:value-type="float" office:value="0.56000000000000005" table:style-name="ce1">
            <text:p>0.56</text:p>
          </table:table-cell>
          <table:table-cell office:value-type="string" table:style-name="ce7">
            <text:p>x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.56000000000000005" table:style-name="ce8">
            <text:p>0.56</text:p>
          </table:table-cell>
          <table:table-cell office:value-type="float" office:value="0.84" table:style-name="ce8">
            <text:p>0.84</text:p>
          </table:table-cell>
          <table:table-cell office:value-type="float" office:value="0.84" table:style-name="ce8">
            <text:p>0.84</text:p>
          </table:table-cell>
          <table:table-cell office:value-type="float" office:value="0.81" table:style-name="ce8">
            <text:p>0.81</text:p>
          </table:table-cell>
          <table:table-cell office:value-type="float" office:value="0.84" table:style-name="ce8">
            <text:p>0.84</text:p>
          </table:table-cell>
          <table:table-cell office:value-type="float" office:value="0.72" table:style-name="ce8">
            <text:p>0.72</text:p>
          </table:table-cell>
          <table:table-cell office:value-type="float" office:value="0.69" table:style-name="ce8">
            <text:p>0.69</text:p>
          </table:table-cell>
          <table:table-cell office:value-type="float" office:value="0.77" table:style-name="ce8">
            <text:p>0.77</text:p>
          </table:table-cell>
          <table:table-cell office:value-type="float" office:value="0.82" table:style-name="ce8">
            <text:p>0.82</text:p>
          </table:table-cell>
          <table:table-cell office:value-type="float" office:value="0.91" table:style-name="ce8">
            <text:p>0.91</text:p>
          </table:table-cell>
          <table:table-cell office:value-type="percentage" office:value="0" table:formula="of:=([.$G59]-[.$E59])/[.$E59]" table:style-name="ce9">
            <text:p>0.00%</text:p>
          </table:table-cell>
          <table:table-cell office:value-type="percentage" office:value="0" table:formula="of:=([.H59]-[.$E59])/[.$E59]" table:style-name="ce9">
            <text:p>0.00%</text:p>
          </table:table-cell>
          <table:table-cell office:value-type="percentage" office:value="0" table:formula="of:=([.I59]-[.$E59])/[.$E59]" table:style-name="ce9">
            <text:p>0.00%</text:p>
          </table:table-cell>
          <table:table-cell office:value-type="percentage" office:value="0.49999999999999978" table:formula="of:=([.J59]-[.$E59])/[.$E59]" table:style-name="ce9">
            <text:p>50.00%</text:p>
          </table:table-cell>
          <table:table-cell office:value-type="percentage" office:value="0.49999999999999978" table:formula="of:=([.K59]-[.$E59])/[.$E59]" table:style-name="ce9">
            <text:p>50.00%</text:p>
          </table:table-cell>
          <table:table-cell office:value-type="percentage" office:value="0.4464285714285714" table:formula="of:=([.L59]-[.$E59])/[.$E59]" table:style-name="ce9">
            <text:p>44.64%</text:p>
          </table:table-cell>
          <table:table-cell office:value-type="percentage" office:value="0.49999999999999978" table:formula="of:=([.M59]-[.$E59])/[.$E59]" table:style-name="ce9">
            <text:p>50.00%</text:p>
          </table:table-cell>
          <table:table-cell office:value-type="percentage" office:value="0.28571428571428553" table:formula="of:=([.N59]-[.$E59])/[.$E59]" table:style-name="ce9">
            <text:p>28.57%</text:p>
          </table:table-cell>
          <table:table-cell office:value-type="percentage" office:value="0.23214285714285693" table:formula="of:=([.O59]-[.$E59])/[.$E59]" table:style-name="ce9">
            <text:p>23.21%</text:p>
          </table:table-cell>
          <table:table-cell office:value-type="percentage" office:value="0.37499999999999989" table:formula="of:=([.P59]-[.$E59])/[.$E59]" table:style-name="ce9">
            <text:p>37.50%</text:p>
          </table:table-cell>
          <table:table-cell office:value-type="percentage" office:value="0.46428571428571408" table:formula="of:=([.Q59]-[.$E59])/[.$E59]" table:style-name="ce9">
            <text:p>46.43%</text:p>
          </table:table-cell>
          <table:table-cell office:value-type="percentage" office:value="0.62499999999999989" table:formula="of:=([.R59]-[.$E59])/[.$E59]" table:style-name="ce9">
            <text:p>62.50%</text:p>
          </table:table-cell>
          <table:table-cell table:number-columns-repeated="16354"/>
        </table:table-row>
        <table:table-row table:number-rows-repeated="1048517" table:style-name="ro2">
          <table:table-cell table:number-columns-repeated="16384"/>
        </table:table-row>
      </table:table>
      <table:table table:name="Graphs" table:style-name="ta2">
        <table:table-column table:style-name="co5" table:number-columns-repeated="16384" table:default-cell-style-name="ce13"/>
        <table:table-row table:style-name="ro1">
          <table:table-cell office:value-type="string" table:style-name="ce18">
            <text:p>Bins</text:p>
          </table:table-cell>
          <table:table-cell office:value-type="string" table:style-name="ce18">
            <text:p>Frequency</text:p>
          </table:table-cell>
          <table:table-cell table:style-name="ce13"/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</table:table-cell>
          <table:table-cell office:value-type="string" table:style-name="ce18">
            <text:p>Frequency</text:p>
            <draw:frame draw:z-index="1" draw:id="id0" draw:style-name="a0" draw:name="Chart 1" svg:x="0.65625in" svg:y="0.14583in" svg:width="11.75in" svg:height="5.0104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float" office:value="-1" table:style-name="ce17">
            <text:p>-1.0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1">
          <table:table-cell office:value-type="float" office:value="-0.9" table:style-name="ce17">
            <text:p>-0.9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1">
          <table:table-cell office:value-type="float" office:value="-0.8" table:style-name="ce17">
            <text:p>-0.8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1">
          <table:table-cell office:value-type="float" office:value="-0.7" table:style-name="ce17">
            <text:p>-0.7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1">
          <table:table-cell office:value-type="float" office:value="-0.6" table:style-name="ce17">
            <text:p>-0.6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1">
          <table:table-cell office:value-type="float" office:value="-0.5" table:style-name="ce17">
            <text:p>-0.5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1">
          <table:table-cell office:value-type="float" office:value="-0.4" table:style-name="ce17">
            <text:p>-0.4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1">
          <table:table-cell office:value-type="float" office:value="-0.3" table:style-name="ce17">
            <text:p>-0.3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float" office:value="-0.2" table:style-name="ce17">
            <text:p>-0.20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7" table:style-name="ce16">
            <text:p>7</text:p>
          </table:table-cell>
          <table:table-cell table:number-columns-repeated="16371"/>
        </table:table-row>
        <table:table-row table:style-name="ro1">
          <table:table-cell office:value-type="float" office:value="-0.1" table:style-name="ce17">
            <text:p>-0.10</text:p>
          </table:table-cell>
          <table:table-cell office:value-type="float" office:value="6" table:style-name="ce16">
            <text:p>6</text:p>
          </table:table-cell>
          <table:table-cell office:value-type="float" office:value="1" table:style-name="ce16">
            <text:p>1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float" office:value="0" table:style-name="ce17">
            <text:p>0.00</text:p>
          </table:table-cell>
          <table:table-cell office:value-type="float" office:value="17" table:style-name="ce16">
            <text:p>17</text:p>
          </table:table-cell>
          <table:table-cell office:value-type="float" office:value="19" table:style-name="ce16">
            <text:p>19</text:p>
          </table:table-cell>
          <table:table-cell office:value-type="float" office:value="13" table:style-name="ce16">
            <text:p>13</text:p>
          </table:table-cell>
          <table:table-cell office:value-type="float" office:value="11" table:style-name="ce16">
            <text:p>11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5" table:style-name="ce16">
            <text:p>15</text:p>
          </table:table-cell>
          <table:table-cell office:value-type="float" office:value="12" table:style-name="ce16">
            <text:p>12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table:number-columns-repeated="16371"/>
        </table:table-row>
        <table:table-row table:style-name="ro1">
          <table:table-cell office:value-type="float" office:value="0.1" table:style-name="ce17">
            <text:p>0.10</text:p>
          </table:table-cell>
          <table:table-cell office:value-type="float" office:value="5" table:style-name="ce16">
            <text:p>5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9" table:style-name="ce16">
            <text:p>9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float" office:value="0.2" table:style-name="ce17">
            <text:p>0.20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16" table:style-name="ce16">
            <text:p>16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1" table:style-name="ce16">
            <text:p>1</text:p>
          </table:table-cell>
          <table:table-cell office:value-type="float" office:value="5" table:style-name="ce16">
            <text:p>5</text:p>
          </table:table-cell>
          <table:table-cell office:value-type="float" office:value="5" table:style-name="ce16">
            <text:p>5</text:p>
          </table:table-cell>
          <table:table-cell table:number-columns-repeated="16371"/>
        </table:table-row>
        <table:table-row table:style-name="ro1">
          <table:table-cell office:value-type="float" office:value="0.3" table:style-name="ce17">
            <text:p>0.30</text:p>
          </table:table-cell>
          <table:table-cell office:value-type="float" office:value="6" table:style-name="ce16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0" table:style-name="ce16">
            <text:p>0</text:p>
          </table:table-cell>
          <table:table-cell office:value-type="float" office:value="5" table:style-name="ce16">
            <text:p>5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7" table:style-name="ce16">
            <text:p>7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float" office:value="0.4" table:style-name="ce17">
            <text:p>0.40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6" table:style-name="ce16">
            <text:p>6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float" office:value="0.5" table:style-name="ce17">
            <text:p>0.5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6" table:style-name="ce16">
            <text:p>6</text:p>
          </table:table-cell>
          <table:table-cell office:value-type="float" office:value="11" table:style-name="ce16">
            <text:p>11</text:p>
          </table:table-cell>
          <table:table-cell office:value-type="float" office:value="4" table:style-name="ce16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2" table:style-name="ce16">
            <text:p>2</text:p>
          </table:table-cell>
          <table:table-cell office:value-type="float" office:value="5" table:style-name="ce16">
            <text:p>5</text:p>
          </table:table-cell>
          <table:table-cell office:value-type="float" office:value="2" table:style-name="ce16">
            <text:p>2</text:p>
          </table:table-cell>
          <table:table-cell table:number-columns-repeated="16371"/>
        </table:table-row>
        <table:table-row table:style-name="ro1">
          <table:table-cell office:value-type="float" office:value="0.6" table:style-name="ce17">
            <text:p>0.6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1"/>
        </table:table-row>
        <table:table-row table:style-name="ro1">
          <table:table-cell office:value-type="float" office:value="0.7" table:style-name="ce17">
            <text:p>0.7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1">
          <table:table-cell office:value-type="float" office:value="0.8" table:style-name="ce17">
            <text:p>0.80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6">
            <text:p>4</text:p>
          </table:table-cell>
          <table:table-cell table:number-columns-repeated="16371"/>
        </table:table-row>
        <table:table-row table:style-name="ro1">
          <table:table-cell office:value-type="float" office:value="0.9" table:style-name="ce17">
            <text:p>0.9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1">
          <table:table-cell office:value-type="float" office:value="1" table:style-name="ce17">
            <text:p>1.0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2" table:style-name="ce16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1">
          <table:table-cell office:value-type="float" office:value="1.1000000000000001" table:style-name="ce17">
            <text:p>1.1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1"/>
        </table:table-row>
        <table:table-row table:style-name="ro1">
          <table:table-cell office:value-type="float" office:value="1.2" table:style-name="ce17">
            <text:p>1.2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table:number-columns-repeated="16371"/>
        </table:table-row>
        <table:table-row table:style-name="ro3">
          <table:table-cell office:value-type="string" table:style-name="ce15">
            <text:p>More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style-name="ce15">
            <text:p>4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5" table:style-name="ce15">
            <text:p>5</text:p>
          </table:table-cell>
          <table:table-cell office:value-type="float" office:value="3" table:style-name="ce15">
            <text:p>3</text:p>
          </table:table-cell>
          <table:table-cell office:value-type="float" office:value="4" table:style-name="ce15">
            <text:p>4</text:p>
          </table:table-cell>
          <table:table-cell table:number-columns-repeated="16371"/>
        </table:table-row>
        <table:table-row table:style-name="ro1">
          <table:table-cell table:style-name="ce13"/>
          <table:table-cell office:value-type="date" office:date-value="2017-01-18T00:00:00" table:style-name="ce14">
            <text:p>18-Jan</text:p>
          </table:table-cell>
          <table:table-cell office:value-type="date" office:date-value="2017-01-20T00:00:00" table:style-name="ce14">
            <text:p>20-Jan</text:p>
          </table:table-cell>
          <table:table-cell office:value-type="date" office:date-value="2017-01-27T00:00:00" table:style-name="ce14">
            <text:p>27-Jan</text:p>
          </table:table-cell>
          <table:table-cell office:value-type="date" office:date-value="2017-02-03T00:00:00" table:style-name="ce14">
            <text:p>3-Feb</text:p>
          </table:table-cell>
          <table:table-cell office:value-type="date" office:date-value="2017-02-10T00:00:00" table:style-name="ce14">
            <text:p>10-Feb</text:p>
          </table:table-cell>
          <table:table-cell office:value-type="date" office:date-value="2017-02-17T00:00:00" table:style-name="ce14">
            <text:p>17-Feb</text:p>
          </table:table-cell>
          <table:table-cell office:value-type="date" office:date-value="2017-02-24T00:00:00" table:style-name="ce14">
            <text:p>24-Feb</text:p>
          </table:table-cell>
          <table:table-cell office:value-type="date" office:date-value="2017-03-03T00:00:00" table:style-name="ce14">
            <text:p>3-Mar</text:p>
          </table:table-cell>
          <table:table-cell office:value-type="date" office:date-value="2017-03-10T00:00:00" table:style-name="ce14">
            <text:p>10-Mar</text:p>
          </table:table-cell>
          <table:table-cell office:value-type="date" office:date-value="2017-03-17T00:00:00" table:style-name="ce14">
            <text:p>17-Mar</text:p>
          </table:table-cell>
          <table:table-cell office:value-type="date" office:date-value="2017-03-24T00:00:00" table:style-name="ce14">
            <text:p>24-Mar</text:p>
          </table:table-cell>
          <table:table-cell office:value-type="date" office:date-value="2017-03-31T00:00:00" table:style-name="ce14">
            <text:p>31-Mar</text:p>
          </table:table-cell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Sheet3" table:style-name="ta3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All_Data.A2:All_Data.X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21">
      <number:day/>
      <number:text>-</number:text>
      <number:month number:textual="true"/>
    </number:date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Even Psi</meta:initial-creator>
    <dc:creator>Warlock</dc:creator>
    <meta:creation-date>2017-01-18T00:30:19Z</meta:creation-date>
    <dc:date>2017-04-07T05:04:06Z</dc:date>
    <meta:editing-cycles>27</meta:editing-cycles>
    <meta:editing-duration>PT734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interval-major="1" chart:tick-marks-major-inner="false" chart:tick-marks-major-outer="tru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22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694in" svg:stroke-color="#89898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694in" svg:stroke-color="#89898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</office:automatic-styles>
  <office:body>
    <office:chart>
      <chart:chart chart:class="chart:bar" svg:height="360.75pt" svg:width="846.0000787401575pt" chart:style-name="Crt0">
        <chart:title chart:style-name="CT00">
          <text:p text:style-name="a0" text:class-names="" text:cond-style-name="">BonusPickShowDown March 31</text:p>
        </chart:title>
        <chart:legend chart:legend-position="end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Percentage change in Portfolio</text:p>
            </chart:title>
            <chart:categories table:cell-range-address="Graphs.$A$2:.$A$25"/>
          </chart:axis>
          <chart:axis chart:dimension="y" chart:name="primary-y" chart:style-name="Axs1">
            <chart:title chart:style-name="AT01">
              <text:p text:style-name="a2" text:class-names="" text:cond-style-name="">Frequency</text:p>
            </chart:title>
          </chart:axis>
          <chart:series chart:values-cell-range-address="Graphs.$M$2:.$M$25" chart:class="chart:bar" chart:attached-axis="primary-y" chart:style-name="G0S0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